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6944in" fo:margin-left="0in" fo:margin-top="0in" fo:margin-bottom="0in" fo:break-before="auto" fo:break-after="auto" table:align="left"/>
    </style:style>
    <style:style style:name="Table58.A" style:family="table-column">
      <style:table-column-properties style:column-width="6.6944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6944in" fo:margin-left="0in" fo:margin-top="0in" fo:margin-bottom="0in" fo:break-before="auto" fo:break-after="auto" table:align="left"/>
    </style:style>
    <style:style style:name="Table59.A" style:family="table-column">
      <style:table-column-properties style:column-width="6.6944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6944in" fo:margin-left="0in" fo:margin-top="0in" fo:margin-bottom="0in" fo:break-before="auto" fo:break-after="auto" table:align="left"/>
    </style:style>
    <style:style style:name="Table60.A" style:family="table-column">
      <style:table-column-properties style:column-width="6.6944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6944in" fo:margin-left="0in" fo:margin-top="0in" fo:margin-bottom="0in" fo:break-before="auto" fo:break-after="auto" table:align="left"/>
    </style:style>
    <style:style style:name="Table61.A" style:family="table-column">
      <style:table-column-properties style:column-width="6.6944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6944in" fo:margin-left="0in" fo:margin-top="0in" fo:margin-bottom="0in" fo:break-before="auto" fo:break-after="auto" table:align="left"/>
    </style:style>
    <style:style style:name="Table62.A" style:family="table-column">
      <style:table-column-properties style:column-width="6.6944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6944in" fo:margin-left="0in" fo:margin-top="0in" fo:margin-bottom="0in" fo:break-before="auto" fo:break-after="auto" table:align="left"/>
    </style:style>
    <style:style style:name="Table63.A" style:family="table-column">
      <style:table-column-properties style:column-width="6.6944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6944in" fo:margin-left="0in" fo:margin-top="0in" fo:margin-bottom="0in" fo:break-before="auto" fo:break-after="auto" table:align="left"/>
    </style:style>
    <style:style style:name="Table64.A" style:family="table-column">
      <style:table-column-properties style:column-width="6.6944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5208in" fo:margin-left="0in" fo:margin-top="0in" fo:margin-bottom="0in" table:align="left"/>
    </style:style>
    <style:style style:name="Table65.A" style:family="table-column">
      <style:table-column-properties style:column-width="2.1486in"/>
    </style:style>
    <style:style style:name="Table65.B" style:family="table-column">
      <style:table-column-properties style:column-width="0.8264in"/>
    </style:style>
    <style:style style:name="Table65.C" style:family="table-column">
      <style:table-column-properties style:column-width="3.5458in"/>
    </style:style>
    <style:style style:name="Table65.1" style:family="table-row">
      <style:table-row-properties style:min-row-height="0.375in" fo:keep-together="auto"/>
    </style:style>
    <style:style style:name="Table65.A1" style:family="table-cell">
      <style:table-cell-properties style:vertical-align="" fo:padding="0.0694in" fo:border="0.5pt solid #000000"/>
    </style:style>
    <style:style style:name="Table65.2" style:family="table-row">
      <style:table-row-properties style:min-row-height="0.3576in" fo:keep-together="auto"/>
    </style:style>
    <style:style style:name="Table65.3" style:family="table-row">
      <style:table-row-properties style:min-row-height="0.5451in" fo:keep-together="auto"/>
    </style:style>
    <style:style style:name="Table66" style:family="table">
      <style:table-properties style:width="6.6944in" fo:margin-left="0in" fo:margin-top="0in" fo:margin-bottom="0in" fo:break-before="auto" fo:break-after="auto" table:align="left"/>
    </style:style>
    <style:style style:name="Table66.A" style:family="table-column">
      <style:table-column-properties style:column-width="6.6944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6944in" fo:margin-left="0in" fo:margin-top="0in" fo:margin-bottom="0in" fo:break-before="auto" fo:break-after="auto" table:align="left"/>
    </style:style>
    <style:style style:name="Table67.A" style:family="table-column">
      <style:table-column-properties style:column-width="6.6944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6944in" fo:margin-left="0in" fo:margin-top="0in" fo:margin-bottom="0in" fo:break-before="auto" fo:break-after="auto" table:align="left"/>
    </style:style>
    <style:style style:name="Table68.A" style:family="table-column">
      <style:table-column-properties style:column-width="6.6944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6944in" fo:margin-left="0in" fo:margin-top="0in" fo:margin-bottom="0in" fo:break-before="auto" fo:break-after="auto" table:align="left"/>
    </style:style>
    <style:style style:name="Table69.A" style:family="table-column">
      <style:table-column-properties style:column-width="6.6944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6944in" fo:margin-left="0in" fo:margin-top="0in" fo:margin-bottom="0in" fo:break-before="auto" fo:break-after="auto" table:align="left"/>
    </style:style>
    <style:style style:name="Table70.A" style:family="table-column">
      <style:table-column-properties style:column-width="6.6944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6944in" fo:margin-left="0in" fo:margin-top="0in" fo:margin-bottom="0in" fo:break-before="auto" fo:break-after="auto" table:align="left"/>
    </style:style>
    <style:style style:name="Table71.A" style:family="table-column">
      <style:table-column-properties style:column-width="6.6944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6944in" fo:margin-left="0in" fo:margin-top="0in" fo:margin-bottom="0in" fo:break-before="auto" fo:break-after="auto" table:align="left"/>
    </style:style>
    <style:style style:name="Table72.A" style:family="table-column">
      <style:table-column-properties style:column-width="6.6944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6944in" fo:margin-left="0in" fo:margin-top="0in" fo:margin-bottom="0in" fo:break-before="auto" fo:break-after="auto" table:align="left"/>
    </style:style>
    <style:style style:name="Table73.A" style:family="table-column">
      <style:table-column-properties style:column-width="6.6944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6944in" fo:margin-left="0in" fo:margin-top="0in" fo:margin-bottom="0in" fo:break-before="auto" fo:break-after="auto" table:align="left"/>
    </style:style>
    <style:style style:name="Table74.A" style:family="table-column">
      <style:table-column-properties style:column-width="6.6944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6944in" fo:margin-left="0in" fo:margin-top="0in" fo:margin-bottom="0in" fo:break-before="auto" fo:break-after="auto" table:align="left"/>
    </style:style>
    <style:style style:name="Table75.A" style:family="table-column">
      <style:table-column-properties style:column-width="6.6944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6944in" fo:margin-left="0in" fo:margin-top="0in" fo:margin-bottom="0in" fo:break-before="auto" fo:break-after="auto" table:align="left"/>
    </style:style>
    <style:style style:name="Table76.A" style:family="table-column">
      <style:table-column-properties style:column-width="6.6944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6944in" fo:margin-left="0in" fo:margin-top="0in" fo:margin-bottom="0in" fo:break-before="auto" fo:break-after="auto" table:align="left"/>
    </style:style>
    <style:style style:name="Table77.A" style:family="table-column">
      <style:table-column-properties style:column-width="6.6944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6944in" fo:margin-left="0in" fo:margin-top="0in" fo:margin-bottom="0in" fo:break-before="auto" fo:break-after="auto" table:align="left"/>
    </style:style>
    <style:style style:name="Table78.A" style:family="table-column">
      <style:table-column-properties style:column-width="6.6944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6944in" fo:margin-left="0in" fo:margin-top="0in" fo:margin-bottom="0in" fo:break-before="auto" fo:break-after="auto" table:align="left"/>
    </style:style>
    <style:style style:name="Table79.A" style:family="table-column">
      <style:table-column-properties style:column-width="6.6944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6944in" fo:margin-left="0in" fo:margin-top="0in" fo:margin-bottom="0in" fo:break-before="auto" fo:break-after="auto" table:align="left"/>
    </style:style>
    <style:style style:name="Table80.A" style:family="table-column">
      <style:table-column-properties style:column-width="6.6944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6944in" fo:margin-left="0in" fo:margin-top="0in" fo:margin-bottom="0in" fo:break-before="auto" fo:break-after="auto" table:align="left"/>
    </style:style>
    <style:style style:name="Table81.A" style:family="table-column">
      <style:table-column-properties style:column-width="6.6944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6944in" fo:margin-left="0in" fo:margin-top="0in" fo:margin-bottom="0in" fo:break-before="auto" fo:break-after="auto" table:align="left"/>
    </style:style>
    <style:style style:name="Table82.A" style:family="table-column">
      <style:table-column-properties style:column-width="6.6944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6944in" fo:margin-left="0in" fo:margin-top="0in" fo:margin-bottom="0in" fo:break-before="auto" fo:break-after="auto" table:align="left"/>
    </style:style>
    <style:style style:name="Table83.A" style:family="table-column">
      <style:table-column-properties style:column-width="6.6944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6944in" fo:margin-left="0in" fo:margin-top="0in" fo:margin-bottom="0in" fo:break-before="auto" fo:break-after="auto" table:align="left"/>
    </style:style>
    <style:style style:name="Table84.A" style:family="table-column">
      <style:table-column-properties style:column-width="6.6944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6944in" fo:margin-left="0in" fo:margin-top="0in" fo:margin-bottom="0in" fo:break-before="auto" fo:break-after="auto" table:align="left"/>
    </style:style>
    <style:style style:name="Table85.A" style:family="table-column">
      <style:table-column-properties style:column-width="6.6944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style:style>
    <style:style style:name="P24" style:family="paragraph" style:parent-style-name="Standard" style:list-style-name="WWNum13">
      <style:paragraph-properties fo:margin-left="0.5in" fo:margin-right="0in" fo:text-indent="-0.25in" style:auto-text-indent="false"/>
    </style:style>
    <style:style style:name="P25" style:family="paragraph" style:parent-style-name="Standard" style:list-style-name="WWNum56">
      <style:paragraph-properties fo:margin-left="0.5in" fo:margin-right="0in" fo:text-indent="-0.25in" style:auto-text-indent="false"/>
    </style:style>
    <style:style style:name="P26" style:family="paragraph" style:parent-style-name="Standard" style:list-style-name="WWNum78">
      <style:paragraph-properties fo:margin-left="0.5in" fo:margin-right="0in" fo:text-indent="-0.25in" style:auto-text-indent="false"/>
    </style:style>
    <style:style style:name="P27" style:family="paragraph" style:parent-style-name="Standard" style:list-style-name="WWNum60">
      <style:paragraph-properties fo:margin-left="0.5in" fo:margin-right="0in" fo:text-indent="-0.25in" style:auto-text-indent="false"/>
    </style:style>
    <style:style style:name="P28" style:family="paragraph" style:parent-style-name="Standard" style:list-style-name="WWNum36">
      <style:paragraph-properties fo:margin-left="0.5in" fo:margin-right="0in" fo:text-indent="-0.25in" style:auto-text-indent="false"/>
    </style:style>
    <style:style style:name="P29" style:family="paragraph" style:parent-style-name="Standard" style:list-style-name="WWNum45">
      <style:paragraph-properties fo:margin-left="0.5in" fo:margin-right="0in"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29">
      <style:paragraph-properties fo:margin-left="0.5in" fo:margin-right="0in" fo:text-indent="-0.25in" style:auto-text-indent="false"/>
    </style:style>
    <style:style style:name="P32" style:family="paragraph" style:parent-style-name="Standard" style:list-style-name="WWNum52">
      <style:paragraph-properties fo:margin-left="0.5in" fo:margin-right="0in" fo:text-indent="-0.25in" style:auto-text-indent="false"/>
    </style:style>
    <style:style style:name="P33" style:family="paragraph" style:parent-style-name="Standard" style:list-style-name="WWNum63">
      <style:paragraph-properties fo:margin-left="0.5in" fo:margin-right="0in" fo:text-indent="-0.25in" style:auto-text-indent="false"/>
    </style:style>
    <style:style style:name="P34" style:family="paragraph" style:parent-style-name="Standard" style:list-style-name="WWNum71">
      <style:paragraph-properties fo:margin-left="0.5in" fo:margin-right="0in" fo:text-indent="-0.25in" style:auto-text-indent="false"/>
    </style:style>
    <style:style style:name="P35" style:family="paragraph" style:parent-style-name="Standard" style:list-style-name="WWNum48">
      <style:paragraph-properties fo:margin-left="0.5in" fo:margin-right="0in" fo:text-indent="-0.25in" style:auto-text-indent="false"/>
    </style:style>
    <style:style style:name="P36" style:family="paragraph" style:parent-style-name="Standard" style:list-style-name="WWNum4">
      <style:paragraph-properties fo:margin-left="0.5in" fo:margin-right="0in" fo:text-indent="-0.25in" style:auto-text-indent="false"/>
    </style:style>
    <style:style style:name="P37" style:family="paragraph" style:parent-style-name="Standard" style:list-style-name="WWNum46">
      <style:paragraph-properties fo:margin-left="0.5in" fo:margin-right="0in" fo:text-indent="-0.25in" style:auto-text-indent="false"/>
    </style:style>
    <style:style style:name="P38" style:family="paragraph" style:parent-style-name="Standard" style:list-style-name="WWNum37">
      <style:paragraph-properties fo:margin-left="0.5in" fo:margin-right="0in" fo:text-indent="-0.25in" style:auto-text-indent="false"/>
    </style:style>
    <style:style style:name="P39" style:family="paragraph" style:parent-style-name="Standard" style:list-style-name="WWNum55">
      <style:paragraph-properties fo:margin-left="0.5in" fo:margin-right="0in" fo:text-indent="-0.25in" style:auto-text-indent="false"/>
    </style:style>
    <style:style style:name="P40" style:family="paragraph" style:parent-style-name="Standard" style:list-style-name="WWNum19">
      <style:paragraph-properties fo:margin-left="0.5in" fo:margin-right="0in" fo:text-indent="-0.25in" style:auto-text-indent="false"/>
    </style:style>
    <style:style style:name="P41" style:family="paragraph" style:parent-style-name="Standard" style:list-style-name="WWNum26">
      <style:paragraph-properties fo:margin-left="0.5in" fo:margin-right="0in" fo:text-indent="-0.25in" style:auto-text-indent="false"/>
    </style:style>
    <style:style style:name="P42" style:family="paragraph" style:parent-style-name="Standard" style:list-style-name="WWNum12">
      <style:paragraph-properties fo:margin-left="0.5in" fo:margin-right="0in" fo:text-indent="-0.25in" style:auto-text-indent="false"/>
    </style:style>
    <style:style style:name="P43" style:family="paragraph" style:parent-style-name="Standard" style:list-style-name="WWNum11">
      <style:paragraph-properties fo:margin-left="0.5in" fo:margin-right="0in" fo:text-indent="-0.25in" style:auto-text-indent="false"/>
    </style:style>
    <style:style style:name="P44" style:family="paragraph" style:parent-style-name="Standard" style:list-style-name="WWNum39">
      <style:paragraph-properties fo:margin-left="0.5in" fo:margin-right="0in" fo:text-indent="-0.25in" style:auto-text-indent="false"/>
    </style:style>
    <style:style style:name="P45" style:family="paragraph" style:parent-style-name="Standard" style:list-style-name="WWNum65">
      <style:paragraph-properties fo:margin-left="0.5in" fo:margin-right="0in" fo:text-indent="-0.25in" style:auto-text-indent="false"/>
    </style:style>
    <style:style style:name="P46" style:family="paragraph" style:parent-style-name="Standard" style:list-style-name="WWNum68">
      <style:paragraph-properties fo:margin-left="0.5in" fo:margin-right="0in" fo:text-indent="-0.25in" style:auto-text-indent="false"/>
    </style:style>
    <style:style style:name="P47" style:family="paragraph" style:parent-style-name="Standard" style:list-style-name="WWNum9">
      <style:paragraph-properties fo:margin-left="0.5in" fo:margin-right="0in" fo:text-indent="-0.25in" style:auto-text-indent="false"/>
    </style:style>
    <style:style style:name="P48" style:family="paragraph" style:parent-style-name="Standard" style:list-style-name="WWNum27">
      <style:paragraph-properties fo:margin-left="0.5in" fo:margin-right="0in" fo:text-indent="-0.25in" style:auto-text-indent="false"/>
    </style:style>
    <style:style style:name="P49" style:family="paragraph" style:parent-style-name="Standard" style:list-style-name="WWNum16">
      <style:paragraph-properties fo:margin-left="0.5in" fo:margin-right="0in" fo:text-indent="-0.25in" style:auto-text-indent="false"/>
    </style:style>
    <style:style style:name="P50" style:family="paragraph" style:parent-style-name="Standard" style:list-style-name="WWNum34">
      <style:paragraph-properties fo:margin-left="0.5in" fo:margin-right="0in" fo:text-indent="-0.25in" style:auto-text-indent="false"/>
    </style:style>
    <style:style style:name="P51" style:family="paragraph" style:parent-style-name="Standard" style:list-style-name="WWNum64">
      <style:paragraph-properties fo:margin-left="0.5in" fo:margin-right="0in" fo:text-indent="-0.25in" style:auto-text-indent="false"/>
    </style:style>
    <style:style style:name="P52" style:family="paragraph" style:parent-style-name="Standard" style:list-style-name="WWNum70">
      <style:paragraph-properties fo:margin-left="0.5in" fo:margin-right="0in" fo:text-indent="-0.25in" style:auto-text-indent="false"/>
    </style:style>
    <style:style style:name="P53" style:family="paragraph" style:parent-style-name="Standard" style:list-style-name="WWNum18">
      <style:paragraph-properties fo:margin-left="0.5in" fo:margin-right="0in" fo:text-indent="-0.25in" style:auto-text-indent="false"/>
    </style:style>
    <style:style style:name="P54" style:family="paragraph" style:parent-style-name="Standard" style:list-style-name="WWNum2">
      <style:paragraph-properties fo:margin-left="0.5in" fo:margin-right="0in" fo:text-indent="-0.25in" style:auto-text-indent="false"/>
    </style:style>
    <style:style style:name="P55" style:family="paragraph" style:parent-style-name="Standard" style:list-style-name="WWNum1">
      <style:paragraph-properties fo:margin-left="0.5in" fo:margin-right="0in" fo:text-indent="-0.25in" style:auto-text-indent="false"/>
    </style:style>
    <style:style style:name="P56" style:family="paragraph" style:parent-style-name="Standard" style:list-style-name="WWNum69">
      <style:paragraph-properties fo:margin-left="0.5in" fo:margin-right="0in" fo:text-indent="-0.25in" style:auto-text-indent="false"/>
    </style:style>
    <style:style style:name="P57" style:family="paragraph" style:parent-style-name="Standard" style:list-style-name="WWNum38">
      <style:paragraph-properties fo:margin-left="0.5in" fo:margin-right="0in" fo:text-indent="-0.25in" style:auto-text-indent="false"/>
    </style:style>
    <style:style style:name="P58" style:family="paragraph" style:parent-style-name="Standard" style:list-style-name="WWNum20">
      <style:paragraph-properties fo:margin-left="0.5in" fo:margin-right="0in" fo:text-indent="-0.25in" style:auto-text-indent="false"/>
    </style:style>
    <style:style style:name="P59" style:family="paragraph" style:parent-style-name="Standard" style:list-style-name="WWNum54">
      <style:paragraph-properties fo:margin-left="0.5in" fo:margin-right="0in" fo:text-indent="-0.25in" style:auto-text-indent="false"/>
    </style:style>
    <style:style style:name="P60" style:family="paragraph" style:parent-style-name="Standard" style:list-style-name="WWNum24">
      <style:paragraph-properties fo:margin-left="0.5in" fo:margin-right="0in" fo:text-indent="-0.25in" style:auto-text-indent="false"/>
    </style:style>
    <style:style style:name="P61" style:family="paragraph" style:parent-style-name="Standard" style:list-style-name="WWNum42">
      <style:paragraph-properties fo:margin-left="0.5in" fo:margin-right="0in" fo:text-indent="-0.25in" style:auto-text-indent="false"/>
    </style:style>
    <style:style style:name="P62" style:family="paragraph" style:parent-style-name="Standard" style:list-style-name="WWNum10">
      <style:paragraph-properties fo:margin-left="0.5in" fo:margin-right="0in" fo:text-indent="-0.25in" style:auto-text-indent="false"/>
    </style:style>
    <style:style style:name="P63" style:family="paragraph" style:parent-style-name="Standard" style:list-style-name="WWNum31">
      <style:paragraph-properties fo:margin-left="0.5in" fo:margin-right="0in" fo:text-indent="-0.25in" style:auto-text-indent="false"/>
    </style:style>
    <style:style style:name="P64" style:family="paragraph" style:parent-style-name="Standard" style:list-style-name="WWNum40">
      <style:paragraph-properties fo:margin-left="0.5in" fo:margin-right="0in" fo:text-indent="-0.25in" style:auto-text-indent="false"/>
    </style:style>
    <style:style style:name="P65" style:family="paragraph" style:parent-style-name="Standard" style:list-style-name="WWNum25">
      <style:paragraph-properties fo:margin-left="0.5in" fo:margin-right="0in" fo:text-indent="-0.25in" style:auto-text-indent="false"/>
    </style:style>
    <style:style style:name="P66" style:family="paragraph" style:parent-style-name="Standard" style:list-style-name="WWNum75">
      <style:paragraph-properties fo:margin-left="0.5in" fo:margin-right="0in" fo:text-indent="-0.25in" style:auto-text-indent="false"/>
    </style:style>
    <style:style style:name="P67" style:family="paragraph" style:parent-style-name="Standard" style:list-style-name="WWNum30">
      <style:paragraph-properties fo:margin-left="0.5in" fo:margin-right="0in" fo:text-indent="-0.25in" style:auto-text-indent="false"/>
    </style:style>
    <style:style style:name="P68" style:family="paragraph" style:parent-style-name="Standard" style:list-style-name="WWNum72">
      <style:paragraph-properties fo:margin-left="0.5in" fo:margin-right="0in" fo:text-indent="-0.25in" style:auto-text-indent="false"/>
    </style:style>
    <style:style style:name="P69" style:family="paragraph" style:parent-style-name="Standard" style:list-style-name="WWNum53">
      <style:paragraph-properties fo:margin-left="0.5in" fo:margin-right="0in" fo:text-indent="-0.25in" style:auto-text-indent="false"/>
    </style:style>
    <style:style style:name="P70" style:family="paragraph" style:parent-style-name="Standard" style:list-style-name="WWNum32">
      <style:paragraph-properties fo:margin-left="0.5in" fo:margin-right="0in" fo:text-indent="-0.25in" style:auto-text-indent="false"/>
    </style:style>
    <style:style style:name="P71" style:family="paragraph" style:parent-style-name="Standard" style:list-style-name="WWNum5">
      <style:paragraph-properties fo:margin-left="0.5in" fo:margin-right="0in" fo:text-indent="-0.25in" style:auto-text-indent="false"/>
    </style:style>
    <style:style style:name="P72" style:family="paragraph" style:parent-style-name="Standard" style:list-style-name="WWNum23">
      <style:paragraph-properties fo:margin-left="0.5in" fo:margin-right="0in" fo:text-indent="-0.25in" style:auto-text-indent="false"/>
    </style:style>
    <style:style style:name="P73" style:family="paragraph" style:parent-style-name="Standard" style:list-style-name="WWNum22">
      <style:paragraph-properties fo:margin-left="0.5in" fo:margin-right="0in" fo:text-indent="-0.25in" style:auto-text-indent="false"/>
    </style:style>
    <style:style style:name="P74" style:family="paragraph" style:parent-style-name="Standard" style:list-style-name="WWNum77">
      <style:paragraph-properties fo:margin-left="0.5in" fo:margin-right="0in" fo:text-indent="-0.25in" style:auto-text-indent="false"/>
    </style:style>
    <style:style style:name="P75" style:family="paragraph" style:parent-style-name="Standard" style:list-style-name="WWNum58">
      <style:paragraph-properties fo:margin-left="0.5in" fo:margin-right="0in" fo:text-indent="-0.25in" style:auto-text-indent="false"/>
    </style:style>
    <style:style style:name="P76" style:family="paragraph" style:parent-style-name="Standard" style:list-style-name="WWNum33">
      <style:paragraph-properties fo:margin-left="0.5in" fo:margin-right="0in" fo:text-indent="-0.25in" style:auto-text-indent="false"/>
    </style:style>
    <style:style style:name="P77" style:family="paragraph" style:parent-style-name="Standard" style:list-style-name="WWNum57">
      <style:paragraph-properties fo:margin-left="0.5in" fo:margin-right="0in" fo:text-indent="-0.25in" style:auto-text-indent="false"/>
    </style:style>
    <style:style style:name="P78" style:family="paragraph" style:parent-style-name="Standard" style:list-style-name="WWNum15">
      <style:paragraph-properties fo:margin-left="0.5in" fo:margin-right="0in" fo:text-indent="-0.25in" style:auto-text-indent="false"/>
    </style:style>
    <style:style style:name="P79" style:family="paragraph" style:parent-style-name="Standard" style:list-style-name="WWNum44">
      <style:paragraph-properties fo:margin-left="0.5in" fo:margin-right="0in" fo:text-indent="-0.25in" style:auto-text-indent="false"/>
    </style:style>
    <style:style style:name="P80" style:family="paragraph" style:parent-style-name="Standard" style:list-style-name="WWNum6">
      <style:paragraph-properties fo:margin-left="0.5in" fo:margin-right="0in" fo:text-indent="-0.25in" style:auto-text-indent="false"/>
    </style:style>
    <style:style style:name="P81" style:family="paragraph" style:parent-style-name="Standard" style:list-style-name="WWNum62">
      <style:paragraph-properties fo:margin-left="0.5in" fo:margin-right="0in" fo:text-indent="-0.25in" style:auto-text-indent="false"/>
    </style:style>
    <style:style style:name="P82" style:family="paragraph" style:parent-style-name="Standard" style:list-style-name="WWNum47">
      <style:paragraph-properties fo:margin-left="0.5in" fo:margin-right="0in" fo:text-indent="-0.25in" style:auto-text-indent="false"/>
    </style:style>
    <style:style style:name="P83" style:family="paragraph" style:parent-style-name="Standard" style:list-style-name="WWNum17">
      <style:paragraph-properties fo:margin-left="0.5in" fo:margin-right="0in" fo:text-indent="-0.25in" style:auto-text-indent="false"/>
    </style:style>
    <style:style style:name="P84" style:family="paragraph" style:parent-style-name="Standard" style:list-style-name="WWNum41">
      <style:paragraph-properties fo:margin-left="0.5in" fo:margin-right="0in" fo:text-indent="-0.25in" style:auto-text-indent="false"/>
    </style:style>
    <style:style style:name="P85" style:family="paragraph" style:parent-style-name="Standard" style:list-style-name="WWNum14">
      <style:paragraph-properties fo:margin-left="0.5in" fo:margin-right="0in" fo:text-indent="-0.25in" style:auto-text-indent="false"/>
    </style:style>
    <style:style style:name="P86" style:family="paragraph" style:parent-style-name="Standard" style:list-style-name="WWNum3">
      <style:paragraph-properties fo:margin-left="0.5in" fo:margin-right="0in" fo:text-indent="-0.25in" style:auto-text-indent="false"/>
    </style:style>
    <style:style style:name="P87" style:family="paragraph" style:parent-style-name="Standard" style:list-style-name="WWNum59">
      <style:paragraph-properties fo:margin-left="0.5in" fo:margin-right="0in" fo:text-indent="-0.25in" style:auto-text-indent="false"/>
    </style:style>
    <style:style style:name="P88" style:family="paragraph" style:parent-style-name="Standard" style:list-style-name="WWNum61">
      <style:paragraph-properties fo:margin-left="0.5in" fo:margin-right="0in" fo:text-indent="-0.25in" style:auto-text-indent="false"/>
    </style:style>
    <style:style style:name="P89" style:family="paragraph" style:parent-style-name="Standard" style:list-style-name="WWNum49">
      <style:paragraph-properties fo:margin-left="0.5in" fo:margin-right="0in" fo:text-indent="-0.25in" style:auto-text-indent="false"/>
    </style:style>
    <style:style style:name="P90" style:family="paragraph" style:parent-style-name="Standard" style:list-style-name="WWNum67">
      <style:paragraph-properties fo:margin-left="0.5in" fo:margin-right="0in" fo:text-indent="-0.25in" style:auto-text-indent="false"/>
    </style:style>
    <style:style style:name="P91" style:family="paragraph" style:parent-style-name="Standard" style:list-style-name="WWNum28">
      <style:paragraph-properties fo:margin-left="0.5in" fo:margin-right="0in" fo:text-indent="-0.25in" style:auto-text-indent="false"/>
    </style:style>
    <style:style style:name="P92" style:family="paragraph" style:parent-style-name="Standard" style:list-style-name="WWNum73">
      <style:paragraph-properties fo:margin-left="0.5in" fo:margin-right="0in" fo:text-indent="-0.25in" style:auto-text-indent="false"/>
    </style:style>
    <style:style style:name="P93" style:family="paragraph" style:parent-style-name="Standard" style:list-style-name="WWNum66">
      <style:paragraph-properties fo:margin-left="0.5in" fo:margin-right="0in" fo:text-indent="-0.25in" style:auto-text-indent="false"/>
    </style:style>
    <style:style style:name="P94" style:family="paragraph" style:parent-style-name="Standard" style:list-style-name="WWNum76">
      <style:paragraph-properties fo:margin-left="0.5in" fo:margin-right="0in" fo:text-indent="-0.25in" style:auto-text-indent="false"/>
    </style:style>
    <style:style style:name="P95" style:family="paragraph" style:parent-style-name="Standard" style:list-style-name="WWNum21">
      <style:paragraph-properties fo:margin-left="0.5in" fo:margin-right="0in" fo:text-indent="-0.25in" style:auto-text-indent="false"/>
    </style:style>
    <style:style style:name="P96" style:family="paragraph" style:parent-style-name="Standard" style:list-style-name="WWNum8">
      <style:paragraph-properties fo:margin-left="0.5in" fo:margin-right="0in" fo:text-indent="-0.25in" style:auto-text-indent="false"/>
    </style:style>
    <style:style style:name="P97" style:family="paragraph" style:parent-style-name="Standard" style:list-style-name="WWNum74">
      <style:paragraph-properties fo:margin-left="0.5in" fo:margin-right="0in" fo:text-indent="-0.25in" style:auto-text-indent="false"/>
    </style:style>
    <style:style style:name="P98" style:family="paragraph" style:parent-style-name="Standard" style:list-style-name="WWNum35">
      <style:paragraph-properties fo:margin-left="0.5in" fo:margin-right="0in" fo:text-indent="-0.25in" style:auto-text-indent="false"/>
    </style:style>
    <style:style style:name="P99" style:family="paragraph" style:parent-style-name="Standard" style:list-style-name="WWNum51">
      <style:paragraph-properties fo:margin-left="0.5in" fo:margin-right="0in" fo:text-indent="-0.25in" style:auto-text-indent="false"/>
    </style:style>
    <style:style style:name="P100" style:family="paragraph" style:parent-style-name="Standard" style:list-style-name="WWNum43">
      <style:paragraph-properties fo:margin-left="0.5in" fo:margin-right="0in" fo:text-indent="-0.25in" style:auto-text-indent="false"/>
    </style:style>
    <style:style style:name="P101" style:family="paragraph" style:parent-style-name="Standard" style:list-style-name="WWNum50">
      <style:paragraph-properties fo:margin-left="0.5in" fo:margin-right="0in" fo:text-indent="-0.25in" style:auto-text-indent="false"/>
    </style:style>
    <style:style style:name="P102" style:family="paragraph" style:parent-style-name="Standard" style:list-style-name="WWNum13">
      <style:paragraph-properties fo:margin-left="1in" fo:margin-right="0in" fo:text-indent="-0.25in" style:auto-text-indent="false"/>
    </style:style>
    <style:style style:name="P103" style:family="paragraph" style:parent-style-name="Standard" style:list-style-name="WWNum56">
      <style:paragraph-properties fo:margin-left="1in" fo:margin-right="0in" fo:text-indent="-0.25in" style:auto-text-indent="false"/>
    </style:style>
    <style:style style:name="P104" style:family="paragraph" style:parent-style-name="Standard" style:list-style-name="WWNum78">
      <style:paragraph-properties fo:margin-left="1in" fo:margin-right="0in" fo:text-indent="-0.25in" style:auto-text-indent="false"/>
    </style:style>
    <style:style style:name="P105" style:family="paragraph" style:parent-style-name="Standard" style:list-style-name="WWNum65">
      <style:paragraph-properties fo:margin-left="1in" fo:margin-right="0in" fo:text-indent="-0.25in" style:auto-text-indent="false"/>
    </style:style>
    <style:style style:name="P10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color="#333333" style:font-name="Consolas" fo:font-weight="bold" fo:background-color="#f8f8f8" loext:char-shading-value="0" style:font-name-asian="Consolas1" style:font-weight-asian="bold" style:font-name-complex="Consolas1"/>
    </style:style>
    <style:style style:name="T16" style:family="text">
      <style:text-properties fo:color="#333333" style:font-name="Consolas" fo:background-color="#f8f8f8" loext:char-shading-value="0" style:font-name-asian="Consolas1" style:font-name-complex="Consolas1"/>
    </style:style>
    <style:style style:name="T17" style:family="text">
      <style:text-properties fo:color="#dd1144" style:font-name="Consolas" fo:background-color="#f8f8f8" loext:char-shading-value="0" style:font-name-asian="Consolas1" style:font-name-complex="Consolas1"/>
    </style:style>
    <style:style style:name="T18" style:family="text">
      <style:text-properties fo:color="#dd1144" style:font-name="Consolas" fo:font-style="italic" fo:background-color="#f8f8f8" loext:char-shading-value="0" style:font-name-asian="Consolas1" style:font-style-asian="italic" style:font-name-complex="Consolas1"/>
    </style:style>
    <style:style style:name="T19" style:family="text">
      <style:text-properties fo:color="#0086b3" style:font-name="Consolas" fo:background-color="#f8f8f8" loext:char-shading-value="0" style:font-name-asian="Consolas1" style:font-name-complex="Consolas1"/>
    </style:style>
    <style:style style:name="T20" style:family="text">
      <style:text-properties fo:color="#445588" style:font-name="Consolas" fo:font-weight="bold" fo:background-color="#f8f8f8" loext:char-shading-value="0" style:font-name-asian="Consolas1" style:font-weight-asian="bold" style:font-name-complex="Consolas1"/>
    </style:style>
    <style:style style:name="T21" style:family="text">
      <style:text-properties fo:color="#1155cc" style:text-underline-style="solid" style:text-underline-width="auto" style:text-underline-color="font-color"/>
    </style:style>
    <style:style style:name="T22" style:family="text">
      <style:text-properties fo:color="#999988" style:font-name="Consolas" fo:font-style="italic" fo:background-color="#f8f8f8" loext:char-shading-value="0" style:font-name-asian="Consolas1" style:font-style-asian="italic" style:font-name-complex="Consolas1"/>
    </style:style>
    <style:style style:name="T23" style:family="text">
      <style:text-properties fo:color="#008080" style:font-name="Consolas" fo:background-color="#f8f8f8" loext:char-shading-value="0" style:font-name-asian="Consolas1" style:font-name-complex="Consolas1"/>
    </style:style>
    <style:style style:name="T24" style:family="text">
      <style:text-properties fo:color="#999999" style:font-name="Consolas" fo:font-weight="bold" fo:background-color="#f8f8f8" loext:char-shading-value="0" style:font-name-asian="Consolas1" style:font-weight-asian="bold" style:font-name-complex="Consolas1"/>
    </style:style>
    <style:style style:name="T25" style:family="text">
      <style:text-properties style:text-underline-style="none"/>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bookmark text:name="_aczyuw2yex2w"/><text:span text:style-name="T1">Desarrollo de Interfaces</text:span><text:span text:style-name="T2"><text:line-break/></text:span><text:span text:style-name="T3">Unidad 07. Introducción a Dart</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text:span><draw:frame draw:style-name="fr3" draw:name="image4.png" text:anchor-type="char" svg:x="3.4583in" svg:y="0.1146in" svg:width="1.0091in" svg:height="0.3535in" draw:z-index="1"><draw:image xlink:href="Pictures/100002010000007600000029ABF5F7A91F7A9EF9.png" xlink:type="simple" xlink:show="embed" xlink:actuate="onLoad" loext:mime-type="image/png"/></draw:frame></text:p>
      <text:p text:style-name="P4"><text:span text:style-name="T5">Actualizado Octubre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5t49uytxpdh0" text:style-name="Index_20_Link" text:visited-style-name="Index_20_Link"><text:span text:style-name="T13">1. Introducción a Dart<text:tab/>4</text:span></text:a></text:p>
          <text:p text:style-name="P14"><text:a xlink:type="simple" xlink:href="#_dca9uiqy88vp" text:style-name="Index_20_Link" text:visited-style-name="Index_20_Link"><text:span text:style-name="T13">2. Configuración y Herramientas<text:tab/>5</text:span></text:a></text:p>
          <text:p text:style-name="P14"><text:a xlink:type="simple" xlink:href="#_hzot4898ts13" text:style-name="Index_20_Link" text:visited-style-name="Index_20_Link"><text:span text:style-name="T13">3. Sintaxis Básica<text:tab/>6</text:span></text:a></text:p>
          <text:p text:style-name="P14"><text:a xlink:type="simple" xlink:href="#_i7aiwcpi2uen" text:style-name="Index_20_Link" text:visited-style-name="Index_20_Link"><text:span text:style-name="T13">4. Funciones Avanzadas<text:tab/>9</text:span></text:a></text:p>
          <text:p text:style-name="P14"><text:a xlink:type="simple" xlink:href="#_yp5r1iw79mfw" text:style-name="Index_20_Link" text:visited-style-name="Index_20_Link"><text:span text:style-name="T13">5. Colecciones y Null Safety<text:tab/>11</text:span></text:a></text:p>
          <text:p text:style-name="P14"><text:a xlink:type="simple" xlink:href="#_b0wszm7pefcu" text:style-name="Index_20_Link" text:visited-style-name="Index_20_Link"><text:span text:style-name="T13">6. POO en Dart<text:tab/>13</text:span></text:a></text:p>
          <text:p text:style-name="P14"><text:a xlink:type="simple" xlink:href="#_e1u20n1i4w2m" text:style-name="Index_20_Link" text:visited-style-name="Index_20_Link"><text:span text:style-name="T13">7. <text:s/>Características avanzadas<text:tab/>16</text:span></text:a></text:p>
          <text:p text:style-name="P14"><text:a xlink:type="simple" xlink:href="#_r70tfyimiadv" text:style-name="Index_20_Link" text:visited-style-name="Index_20_Link"><text:span text:style-name="T13">8. Asincronía y Concurrencia<text:tab/>18</text:span></text:a></text:p>
          <text:p text:style-name="P14"><text:a xlink:type="simple" xlink:href="#_sfkzmre4kdi3" text:style-name="Index_20_Link" text:visited-style-name="Index_20_Link"><text:span text:style-name="T13">9. Buenas Prácticas en Dart<text:tab/>21</text:span></text:a></text:p>
          <text:p text:style-name="P14"><text:a xlink:type="simple" xlink:href="#_n9gvn6b4yxoz" text:style-name="Index_20_Link" text:visited-style-name="Index_20_Link"><text:span text:style-name="T13">10. Documentar Software en Dart<text:tab/>24</text:span></text:a></text:p>
          <text:p text:style-name="P14"><text:a xlink:type="simple" xlink:href="#_urdgrrczzajy" text:style-name="Index_20_Link" text:visited-style-name="Index_20_Link"><text:span text:style-name="T13">11. Crear Juegos de Prueba en Dart<text:tab/>28</text:span></text:a></text:p>
          <text:p text:style-name="P14"><text:a xlink:type="simple" xlink:href="#_lni3x1tq8za6" text:style-name="Index_20_Link" text:visited-style-name="Index_20_Link"><text:span text:style-name="T13">12. Recursos<text:tab/>32</text:span></text:a></text:p>
        </text:index-body>
      </text:table-of-content>
      <text:p text:style-name="P16"/>
      <text:p text:style-name="P16"/>
      <text:p text:style-name="P18"><text:span text:style-name="T11">Unidad 07. Introducción a Dart</text:span></text:p>
      <text:p text:style-name="Heading_20_1"><text:bookmark text:name="_5t49uytxpdh0"/>1. Introducción a Dart</text:p>
      <text:p text:style-name="Heading_20_2"><text:bookmark text:name="_97gwvmfpr5u1"/>1.1. ¿Por qué Dart?</text:p>
      <text:p text:style-name="Standard">🔷 Rendimiento: JIT y AOT</text:p>
      <text:list xml:id="list2494403607" text:style-name="WWNum13">
        <text:list-item>
          <text:p text:style-name="P24"><text:span text:style-name="T9">JIT (Just-In-Time)<text:line-break/></text:span> Compila el código durante la ejecución, ideal para desarrollo:</text:p>
          <text:list>
            <text:list-item>
              <text:p text:style-name="P102">Permite Hot Reload en Flutter: cambios al instante.</text:p>
            </text:list-item>
            <text:list-item>
              <text:p text:style-name="P102">Iteraciones rápidas sin recompilar toda la app.</text:p>
            </text:list-item>
          </text:list>
        </text:list-item>
        <text:list-item>
          <text:p text:style-name="P24"><text:span text:style-name="T9">AOT (Ahead-Of-Time)<text:line-break/></text:span> Compila a código máquina nativo antes de ejecutarse:</text:p>
          <text:list>
            <text:list-item>
              <text:p text:style-name="P102">Arranque más rápido en producción.</text:p>
            </text:list-item>
            <text:list-item>
              <text:p text:style-name="P102">Menor consumo de CPU y mejor rendimiento.</text:p>
            </text:list-item>
          </text:list>
        </text:list-item>
      </text:list>
      <text:p text:style-name="Standard">💬 Ejemplo visual del flujo:</text:p>
      <text:p text:style-name="Standard">Desarrollo: <text:s/>Dart → JIT → Ejecución rápida</text:p>
      <text:p text:style-name="Standard">Producción: Dart → AOT → Binario nativo → Ejecución optimizada</text:p>
      <text:p text:style-name="Standard"/>
      <text:p text:style-name="Standard"><text:soft-page-break/><text:span text:style-name="T9">🔷 Ecosistema Flutter</text:span></text:p>
      <text:list xml:id="list3547749168" text:style-name="WWNum56">
        <text:list-item>
          <text:p text:style-name="P25">Dart es el lenguaje oficial de Flutter, framework de Google para crear apps móviles, web y escritorio con un solo código.</text:p>
        </text:list-item>
        <text:list-item>
          <text:p text:style-name="P25">Ventajas:</text:p>
          <text:list>
            <text:list-item>
              <text:p text:style-name="P103">UI consistente en todas las plataformas.</text:p>
            </text:list-item>
            <text:list-item>
              <text:p text:style-name="P103">Comunidad activa y creciente.</text:p>
            </text:list-item>
            <text:list-item>
              <text:p text:style-name="P103">Integración nativa con herramientas como Dart DevTools.</text:p>
            </text:list-item>
          </text:list>
        </text:list-item>
      </text:list>
      <text:p text:style-name="Standard"><text:span text:style-name="T9">🔷 Simplicidad y Productividad</text:span></text:p>
      <text:list xml:id="list3768468355" text:style-name="WWNum78">
        <text:list-item>
          <text:p text:style-name="P26">Sintaxis clara y moderna.</text:p>
        </text:list-item>
        <text:list-item>
          <text:p text:style-name="P26">Soporta null safety para evitar errores comunes.</text:p>
        </text:list-item>
        <text:list-item>
          <text:p text:style-name="P26">Herramientas integradas:</text:p>
          <text:list>
            <text:list-item>
              <text:p text:style-name="P104">dart pub → gestión de paquetes.</text:p>
            </text:list-item>
            <text:list-item>
              <text:p text:style-name="P104">dart compile → generar ejecutables.</text:p>
            </text:list-item>
          </text:list>
        </text:list-item>
        <text:list-item>
          <text:p text:style-name="P26">Combina programación orientada a objetos e influencias funcionales.</text:p>
        </text:list-item>
      </text:list>
      <text:p text:style-name="Standard">📖 Importante: <text:s/>Dart nació en 2011, pero su popularidad explotó en 2017 con la llegada de Flutter.</text:p>
      <text:p text:style-name="Heading_20_2"><text:bookmark text:name="_f0oh9qo1r76w"/>1.2. Dart vs Otros Lenguajes</text:p>
      <text:p text:style-name="Standard"><text:span text:style-name="T9">💬 Similitudes con JavaScript / TypeScript</text:span></text:p>
      <text:list xml:id="list2982014783" text:style-name="WWNum60">
        <text:list-item>
          <text:p text:style-name="P27">Sintaxis moderna con var, final, const.</text:p>
        </text:list-item>
        <text:list-item>
          <text:p text:style-name="P27">Uso de async/await para asincronía.</text:p>
        </text:list-item>
        <text:list-item>
          <text:p text:style-name="P27">Funciones flecha (=&gt;) y closures.</text:p>
        </text:list-item>
        <text:list-item>
          <text:p text:style-name="P27">Estructuras de datos similares: List, Map, Set.</text:p>
        </text:list-item>
      </text:list>
      <text:p text:style-name="Standard">📌 Ejemplo:</text:p>
      <table:table table:name="Table1" table:style-name="Table1">
        <table:table-column table:style-name="Table1.A"/>
        <table:table-row table:style-name="Table1.1">
          <table:table-cell table:style-name="Table1.A1" office:value-type="string">
            <text:p text:style-name="P106"><text:span text:style-name="T15">var</text:span><text:span text:style-name="T16"> nombres = [</text:span><text:span text:style-name="T17">'Ana'</text:span><text:span text:style-name="T15">,</text:span><text:span text:style-name="T16"> </text:span><text:span text:style-name="T17">'Luis'</text:span><text:span text:style-name="T16">];<text:line-break/>nombres.forEach((n) =&gt; </text:span><text:span text:style-name="T19">print</text:span><text:span text:style-name="T16">(n));</text:span></text:p>
          </table:table-cell>
        </table:table-row>
      </table:table>
      <text:p text:style-name="Standard"/>
      <text:p text:style-name="Standard"><text:span text:style-name="T9">💬 Similitudes con Java</text:span></text:p>
      <text:list xml:id="list2503662563" text:style-name="WWNum36">
        <text:list-item>
          <text:p text:style-name="P28">Tipado fuerte y estático (aunque puede inferirse).</text:p>
        </text:list-item>
        <text:list-item>
          <text:p text:style-name="P28">Clases, herencia, interfaces implícitas.</text:p>
        </text:list-item>
        <text:list-item>
          <text:p text:style-name="P28">Constructores con sobrecarga y this.</text:p>
        </text:list-item>
        <text:list-item>
          <text:p text:style-name="P28">Paquetes y estructura modular.</text:p>
        </text:list-item>
      </text:list>
      <text:p text:style-name="Standard">📌 Ejemplo:</text:p>
      <table:table table:name="Table2" table:style-name="Table2">
        <table:table-column table:style-name="Table2.A"/>
        <table:table-row table:style-name="Table2.1">
          <table:table-cell table:style-name="Table2.A1" office:value-type="string">
            <text:p text:style-name="P106"><text:span text:style-name="T15">class</text:span><text:span text:style-name="T16"> </text:span><text:span text:style-name="T20">Persona</text:span><text:span text:style-name="T16"> {<text:line-break/> <text:s/></text:span><text:span text:style-name="T19">String</text:span><text:span text:style-name="T16"> nombre;<text:line-break/> <text:s/>Persona(</text:span><text:span text:style-name="T15">this</text:span><text:span text:style-name="T16">.nombre);<text:line-break/> <text:s/></text:span><text:span text:style-name="T15">void</text:span><text:span text:style-name="T16"> saludar() =&gt; </text:span><text:span text:style-name="T19">print</text:span><text:span text:style-name="T16">(</text:span><text:span text:style-name="T17">"Hola, soy $nombre"</text:span><text:span text:style-name="T16">);<text:line-break/>}</text:span></text:p>
          </table:table-cell>
        </table:table-row>
      </table:table>
      <text:p text:style-name="Standard"/>
      <text:p text:style-name="Standard">❕ Atención:<text:line-break/> Aunque Dart comparte elementos con JS y Java, se diferencia en:</text:p>
      <text:list xml:id="list3963081897" text:style-name="WWNum45">
        <text:list-item>
          <text:p text:style-name="P29">Null Safety integrada de serie.<text:line-break/></text:p>
        </text:list-item>
        <text:list-item>
          <text:p text:style-name="P29">Compilación nativa sin puentes intermedios (mejor rendimiento).<text:line-break/></text:p>
        </text:list-item>
        <text:list-item>
          <text:p text:style-name="P29">Mismo código para múltiples plataformas.<text:line-break/></text:p>
        </text:list-item>
      </text:list>
      <text:p text:style-name="Heading_20_1"><text:bookmark text:name="_dca9uiqy88vp"/>2. Configuración y Herramientas</text:p>
      <text:p text:style-name="Heading_20_2"><text:bookmark text:name="_tiflnruy3cb4"/>2.1. Instalación del SDK</text:p>
      <text:p text:style-name="Standard">🔧 Pasos generales:</text:p>
      <text:list xml:id="list1362119718" text:style-name="WWNum7">
        <text:list-item>
          <text:p text:style-name="P30">Descarga desde la web oficial: <text:a xlink:type="simple" xlink:href="https://dart.dev/get-dart" text:style-name="ListLabel_20_703" text:visited-style-name="ListLabel_20_703"><text:span text:style-name="T21">https://dart.dev/get-dart</text:span></text:a></text:p>
        </text:list-item>
        <text:list-item>
          <text:p text:style-name="P30">Extrae y añade la carpeta bin a la variable de entorno PATH.</text:p>
        </text:list-item>
        <text:list-item>
          <text:p text:style-name="P30">Verifica instalación:</text:p>
        </text:list-item>
      </text:list>
      <table:table table:name="Table3" table:style-name="Table3">
        <table:table-column table:style-name="Table3.A"/>
        <table:table-row table:style-name="Table3.1">
          <table:table-cell table:style-name="Table3.A1" office:value-type="string">
            <text:p text:style-name="P106"><text:span text:style-name="T16">dart --version</text:span></text:p>
          </table:table-cell>
        </table:table-row>
      </table:table>
      <text:p text:style-name="Standard"/>
      <text:p text:style-name="Standard">📖 Importante:<text:line-break/> El SDK incluye:</text:p>
      <text:list xml:id="list135427951" text:style-name="WWNum29">
        <text:list-item>
          <text:p text:style-name="P31">dart pub → gestor de dependencias.</text:p>
        </text:list-item>
        <text:list-item>
          <text:p text:style-name="P31">dart compile → compilación a ejecutables nativos.<text:line-break/></text:p>
        </text:list-item>
      </text:list>
      <text:p text:style-name="Standard">Ejemplo de compilación:</text:p>
      <table:table table:name="Table4" table:style-name="Table4">
        <table:table-column table:style-name="Table4.A"/>
        <table:table-row table:style-name="Table4.1">
          <table:table-cell table:style-name="Table4.A1" office:value-type="string">
            <text:p text:style-name="P106"><text:span text:style-name="T16">dart compile exe main.dart</text:span></text:p>
          </table:table-cell>
        </table:table-row>
      </table:table>
      <text:p text:style-name="Standard"/>
      <text:p text:style-name="Heading_20_2"><text:bookmark text:name="_jm9nksc3flz2"/>2.2. IDEs y Plugins</text:p>
      <text:p text:style-name="Standard">💬 Opciones recomendadas:</text:p>
      <text:list xml:id="list127398693" text:style-name="WWNum52">
        <text:list-item>
          <text:p text:style-name="P32">VS Code + extensión Dart.</text:p>
        </text:list-item>
        <text:list-item>
          <text:p text:style-name="P32">Android Studio + plugin Dart.</text:p>
        </text:list-item>
        <text:list-item>
          <text:p text:style-name="P32">DartPad (https://dartpad.dev) → editor online, sin instalar nada.</text:p>
        </text:list-item>
      </text:list>
      <text:p text:style-name="Standard"><text:soft-page-break/>📖 Tip:<text:line-break/> Usa VS Code para proyectos pequeños y Android Studio si vas a trabajar con Flutter.</text:p>
      <text:p text:style-name="Standard"/>
      <text:p text:style-name="Heading_20_2"><text:bookmark text:name="_y5cppwu50re0"/>2.3. Primer Proyecto</text:p>
      <text:p text:style-name="Standard">🚀 Crear un proyecto CLI:</text:p>
      <table:table table:name="Table5" table:style-name="Table5">
        <table:table-column table:style-name="Table5.A"/>
        <table:table-row table:style-name="Table5.1">
          <table:table-cell table:style-name="Table5.A1" office:value-type="string">
            <text:p text:style-name="P106"><text:span text:style-name="T16">dart create mi_proyecto<text:line-break/></text:span><text:span text:style-name="T19">cd</text:span><text:span text:style-name="T16"> mi_proyecto<text:line-break/>dart run</text:span></text:p>
          </table:table-cell>
        </table:table-row>
      </table:table>
      <text:p text:style-name="Standard"/>
      <text:p text:style-name="Standard">📦 Estructura de carpetas:</text:p>
      <text:list xml:id="list665115328" text:style-name="WWNum63">
        <text:list-item>
          <text:p text:style-name="P33">bin/ → código principal.</text:p>
        </text:list-item>
        <text:list-item>
          <text:p text:style-name="P33">lib/ → librerías y módulos.</text:p>
        </text:list-item>
        <text:list-item>
          <text:p text:style-name="P33">pubspec.yaml → dependencias y metadatos.</text:p>
        </text:list-item>
      </text:list>
      <text:p text:style-name="Standard">💬 Atajo:<text:line-break/> Puedes modificar bin/mi_proyecto.dart y ejecutar directamente:</text:p>
      <table:table table:name="Table6" table:style-name="Table6">
        <table:table-column table:style-name="Table6.A"/>
        <table:table-row table:style-name="Table6.1">
          <table:table-cell table:style-name="Table6.A1" office:value-type="string">
            <text:p text:style-name="P106"><text:span text:style-name="T16">dart run</text:span></text:p>
          </table:table-cell>
        </table:table-row>
      </table:table>
      <text:p text:style-name="Standard"/>
      <text:p text:style-name="Heading_20_1"><text:bookmark text:name="_hzot4898ts13"/>3. Sintaxis Básica</text:p>
      <text:p text:style-name="Heading_20_2"><text:bookmark text:name="_g04j6f7h7m9e"/>3.1. Variables y Tipos</text:p>
      <text:p text:style-name="Standard">🔷 Declaración de variables</text:p>
      <text:list xml:id="list4038831636" text:style-name="WWNum71">
        <text:list-item>
          <text:p text:style-name="P34">var → Tipo inferido automáticamente.</text:p>
        </text:list-item>
        <text:list-item>
          <text:p text:style-name="P34">dynamic → Puede cambiar de tipo (⚠ evitar salvo casos concretos).</text:p>
        </text:list-item>
        <text:list-item>
          <text:p text:style-name="P34">final → Asignación única en tiempo de ejecución.</text:p>
        </text:list-item>
        <text:list-item>
          <text:p text:style-name="P34">const → Constante en tiempo de compilación.</text:p>
        </text:list-item>
      </text:list>
      <text:p text:style-name="Standard">📌 Ejemplo:</text:p>
      <table:table table:name="Table7" table:style-name="Table7">
        <table:table-column table:style-name="Table7.A"/>
        <table:table-row table:style-name="Table7.1">
          <table:table-cell table:style-name="Table7.A1" office:value-type="string">
            <text:p text:style-name="P106"><text:span text:style-name="T15">var</text:span><text:span text:style-name="T16"> nombre = </text:span><text:span text:style-name="T17">"Ana"</text:span><text:span text:style-name="T16">; <text:s text:c="7"/></text:span><text:span text:style-name="T22">// Inferido como String</text:span><text:span text:style-name="T16"><text:line-break/></text:span><text:span text:style-name="T15">dynamic</text:span><text:span text:style-name="T16"> dato = </text:span><text:span text:style-name="T23">42</text:span><text:span text:style-name="T16">; <text:s text:c="8"/></text:span><text:span text:style-name="T22">// Puede cambiar de tipo</text:span><text:span text:style-name="T16"><text:line-break/></text:span><text:span text:style-name="T15">final</text:span><text:span text:style-name="T16"> fecha = </text:span><text:span text:style-name="T19">DateTime</text:span><text:span text:style-name="T16">.now(); </text:span><text:span text:style-name="T22">// Valor fijo tras asignarse</text:span><text:span text:style-name="T16"><text:line-break/></text:span><text:span text:style-name="T15">const</text:span><text:span text:style-name="T16"> pi = </text:span><text:span text:style-name="T23">3.1416</text:span><text:span text:style-name="T16">; <text:s text:c="8"/></text:span><text:span text:style-name="T22">// Constante de compilación</text:span></text:p>
          </table:table-cell>
        </table:table-row>
      </table:table>
      <text:p text:style-name="Standard"/>
      <text:p text:style-name="Standard">❕ Atención:<text:line-break/> final y const no son lo mismo:</text:p>
      <text:list xml:id="list2944875250" text:style-name="WWNum48">
        <text:list-item>
          <text:p text:style-name="P35">final se fija en ejecución.</text:p>
        </text:list-item>
        <text:list-item>
          <text:p text:style-name="P35">const se fija en compilación.<text:line-break/></text:p>
        </text:list-item>
      </text:list>
      <text:p text:style-name="Standard">🔷 Tipos básicos en Dart</text:p>
      <text:list xml:id="list3043541642" text:style-name="WWNum4">
        <text:list-item>
          <text:p text:style-name="P36">int → números enteros.</text:p>
        </text:list-item>
        <text:list-item>
          <text:p text:style-name="P36">double → números decimales.</text:p>
        </text:list-item>
        <text:list-item>
          <text:p text:style-name="P36">bool → verdadero/falso.</text:p>
        </text:list-item>
        <text:list-item>
          <text:p text:style-name="P36">String → texto.</text:p>
        </text:list-item>
        <text:list-item>
          <text:p text:style-name="P36">List → lista ordenada.</text:p>
        </text:list-item>
        <text:list-item>
          <text:p text:style-name="P36">Set → conjunto sin duplicados.</text:p>
        </text:list-item>
        <text:list-item>
          <text:p text:style-name="P36">Map → pares clave-valor.</text:p>
        </text:list-item>
      </text:list>
      <text:p text:style-name="Standard">💬 Ejemplo mixto:</text:p>
      <table:table table:name="Table8" table:style-name="Table8">
        <table:table-column table:style-name="Table8.A"/>
        <table:table-row table:style-name="Table8.1">
          <table:table-cell table:style-name="Table8.A1" office:value-type="string">
            <text:p text:style-name="P106"><text:span text:style-name="T19">int</text:span><text:span text:style-name="T16"> edad = </text:span><text:span text:style-name="T23">30</text:span><text:span text:style-name="T16">;<text:line-break/></text:span><text:span text:style-name="T19">double</text:span><text:span text:style-name="T16"> precio = </text:span><text:span text:style-name="T23">9.99</text:span><text:span text:style-name="T16">;<text:line-break/></text:span><text:span text:style-name="T19">bool</text:span><text:span text:style-name="T16"> activo = </text:span><text:span text:style-name="T15">true</text:span><text:span text:style-name="T16">;<text:line-break/></text:span><text:span text:style-name="T19">String</text:span><text:span text:style-name="T16"> saludo = </text:span><text:span text:style-name="T17">"Hola"</text:span><text:span text:style-name="T16">;<text:line-break/></text:span><text:span text:style-name="T19">List</text:span><text:span text:style-name="T16">&lt;</text:span><text:span text:style-name="T19">String</text:span><text:span text:style-name="T16">&gt; frutas = [</text:span><text:span text:style-name="T17">"Manzana"</text:span><text:span text:style-name="T16">, </text:span><text:span text:style-name="T17">"Pera"</text:span><text:span text:style-name="T16">];</text:span></text:p>
          </table:table-cell>
        </table:table-row>
      </table:table>
      <text:p text:style-name="Standard"/>
      <text:p text:style-name="Heading_20_2"><text:bookmark text:name="_4orgph5t4wcq"/>3.2. Operadores</text:p>
      <text:p text:style-name="Standard"><text:span text:style-name="T9">🔷 Operadores Null-aware</text:span></text:p>
      <text:list xml:id="list2828838674" text:style-name="WWNum46">
        <text:list-item>
          <text:p text:style-name="P37">?? → valor por defecto si es null.</text:p>
        </text:list-item>
        <text:list-item>
          <text:p text:style-name="P37">?. → acceso seguro a propiedades (si no es null).</text:p>
        </text:list-item>
        <text:list-item>
          <text:p text:style-name="P37">!.. → ignora null safety (⚠ usar con cuidado).</text:p>
        </text:list-item>
      </text:list>
      <text:p text:style-name="Standard">📌 Ejemplo:</text:p>
      <table:table table:name="Table9" table:style-name="Table9">
        <table:table-column table:style-name="Table9.A"/>
        <table:table-row table:style-name="Table9.1">
          <table:table-cell table:style-name="Table9.A1" office:value-type="string">
            <text:p text:style-name="P106"><text:span text:style-name="T19">String</text:span><text:span text:style-name="T16">? nombre;<text:line-break/></text:span><text:span text:style-name="T19">print</text:span><text:span text:style-name="T16">(nombre ?? </text:span><text:span text:style-name="T17">"Desconocido"</text:span><text:span text:style-name="T16">); </text:span><text:span text:style-name="T22">// "Desconocido"</text:span><text:span text:style-name="T16"><text:line-break/><text:line-break/></text:span><text:span text:style-name="T19">String</text:span><text:span text:style-name="T16">? texto = </text:span><text:span text:style-name="T17">"Hola"</text:span><text:span text:style-name="T16">;<text:line-break/></text:span><text:span text:style-name="T19">print</text:span><text:span text:style-name="T16">(texto?.length); </text:span><text:span text:style-name="T22">// 4</text:span></text:p>
          </table:table-cell>
        </table:table-row>
      </table:table>
      <text:p text:style-name="Standard"/>
      <text:p text:style-name="Standard"><text:span text:style-name="T9">🔷 Cascade Operator (..)<text:line-break/></text:span> Permite encadenar operaciones sobre un mismo objeto sin repetir su nombre.</text:p>
      <text:p text:style-name="Standard">💬 Ejemplo:</text:p>
      <table:table table:name="Table10" table:style-name="Table10">
        <table:table-column table:style-name="Table10.A"/>
        <table:table-row table:style-name="Table10.1">
          <table:table-cell table:style-name="Table10.A1" office:value-type="string">
            <text:p text:style-name="P106"><text:span text:style-name="T15">var</text:span><text:span text:style-name="T16"> buffer = </text:span><text:span text:style-name="T19">StringBuffer</text:span><text:span text:style-name="T16">()<text:line-break/> <text:s/>..write(</text:span><text:span text:style-name="T17">"Hola "</text:span><text:span text:style-name="T16">)<text:line-break/> <text:s/>..write(</text:span><text:span text:style-name="T17">"Mundo"</text:span><text:span text:style-name="T16">);<text:line-break/></text:span><text:span text:style-name="T19">print</text:span><text:span text:style-name="T16">(buffer.toString()); </text:span><text:span text:style-name="T22">// "Hola Mundo"</text:span></text:p>
          </table:table-cell>
        </table:table-row>
      </table:table>
      <text:p text:style-name="Standard"/>
      <text:p text:style-name="Heading_20_2"><text:bookmark text:name="_zfb20vte4rml"/>3.3. Control de Flujo</text:p>
      <text:p text:style-name="Standard"><text:span text:style-name="T9">🔷 Condicionales</text:span></text:p>
      <text:p text:style-name="Standard"/>
      <table:table table:name="Table11" table:style-name="Table11">
        <table:table-column table:style-name="Table11.A"/>
        <table:table-row table:style-name="Table11.1">
          <table:table-cell table:style-name="Table11.A1" office:value-type="string">
            <text:p text:style-name="P106"><text:span text:style-name="T15">if</text:span><text:span text:style-name="T16"> (edad &gt;= </text:span><text:span text:style-name="T23">18</text:span><text:span text:style-name="T16">) {<text:line-break/> <text:s/></text:span><text:span text:style-name="T19">print</text:span><text:span text:style-name="T16">(</text:span><text:span text:style-name="T17">"Mayor de edad"</text:span><text:span text:style-name="T16">);<text:line-break/>} </text:span><text:span text:style-name="T15">else</text:span><text:span text:style-name="T16"> {<text:line-break/> <text:s/></text:span><text:span text:style-name="T19">print</text:span><text:span text:style-name="T16">(</text:span><text:span text:style-name="T17">"Menor de edad"</text:span><text:span text:style-name="T16">);<text:line-break/>}</text:span></text:p>
          </table:table-cell>
        </table:table-row>
      </table:table>
      <text:p text:style-name="Standard"/>
      <text:p text:style-name="Standard"><text:soft-page-break/><text:span text:style-name="T9">🔷 Switch con Pattern Matching<text:line-break/></text:span> Dart soporta patrones y casos múltiples:</text:p>
      <table:table table:name="Table12" table:style-name="Table12">
        <table:table-column table:style-name="Table12.A"/>
        <table:table-row table:style-name="Table12.1">
          <table:table-cell table:style-name="Table12.A1" office:value-type="string">
            <text:p text:style-name="P106"><text:span text:style-name="T15">var</text:span><text:span text:style-name="T16"> dia = </text:span><text:span text:style-name="T17">"Lunes"</text:span><text:span text:style-name="T16">;<text:line-break/><text:line-break/></text:span><text:span text:style-name="T15">switch</text:span><text:span text:style-name="T16"> (dia) {<text:line-break/> <text:s/></text:span><text:span text:style-name="T15">case</text:span><text:span text:style-name="T16"> </text:span><text:span text:style-name="T17">"Lunes"</text:span><text:span text:style-name="T16">:<text:line-break/> <text:s/></text:span><text:span text:style-name="T15">case</text:span><text:span text:style-name="T16"> </text:span><text:span text:style-name="T17">"Martes"</text:span><text:span text:style-name="T16">:<text:line-break/> <text:s text:c="3"/></text:span><text:span text:style-name="T19">print</text:span><text:span text:style-name="T16">(</text:span><text:span text:style-name="T17">"Inicio de semana"</text:span><text:span text:style-name="T16">);<text:line-break/> <text:s text:c="3"/></text:span><text:span text:style-name="T15">break</text:span><text:span text:style-name="T16">;<text:line-break/> <text:s/></text:span><text:span text:style-name="T15">case</text:span><text:span text:style-name="T16"> </text:span><text:span text:style-name="T17">"Sábado"</text:span><text:span text:style-name="T16"> || </text:span><text:span text:style-name="T17">"Domingo"</text:span><text:span text:style-name="T16">:<text:line-break/> <text:s text:c="3"/></text:span><text:span text:style-name="T19">print</text:span><text:span text:style-name="T16">(</text:span><text:span text:style-name="T17">"Fin de semana"</text:span><text:span text:style-name="T16">);<text:line-break/> <text:s text:c="3"/></text:span><text:span text:style-name="T15">break</text:span><text:span text:style-name="T16">;<text:line-break/> <text:s/></text:span><text:span text:style-name="T15">default</text:span><text:span text:style-name="T16">:<text:line-break/> <text:s text:c="3"/></text:span><text:span text:style-name="T19">print</text:span><text:span text:style-name="T16">(</text:span><text:span text:style-name="T17">"Día normal"</text:span><text:span text:style-name="T16">);<text:line-break/>}</text:span></text:p>
          </table:table-cell>
        </table:table-row>
      </table:table>
      <text:p text:style-name="Standard"/>
      <text:p text:style-name="Standard">📖 Importante:<text:line-break/> Desde Dart 3, el switch permite pattern matching avanzado con tipos y condiciones.</text:p>
      <text:p text:style-name="Standard"/>
      <text:p text:style-name="Standard"><text:span text:style-name="T9">🔷 Bucles</text:span></text:p>
      <text:list xml:id="list1546129477" text:style-name="WWNum37">
        <text:list-item>
          <text:p text:style-name="P38">for clásico:</text:p>
        </text:list-item>
      </text:list>
      <table:table table:name="Table13" table:style-name="Table13">
        <table:table-column table:style-name="Table13.A"/>
        <table:table-row table:style-name="Table13.1">
          <table:table-cell table:style-name="Table13.A1" office:value-type="string">
            <text:p text:style-name="P106"><text:span text:style-name="T15">for</text:span><text:span text:style-name="T16"> (</text:span><text:span text:style-name="T15">var</text:span><text:span text:style-name="T16"> i = </text:span><text:span text:style-name="T23">0</text:span><text:span text:style-name="T16">; i &lt; </text:span><text:span text:style-name="T23">5</text:span><text:span text:style-name="T16">; i++) {<text:line-break/> <text:s/></text:span><text:span text:style-name="T19">print</text:span><text:span text:style-name="T16">(i);<text:line-break/>}</text:span></text:p>
          </table:table-cell>
        </table:table-row>
      </table:table>
      <text:list xml:id="list1206777982" text:style-name="WWNum55">
        <text:list-item>
          <text:p text:style-name="P39">for-in (recorrer colecciones):<text:line-break/></text:p>
        </text:list-item>
      </text:list>
      <table:table table:name="Table14" table:style-name="Table14">
        <table:table-column table:style-name="Table14.A"/>
        <table:table-row table:style-name="Table14.1">
          <table:table-cell table:style-name="Table14.A1" office:value-type="string">
            <text:p text:style-name="P106"><text:span text:style-name="T15">for</text:span><text:span text:style-name="T16"> (</text:span><text:span text:style-name="T15">var</text:span><text:span text:style-name="T16"> fruta </text:span><text:span text:style-name="T15">in</text:span><text:span text:style-name="T16"> [</text:span><text:span text:style-name="T17">"Manzana"</text:span><text:span text:style-name="T16">, </text:span><text:span text:style-name="T17">"Pera"</text:span><text:span text:style-name="T16">]) {<text:line-break/> <text:s/></text:span><text:span text:style-name="T19">print</text:span><text:span text:style-name="T16">(fruta);<text:line-break/>}</text:span></text:p>
          </table:table-cell>
        </table:table-row>
      </table:table>
      <text:p text:style-name="Standard"/>
      <text:list xml:id="list3239858597" text:style-name="WWNum19">
        <text:list-item>
          <text:p text:style-name="P40">while / do-while:<text:line-break/></text:p>
        </text:list-item>
      </text:list>
      <table:table table:name="Table15" table:style-name="Table15">
        <table:table-column table:style-name="Table15.A"/>
        <table:table-row table:style-name="Table15.1">
          <table:table-cell table:style-name="Table15.A1" office:value-type="string">
            <text:p text:style-name="P106"><text:span text:style-name="T15">var</text:span><text:span text:style-name="T16"> contador = </text:span><text:span text:style-name="T23">0</text:span><text:span text:style-name="T16">;<text:line-break/></text:span><text:span text:style-name="T15">while</text:span><text:span text:style-name="T16"> (contador &lt; </text:span><text:span text:style-name="T23">3</text:span><text:span text:style-name="T16">) {<text:line-break/> <text:s/></text:span><text:span text:style-name="T19">print</text:span><text:span text:style-name="T16">(contador++);<text:line-break/>}</text:span></text:p>
          </table:table-cell>
        </table:table-row>
      </table:table>
      <text:p text:style-name="Standard"/>
      <text:p text:style-name="Standard">💡 Consejo rápido:<text:line-break/> Prefiere for-in y métodos como .forEach() para código más limpio al recorrer listas y conjuntos.</text:p>
      <text:p text:style-name="Heading_20_1"><text:bookmark text:name="_i7aiwcpi2uen"/>4. Funciones Avanzadas</text:p>
      <text:p text:style-name="Heading_20_2"><text:bookmark text:name="_ubf9g0hz4rux"/>4.1. Parámetros</text:p>
      <text:p text:style-name="Standard">🔷 Parámetros posicionales opcionales [ ]</text:p>
      <text:list xml:id="list3825448935" text:style-name="WWNum26">
        <text:list-item>
          <text:p text:style-name="P41">Se colocan entre corchetes.</text:p>
        </text:list-item>
        <text:list-item>
          <text:p text:style-name="P41">Se asigna un valor por defecto si no se recibe.</text:p>
        </text:list-item>
      </text:list>
      <text:p text:style-name="Standard">📌 Ejemplo:</text:p>
      <table:table table:name="Table16" table:style-name="Table16">
        <table:table-column table:style-name="Table16.A"/>
        <table:table-row table:style-name="Table16.1">
          <table:table-cell table:style-name="Table16.A1" office:value-type="string">
            <text:p text:style-name="P106"><text:span text:style-name="T15">void</text:span><text:span text:style-name="T16"> mostrarMensaje(</text:span><text:span text:style-name="T19">String</text:span><text:span text:style-name="T16"> texto, [</text:span><text:span text:style-name="T19">int</text:span><text:span text:style-name="T16"> veces = </text:span><text:span text:style-name="T23">1</text:span><text:span text:style-name="T16">]) {<text:line-break/> <text:s/></text:span><text:span text:style-name="T15">for</text:span><text:span text:style-name="T16"> (</text:span><text:span text:style-name="T15">var</text:span><text:span text:style-name="T16"> i = </text:span><text:span text:style-name="T23">0</text:span><text:span text:style-name="T16">; i &lt; veces; i++) {<text:line-break/> <text:s text:c="3"/></text:span><text:span text:style-name="T19">print</text:span><text:span text:style-name="T16">(texto);<text:line-break/> <text:s/>}<text:line-break/>}<text:line-break/><text:line-break/>mostrarMensaje(</text:span><text:span text:style-name="T17">"Hola"</text:span><text:span text:style-name="T16">); <text:s text:c="4"/></text:span><text:span text:style-name="T22">// Muestra una vez</text:span><text:span text:style-name="T16"><text:line-break/>mostrarMensaje(</text:span><text:span text:style-name="T17">"Hola"</text:span><text:span text:style-name="T16">, </text:span><text:span text:style-name="T23">3</text:span><text:span text:style-name="T16">); <text:s/></text:span><text:span text:style-name="T22">// Muestra tres veces</text:span></text:p>
          </table:table-cell>
        </table:table-row>
      </table:table>
      <text:p text:style-name="Standard"/>
      <text:p text:style-name="Standard"><text:span text:style-name="T9">🔷 Parámetros nombrados { }</text:span></text:p>
      <text:list xml:id="list2349551256" text:style-name="WWNum12">
        <text:list-item>
          <text:p text:style-name="P42">Se especifican por nombre al llamar la función.</text:p>
        </text:list-item>
        <text:list-item>
          <text:p text:style-name="P42">Son más legibles y permiten valores por defecto.</text:p>
        </text:list-item>
        <text:list-item>
          <text:p text:style-name="P42">Se puede usar required para obligar su paso.</text:p>
        </text:list-item>
      </text:list>
      <text:p text:style-name="Standard">📌 Ejemplo:</text:p>
      <table:table table:name="Table17" table:style-name="Table17">
        <table:table-column table:style-name="Table17.A"/>
        <table:table-row table:style-name="Table17.1">
          <table:table-cell table:style-name="Table17.A1" office:value-type="string">
            <text:p text:style-name="P106"><text:span text:style-name="T15">void</text:span><text:span text:style-name="T16"> crearUsuario({required </text:span><text:span text:style-name="T19">String</text:span><text:span text:style-name="T16"> nombre, </text:span><text:span text:style-name="T19">int</text:span><text:span text:style-name="T16"> edad = </text:span><text:span text:style-name="T23">18</text:span><text:span text:style-name="T16">}) {<text:line-break/> <text:s/></text:span><text:span text:style-name="T19">print</text:span><text:span text:style-name="T16">(</text:span><text:span text:style-name="T17">"Usuario: $nombre, Edad: $edad"</text:span><text:span text:style-name="T16">);<text:line-break/>}<text:line-break/><text:line-break/>crearUsuario(nombre: </text:span><text:span text:style-name="T17">"Ana"</text:span><text:span text:style-name="T16">);<text:line-break/>crearUsuario(nombre: </text:span><text:span text:style-name="T17">"Luis"</text:span><text:span text:style-name="T16">, edad: </text:span><text:span text:style-name="T23">25</text:span><text:span text:style-name="T16">);</text:span></text:p>
          </table:table-cell>
        </table:table-row>
      </table:table>
      <text:p text:style-name="Standard"/>
      <text:p text:style-name="Standard"><text:span text:style-name="T9">🔷 Combinando ambos tipos</text:span></text:p>
      <table:table table:name="Table18" table:style-name="Table18">
        <table:table-column table:style-name="Table18.A"/>
        <table:table-row table:style-name="Table18.1">
          <table:table-cell table:style-name="Table18.A1" office:value-type="string">
            <text:p text:style-name="P106"><text:span text:style-name="T15">void</text:span><text:span text:style-name="T16"> registrar(</text:span><text:span text:style-name="T19">String</text:span><text:span text:style-name="T16"> id, {</text:span><text:span text:style-name="T19">String</text:span><text:span text:style-name="T16">? nombre, </text:span><text:span text:style-name="T19">int</text:span><text:span text:style-name="T16"> edad = </text:span><text:span text:style-name="T23">0</text:span><text:span text:style-name="T16">}) {<text:line-break/> <text:s/></text:span><text:span text:style-name="T19">print</text:span><text:span text:style-name="T16">(</text:span><text:span text:style-name="T17">"ID: $id, Nombre: $nombre, Edad: $edad"</text:span><text:span text:style-name="T16">);<text:line-break/>}<text:line-break/><text:line-break/>registrar(</text:span><text:span text:style-name="T17">"123"</text:span><text:span text:style-name="T16">, nombre: </text:span><text:span text:style-name="T17">"Pedro"</text:span><text:span text:style-name="T16">);</text:span></text:p>
          </table:table-cell>
        </table:table-row>
      </table:table>
      <text:p text:style-name="Standard"/>
      <text:p text:style-name="Standard">💡 Tip:<text:line-break/> Usa parámetros nombrados para funciones con muchos argumentos → mejora la claridad del código.</text:p>
      <text:p text:style-name="Heading_20_2"><text:bookmark text:name="_z44jp32wfyuj"/>4.2. Funciones Anónimas y Closures</text:p>
      <text:p text:style-name="Standard"><text:span text:style-name="T9">🔷 Funciones Anónimas (Lambdas)</text:span></text:p>
      <text:list xml:id="list2822146666" text:style-name="WWNum11">
        <text:list-item>
          <text:p text:style-name="P43">No tienen nombre.</text:p>
        </text:list-item>
        <text:list-item>
          <text:p text:style-name="P43">Se asignan a variables o se pasan como argumento.</text:p>
        </text:list-item>
      </text:list>
      <text:p text:style-name="Standard">📌 Ejemplo:</text:p>
      <table:table table:name="Table19" table:style-name="Table19">
        <table:table-column table:style-name="Table19.A"/>
        <table:table-row table:style-name="Table19.1">
          <table:table-cell table:style-name="Table19.A1" office:value-type="string">
            <text:p text:style-name="P106"><text:span text:style-name="T15">var</text:span><text:span text:style-name="T16"> sumar = (</text:span><text:span text:style-name="T19">int</text:span><text:span text:style-name="T16"> a, </text:span><text:span text:style-name="T19">int</text:span><text:span text:style-name="T16"> b) {<text:line-break/> <text:s/></text:span><text:span text:style-name="T15">return</text:span><text:span text:style-name="T16"> a + b;<text:line-break/>};<text:line-break/><text:line-break/></text:span><text:span text:style-name="T19">print</text:span><text:span text:style-name="T16">(sumar(</text:span><text:span text:style-name="T23">3</text:span><text:span text:style-name="T16">, </text:span><text:span text:style-name="T23">4</text:span><text:span text:style-name="T16">)); </text:span><text:span text:style-name="T22">// 7</text:span></text:p>
          </table:table-cell>
        </table:table-row>
      </table:table>
      <text:p text:style-name="Standard"/>
      <text:p text:style-name="Standard"><text:span text:style-name="T9">🔷 Closures</text:span></text:p>
      <text:list xml:id="list1659744554" text:style-name="WWNum39">
        <text:list-item>
          <text:p text:style-name="P44">Una función que captura variables de su entorno.</text:p>
        </text:list-item>
        <text:list-item>
          <text:p text:style-name="P44">Permite que una función interna "recuerde" el estado externo.</text:p>
        </text:list-item>
      </text:list>
      <text:p text:style-name="Standard">📌 Ejemplo:</text:p>
      <table:table table:name="Table20" table:style-name="Table20">
        <table:table-column table:style-name="Table20.A"/>
        <table:table-row table:style-name="Table20.1">
          <table:table-cell table:style-name="Table20.A1" office:value-type="string">
            <text:p text:style-name="P106"><text:span text:style-name="T19">Function</text:span><text:span text:style-name="T16"> contador() {<text:line-break/> <text:s/></text:span><text:span text:style-name="T19">int</text:span><text:span text:style-name="T16"> cuenta = </text:span><text:span text:style-name="T23">0</text:span><text:span text:style-name="T16">;<text:line-break/> <text:s/></text:span><text:span text:style-name="T15">return</text:span><text:span text:style-name="T16"> () {<text:line-break/> <text:s text:c="3"/>cuenta++;<text:line-break/> <text:s text:c="3"/></text:span><text:span text:style-name="T19">print</text:span><text:span text:style-name="T16">(cuenta);<text:line-break/> <text:s/>};<text:line-break/>}<text:line-break/><text:line-break/></text:span><text:span text:style-name="T15">var</text:span><text:span text:style-name="T16"> c = contador();<text:line-break/>c(); </text:span><text:span text:style-name="T22">// 1</text:span><text:span text:style-name="T16"><text:line-break/>c(); </text:span><text:span text:style-name="T22">// 2</text:span></text:p>
          </table:table-cell>
        </table:table-row>
      </table:table>
      <text:p text:style-name="Standard"/>
      <text:p text:style-name="Standard">💬 En este ejemplo, la variable cuenta sigue existiendo incluso después de que la función contador() haya terminado.</text:p>
      <text:p text:style-name="Standard"/>
      <text:p text:style-name="Heading_20_2"><text:bookmark text:name="_vnp3y8mresb0"/>4.3. Lexical Scope y Arrow Functions</text:p>
      <text:p text:style-name="Standard"><text:span text:style-name="T9">🔷 Lexical Scope</text:span></text:p>
      <text:list xml:id="list319616468" text:style-name="WWNum65">
        <text:list-item>
          <text:p text:style-name="P45">Las funciones en Dart usan ámbito léxico:</text:p>
          <text:list>
            <text:list-item>
              <text:p text:style-name="P105">Una función interna puede acceder a variables de su función externa.</text:p>
            </text:list-item>
          </text:list>
        </text:list-item>
      </text:list>
      <text:p text:style-name="Standard">📌 Ejemplo:</text:p>
      <table:table table:name="Table21" table:style-name="Table21">
        <table:table-column table:style-name="Table21.A"/>
        <text:soft-page-break/>
        <table:table-row table:style-name="Table21.1">
          <table:table-cell table:style-name="Table21.A1" office:value-type="string">
            <text:p text:style-name="P106"><text:span text:style-name="T15">void</text:span><text:span text:style-name="T16"> externa() {<text:line-break/> <text:s/></text:span><text:span text:style-name="T15">var</text:span><text:span text:style-name="T16"> mensaje = </text:span><text:span text:style-name="T17">"Hola"</text:span><text:span text:style-name="T16">;<text:line-break/> <text:s/></text:span><text:span text:style-name="T15">void</text:span><text:span text:style-name="T16"> interna() {<text:line-break/> <text:s text:c="3"/></text:span><text:span text:style-name="T19">print</text:span><text:span text:style-name="T16">(mensaje);<text:line-break/> <text:s/>}<text:line-break/> <text:s/>interna();<text:line-break/>}<text:line-break/><text:line-break/>externa(); </text:span><text:span text:style-name="T22">// Hola</text:span></text:p>
          </table:table-cell>
        </table:table-row>
      </table:table>
      <text:p text:style-name="Standard"/>
      <text:p text:style-name="Standard"><text:span text:style-name="T9">🔷 Arrow Functions (=&gt;)</text:span></text:p>
      <text:list xml:id="list1019735706" text:style-name="WWNum68">
        <text:list-item>
          <text:p text:style-name="P46">Forma reducida para funciones que retornan una sola expresión.<text:line-break/></text:p>
        </text:list-item>
      </text:list>
      <text:p text:style-name="Standard">📌 Ejemplo:</text:p>
      <table:table table:name="Table22" table:style-name="Table22">
        <table:table-column table:style-name="Table22.A"/>
        <table:table-row table:style-name="Table22.1">
          <table:table-cell table:style-name="Table22.A1" office:value-type="string">
            <text:p text:style-name="P106"><text:span text:style-name="T19">int</text:span><text:span text:style-name="T16"> cuadrado(</text:span><text:span text:style-name="T19">int</text:span><text:span text:style-name="T16"> x) =&gt; x * x;<text:line-break/></text:span><text:span text:style-name="T19">print</text:span><text:span text:style-name="T16">(cuadrado(</text:span><text:span text:style-name="T23">5</text:span><text:span text:style-name="T16">)); </text:span><text:span text:style-name="T22">// 25</text:span></text:p>
          </table:table-cell>
        </table:table-row>
      </table:table>
      <text:p text:style-name="Standard"/>
      <text:p text:style-name="Standard">💡 Regla práctica:<text:line-break/> Usa =&gt; para funciones cortas y expresivas; para lógica más compleja, mejor las llaves { }.</text:p>
      <text:p text:style-name="Standard"/>
      <text:p text:style-name="Heading_20_1"><text:bookmark text:name="_yp5r1iw79mfw"/>5. Colecciones y Null Safety</text:p>
      <text:p text:style-name="Heading_20_2"><text:bookmark text:name="_pt9hsrrsaw7r"/>5.1. Listas, Sets y Maps</text:p>
      <text:p text:style-name="Standard"><text:span text:style-name="T9">🔷 List (listas ordenadas)</text:span></text:p>
      <text:list xml:id="list977008333" text:style-name="WWNum9">
        <text:list-item>
          <text:p text:style-name="P47">Permiten elementos repetidos.</text:p>
        </text:list-item>
        <text:list-item>
          <text:p text:style-name="P47">Indexadas desde 0.</text:p>
        </text:list-item>
      </text:list>
      <text:p text:style-name="Standard">📌 Ejemplo:</text:p>
      <table:table table:name="Table23" table:style-name="Table23">
        <table:table-column table:style-name="Table23.A"/>
        <table:table-row table:style-name="Table23.1">
          <table:table-cell table:style-name="Table23.A1" office:value-type="string">
            <text:p text:style-name="P106"><text:span text:style-name="T15">var</text:span><text:span text:style-name="T16"> frutas = [</text:span><text:span text:style-name="T17">"Manzana"</text:span><text:span text:style-name="T16">, </text:span><text:span text:style-name="T17">"Pera"</text:span><text:span text:style-name="T16">, </text:span><text:span text:style-name="T17">"Plátano"</text:span><text:span text:style-name="T16">];<text:line-break/>frutas.add(</text:span><text:span text:style-name="T17">"Uva"</text:span><text:span text:style-name="T16">); <text:s text:c="10"/></text:span><text:span text:style-name="T22">// Agregar elemento</text:span><text:span text:style-name="T16"><text:line-break/></text:span><text:span text:style-name="T19">print</text:span><text:span text:style-name="T16">(frutas[</text:span><text:span text:style-name="T23">0</text:span><text:span text:style-name="T16">]); <text:s text:c="11"/></text:span><text:span text:style-name="T22">// Acceder por índice</text:span><text:span text:style-name="T16"><text:line-break/></text:span><text:span text:style-name="T19">print</text:span><text:span text:style-name="T16">(frutas.length); <text:s text:c="7"/></text:span><text:span text:style-name="T22">// Tamaño de la lista</text:span></text:p>
          </table:table-cell>
        </table:table-row>
      </table:table>
      <text:p text:style-name="Standard"/>
      <text:p text:style-name="Standard"><text:span text:style-name="T9">💬 Métodos útiles:</text:span></text:p>
      <table:table table:name="Table24" table:style-name="Table24">
        <table:table-column table:style-name="Table24.A"/>
        <table:table-row table:style-name="Table24.1">
          <table:table-cell table:style-name="Table24.A1" office:value-type="string">
            <text:p text:style-name="P106"><text:span text:style-name="T22">// map → transforma elementos</text:span><text:span text:style-name="T16"><text:line-break/></text:span><text:span text:style-name="T15">var</text:span><text:span text:style-name="T16"> enMayus = frutas.map((f) =&gt; f.toUpperCase());<text:line-break/><text:line-break/></text:span><text:span text:style-name="T22">// where → filtra elementos</text:span><text:span text:style-name="T16"><text:line-break/></text:span><text:span text:style-name="T15">var</text:span><text:span text:style-name="T16"> filtradas = frutas.where((f) =&gt; f.startsWith(</text:span><text:span text:style-name="T17">"P"</text:span><text:span text:style-name="T16">));<text:line-break/><text:line-break/></text:span><text:span text:style-name="T22">// fold → reduce a un valor</text:span><text:span text:style-name="T16"><text:line-break/></text:span><text:span text:style-name="T15">var</text:span><text:span text:style-name="T16"> totalLetras = frutas.fold(</text:span><text:span text:style-name="T23">0</text:span><text:span text:style-name="T16">, (sum, f) =&gt; sum + f.length);</text:span></text:p>
          </table:table-cell>
        </table:table-row>
      </table:table>
      <text:p text:style-name="Standard"/>
      <text:p text:style-name="Standard"><text:span text:style-name="T9">🔷 Set (conjuntos no repetidos)</text:span></text:p>
      <text:list xml:id="list1420686011" text:style-name="WWNum27">
        <text:list-item>
          <text:p text:style-name="P48">No permite duplicados.</text:p>
        </text:list-item>
        <text:list-item>
          <text:p text:style-name="P48">Ideal para valores únicos.</text:p>
        </text:list-item>
      </text:list>
      <text:p text:style-name="Standard"><text:span text:style-name="T9">📌 Ejemplo:</text:span></text:p>
      <table:table table:name="Table25" table:style-name="Table25">
        <table:table-column table:style-name="Table25.A"/>
        <table:table-row table:style-name="Table25.1">
          <table:table-cell table:style-name="Table25.A1" office:value-type="string">
            <text:p text:style-name="P106"><text:span text:style-name="T15">var</text:span><text:span text:style-name="T16"> numeros = {</text:span><text:span text:style-name="T23">1</text:span><text:span text:style-name="T16">, </text:span><text:span text:style-name="T23">2</text:span><text:span text:style-name="T16">, </text:span><text:span text:style-name="T23">3</text:span><text:span text:style-name="T16">, </text:span><text:span text:style-name="T23">3</text:span><text:span text:style-name="T16">};<text:line-break/></text:span><text:span text:style-name="T19">print</text:span><text:span text:style-name="T16">(numeros); </text:span><text:span text:style-name="T22">// {1, 2, 3} → el duplicado se ignora</text:span><text:span text:style-name="T16"><text:line-break/>numeros.add(</text:span><text:span text:style-name="T23">4</text:span><text:span text:style-name="T16">);</text:span></text:p>
          </table:table-cell>
        </table:table-row>
      </table:table>
      <text:p text:style-name="Standard"/>
      <text:p text:style-name="Standard"><text:span text:style-name="T9">🔷 Map (pares clave-valor)</text:span></text:p>
      <text:list xml:id="list2974604928" text:style-name="WWNum16">
        <text:list-item>
          <text:p text:style-name="P49">Similar a un diccionario.</text:p>
        </text:list-item>
        <text:list-item>
          <text:p text:style-name="P49">Claves únicas.</text:p>
        </text:list-item>
      </text:list>
      <text:p text:style-name="Standard">📌 Ejemplo:</text:p>
      <table:table table:name="Table26" table:style-name="Table26">
        <table:table-column table:style-name="Table26.A"/>
        <table:table-row table:style-name="Table26.1">
          <table:table-cell table:style-name="Table26.A1" office:value-type="string">
            <text:p text:style-name="P106"><text:span text:style-name="T15">var</text:span><text:span text:style-name="T16"> persona = {<text:line-break/> <text:s/></text:span><text:span text:style-name="T17">"nombre"</text:span><text:span text:style-name="T16">: </text:span><text:span text:style-name="T17">"Ana"</text:span><text:span text:style-name="T16">,<text:line-break/> <text:s/></text:span><text:span text:style-name="T17">"edad"</text:span><text:span text:style-name="T16">: </text:span><text:span text:style-name="T23">30</text:span><text:span text:style-name="T16"><text:line-break/>};<text:line-break/><text:line-break/></text:span><text:span text:style-name="T19">print</text:span><text:span text:style-name="T16">(persona[</text:span><text:span text:style-name="T17">"nombre"</text:span><text:span text:style-name="T16">]); </text:span><text:span text:style-name="T22">// Ana</text:span><text:span text:style-name="T16"><text:line-break/>persona[</text:span><text:span text:style-name="T17">"edad"</text:span><text:span text:style-name="T16">] = </text:span><text:span text:style-name="T23">31</text:span><text:span text:style-name="T16">; <text:s text:c="4"/></text:span><text:span text:style-name="T22">// Modificar valor</text:span></text:p>
          </table:table-cell>
        </table:table-row>
      </table:table>
      <text:p text:style-name="Standard"/>
      <text:p text:style-name="Standard">💡 Tip:<text:line-break/> Usa Map&lt;String, dynamic&gt; si quieres mezclar tipos en los valores.</text:p>
      <text:p text:style-name="Standard"/>
      <text:p text:style-name="Heading_20_2"><text:bookmark text:name="_8row1vxg3ndm"/>5.2. Null Safety</text:p>
      <text:p text:style-name="Standard">📖 Importante:<text:line-break/> Dart usa null safety para evitar errores en tiempo de ejecución al acceder a variables que pueden ser null.</text:p>
      <text:p text:style-name="Standard"/>
      <text:p text:style-name="Standard"><text:span text:style-name="T9">🔷 Tipos anulables (?)</text:span></text:p>
      <text:list xml:id="list2585516323" text:style-name="WWNum34">
        <text:list-item>
          <text:p text:style-name="P50">Un tipo anulable se indica con ? al final.</text:p>
        </text:list-item>
      </text:list>
      <table:table table:name="Table27" table:style-name="Table27">
        <table:table-column table:style-name="Table27.A"/>
        <table:table-row table:style-name="Table27.1">
          <table:table-cell table:style-name="Table27.A1" office:value-type="string">
            <text:p text:style-name="P106"><text:span text:style-name="T19">String</text:span><text:span text:style-name="T16">? nombre = </text:span><text:span text:style-name="T15">null</text:span><text:span text:style-name="T16">; <text:s/></text:span><text:span text:style-name="T22">// Puede ser null</text:span></text:p>
          </table:table-cell>
        </table:table-row>
      </table:table>
      <text:p text:style-name="Standard"/>
      <text:p text:style-name="Standard"><text:span text:style-name="T9">🔷 Operador !</text:span></text:p>
      <text:list xml:id="list2442587914" text:style-name="WWNum64">
        <text:list-item>
          <text:p text:style-name="P51">Indica al compilador que estás seguro de que la variable no es null.<text:line-break/> ⚠ Si te equivocas, lanza error en tiempo de ejecución.<text:line-break/></text:p>
        </text:list-item>
      </text:list>
      <table:table table:name="Table28" table:style-name="Table28">
        <table:table-column table:style-name="Table28.A"/>
        <table:table-row table:style-name="Table28.1">
          <table:table-cell table:style-name="Table28.A1" office:value-type="string">
            <text:p text:style-name="P106"><text:span text:style-name="T19">String</text:span><text:span text:style-name="T16">? texto = </text:span><text:span text:style-name="T17">"Hola"</text:span><text:span text:style-name="T16">;<text:line-break/></text:span><text:span text:style-name="T19">print</text:span><text:span text:style-name="T16">(texto!.length); </text:span><text:span text:style-name="T22">// OK</text:span></text:p>
          </table:table-cell>
        </table:table-row>
      </table:table>
      <text:p text:style-name="Standard"/>
      <text:p text:style-name="Standard"/>
      <text:p text:style-name="Standard"><text:span text:style-name="T9">🔷 Operador ?.</text:span></text:p>
      <text:list xml:id="list1087706220" text:style-name="WWNum70">
        <text:list-item>
          <text:p text:style-name="P52">Accede a propiedades solo si no es null.</text:p>
        </text:list-item>
        <text:list-item>
          <text:p text:style-name="P52">Si es null, retorna null sin lanzar error.</text:p>
        </text:list-item>
      </text:list>
      <table:table table:name="Table29" table:style-name="Table29">
        <table:table-column table:style-name="Table29.A"/>
        <table:table-row table:style-name="Table29.1">
          <table:table-cell table:style-name="Table29.A1" office:value-type="string">
            <text:p text:style-name="P106"><text:span text:style-name="T19">String</text:span><text:span text:style-name="T16">? saludo;<text:line-break/></text:span><text:span text:style-name="T19">print</text:span><text:span text:style-name="T16">(saludo?.length); </text:span><text:span text:style-name="T22">// null</text:span></text:p>
          </table:table-cell>
        </table:table-row>
      </table:table>
      <text:p text:style-name="Standard"/>
      <text:p text:style-name="Standard"><text:span text:style-name="T9">🔷 Operador ??</text:span></text:p>
      <text:list xml:id="list3029450678" text:style-name="WWNum18">
        <text:list-item>
          <text:p text:style-name="P53">Devuelve un valor por defecto si es null.</text:p>
        </text:list-item>
      </text:list>
      <table:table table:name="Table30" table:style-name="Table30">
        <table:table-column table:style-name="Table30.A"/>
        <table:table-row table:style-name="Table30.1">
          <table:table-cell table:style-name="Table30.A1" office:value-type="string">
            <text:p text:style-name="P106"><text:span text:style-name="T19">String</text:span><text:span text:style-name="T16">? usuario;<text:line-break/></text:span><text:span text:style-name="T19">print</text:span><text:span text:style-name="T16">(usuario ?? </text:span><text:span text:style-name="T17">"Invitado"</text:span><text:span text:style-name="T16">); </text:span><text:span text:style-name="T22">// Invitado</text:span></text:p>
          </table:table-cell>
        </table:table-row>
      </table:table>
      <text:p text:style-name="Standard"><text:soft-page-break/></text:p>
      <text:p text:style-name="Standard"><text:span text:style-name="T9">🔷 late variables</text:span></text:p>
      <text:list xml:id="list3137068523" text:style-name="WWNum2">
        <text:list-item>
          <text:p text:style-name="P54">Se inicializan más tarde pero se garantiza que tendrán valor antes de usarse.</text:p>
        </text:list-item>
      </text:list>
      <table:table table:name="Table31" table:style-name="Table31">
        <table:table-column table:style-name="Table31.A"/>
        <table:table-row table:style-name="Table31.1">
          <table:table-cell table:style-name="Table31.A1" office:value-type="string">
            <text:p text:style-name="P106"><text:span text:style-name="T16">late </text:span><text:span text:style-name="T19">String</text:span><text:span text:style-name="T16"> nombre;<text:line-break/>nombre = </text:span><text:span text:style-name="T17">"Luis"</text:span><text:span text:style-name="T16">;<text:line-break/></text:span><text:span text:style-name="T19">print</text:span><text:span text:style-name="T16">(nombre);</text:span></text:p>
          </table:table-cell>
        </table:table-row>
      </table:table>
      <text:p text:style-name="Standard"/>
      <text:p text:style-name="Standard"><text:span text:style-name="T9">💬 Ejemplo combinado:</text:span></text:p>
      <table:table table:name="Table32" table:style-name="Table32">
        <table:table-column table:style-name="Table32.A"/>
        <table:table-row table:style-name="Table32.1">
          <table:table-cell table:style-name="Table32.A1" office:value-type="string">
            <text:p text:style-name="P106"><text:span text:style-name="T19">String</text:span><text:span text:style-name="T16">? nombre;<text:line-break/></text:span><text:span text:style-name="T19">print</text:span><text:span text:style-name="T16">((nombre ?? </text:span><text:span text:style-name="T17">"Desconocido"</text:span><text:span text:style-name="T16">).toUpperCase());</text:span></text:p>
          </table:table-cell>
        </table:table-row>
      </table:table>
      <text:p text:style-name="Heading_20_1"><text:bookmark text:name="_b0wszm7pefcu"/>6. POO en Dart</text:p>
      <text:p text:style-name="Heading_20_2"><text:bookmark text:name="_76p46reo4qlp"/>6.1. Clases</text:p>
      <text:p text:style-name="Standard"><text:span text:style-name="T9">🔷 Definición básica</text:span></text:p>
      <table:table table:name="Table33" table:style-name="Table33">
        <table:table-column table:style-name="Table33.A"/>
        <table:table-row table:style-name="Table33.1">
          <table:table-cell table:style-name="Table33.A1" office:value-type="string">
            <text:p text:style-name="P106"><text:span text:style-name="T15">class</text:span><text:span text:style-name="T16"> </text:span><text:span text:style-name="T20">Persona</text:span><text:span text:style-name="T16"> {<text:line-break/> <text:s/></text:span><text:span text:style-name="T19">String</text:span><text:span text:style-name="T16"> nombre;<text:line-break/> <text:s/></text:span><text:span text:style-name="T19">int</text:span><text:span text:style-name="T16"> edad;<text:line-break/><text:line-break/> <text:s/></text:span><text:span text:style-name="T22">// Constructor</text:span><text:span text:style-name="T16"><text:line-break/> <text:s/>Persona(</text:span><text:span text:style-name="T15">this</text:span><text:span text:style-name="T16">.nombre, </text:span><text:span text:style-name="T15">this</text:span><text:span text:style-name="T16">.edad);<text:line-break/><text:line-break/> <text:s/></text:span><text:span text:style-name="T22">// Método</text:span><text:span text:style-name="T16"><text:line-break/> <text:s/></text:span><text:span text:style-name="T15">void</text:span><text:span text:style-name="T16"> saludar() {<text:line-break/> <text:s text:c="3"/></text:span><text:span text:style-name="T19">print</text:span><text:span text:style-name="T16">(</text:span><text:span text:style-name="T17">"Hola, soy $nombre y tengo $edad años"</text:span><text:span text:style-name="T16">);<text:line-break/> <text:s/>}<text:line-break/>}<text:line-break/><text:line-break/></text:span><text:span text:style-name="T15">void</text:span><text:span text:style-name="T16"> main() {<text:line-break/> <text:s/></text:span><text:span text:style-name="T15">var</text:span><text:span text:style-name="T16"> p = Persona(</text:span><text:span text:style-name="T17">"Ana"</text:span><text:span text:style-name="T16">, </text:span><text:span text:style-name="T23">25</text:span><text:span text:style-name="T16">);<text:line-break/> <text:s/>p.saludar(); </text:span><text:span text:style-name="T22">// Hola, soy Ana y tengo 25 años</text:span><text:span text:style-name="T16"><text:line-break/>}</text:span></text:p>
          </table:table-cell>
        </table:table-row>
      </table:table>
      <text:p text:style-name="Standard"/>
      <text:p text:style-name="Standard"><text:span text:style-name="T9">🔷 Constructores con nombre</text:span></text:p>
      <text:list xml:id="list1923568138" text:style-name="WWNum1">
        <text:list-item>
          <text:p text:style-name="P55">Permiten crear constructores alternativos.<text:line-break/></text:p>
        </text:list-item>
      </text:list>
      <table:table table:name="Table34" table:style-name="Table34">
        <table:table-column table:style-name="Table34.A"/>
        <table:table-row table:style-name="Table34.1">
          <table:table-cell table:style-name="Table34.A1" office:value-type="string">
            <text:p text:style-name="P106"><text:span text:style-name="T15">class</text:span><text:span text:style-name="T16"> </text:span><text:span text:style-name="T20">Punto</text:span><text:span text:style-name="T16"> {<text:line-break/> <text:s/></text:span><text:span text:style-name="T19">double</text:span><text:span text:style-name="T16"> x, y;<text:line-break/><text:line-break/> <text:s/>Punto(</text:span><text:span text:style-name="T15">this</text:span><text:span text:style-name="T16">.x, </text:span><text:span text:style-name="T15">this</text:span><text:span text:style-name="T16">.y);<text:line-break/> <text:s/>Punto.origen() : x = </text:span><text:span text:style-name="T23">0</text:span><text:span text:style-name="T16">, y = </text:span><text:span text:style-name="T23">0</text:span><text:span text:style-name="T16">;<text:line-break/>}<text:line-break/><text:line-break/></text:span><text:span text:style-name="T15">var</text:span><text:span text:style-name="T16"> p1 = Punto(</text:span><text:span text:style-name="T23">5</text:span><text:span text:style-name="T16">, </text:span><text:span text:style-name="T23">3</text:span><text:span text:style-name="T16">);<text:line-break/></text:span><text:span text:style-name="T15">var</text:span><text:span text:style-name="T16"> p2 = Punto.origen();</text:span></text:p>
          </table:table-cell>
        </table:table-row>
      </table:table>
      <text:p text:style-name="Standard"/>
      <text:p text:style-name="Standard"><text:span text:style-name="T9">🔷 Constructores factory</text:span></text:p>
      <text:list xml:id="list3469989036" text:style-name="WWNum69">
        <text:list-item>
          <text:p text:style-name="P56">Devuelven una instancia existente o personalizada.</text:p>
        </text:list-item>
      </text:list>
      <text:p text:style-name="Standard"/>
      <table:table table:name="Table35" table:style-name="Table35">
        <table:table-column table:style-name="Table35.A"/>
        <table:table-row table:style-name="Table35.1">
          <table:table-cell table:style-name="Table35.A1" office:value-type="string">
            <text:p text:style-name="P106"><text:span text:style-name="T15">class</text:span><text:span text:style-name="T16"> </text:span><text:span text:style-name="T20">Conexion</text:span><text:span text:style-name="T16"> {<text:line-break/> <text:s/></text:span><text:span text:style-name="T15">static</text:span><text:span text:style-name="T16"> </text:span><text:span text:style-name="T15">final</text:span><text:span text:style-name="T16"> Conexion _instancia = Conexion._interna();<text:line-break/> <text:s/></text:span><text:span text:style-name="T15">factory</text:span><text:span text:style-name="T16"> Conexion() =&gt; _instancia;<text:line-break/> <text:s/>Conexion._interna();<text:line-break/>}<text:line-break/><text:line-break/></text:span><text:span text:style-name="T15">var</text:span><text:span text:style-name="T16"> c1 = Conexion();<text:line-break/></text:span><text:span text:style-name="T15">var</text:span><text:span text:style-name="T16"> c2 = Conexion();<text:line-break/></text:span><text:span text:style-name="T19">print</text:span><text:span text:style-name="T16">(identical(c1, c2)); </text:span><text:span text:style-name="T22">// true</text:span></text:p>
          </table:table-cell>
        </table:table-row>
      </table:table>
      <text:p text:style-name="Standard"/>
      <text:p text:style-name="Standard"><text:span text:style-name="T9">🔷 Getters y Setters</text:span></text:p>
      <table:table table:name="Table36" table:style-name="Table36">
        <table:table-column table:style-name="Table36.A"/>
        <table:table-row table:style-name="Table36.1">
          <table:table-cell table:style-name="Table36.A1" office:value-type="string">
            <text:p text:style-name="P106"><text:span text:style-name="T15">class</text:span><text:span text:style-name="T16"> </text:span><text:span text:style-name="T20">Rectangulo</text:span><text:span text:style-name="T16"> {<text:line-break/> <text:s/></text:span><text:span text:style-name="T19">double</text:span><text:span text:style-name="T16"> ancho, alto;<text:line-break/><text:line-break/> <text:s/>Rectangulo(</text:span><text:span text:style-name="T15">this</text:span><text:span text:style-name="T16">.ancho, </text:span><text:span text:style-name="T15">this</text:span><text:span text:style-name="T16">.alto);<text:line-break/><text:line-break/> <text:s/></text:span><text:span text:style-name="T19">double</text:span><text:span text:style-name="T16"> </text:span><text:span text:style-name="T15">get</text:span><text:span text:style-name="T16"> area =&gt; ancho * alto; </text:span><text:span text:style-name="T22">// getter</text:span><text:span text:style-name="T16"><text:line-break/> <text:s/></text:span><text:span text:style-name="T15">set</text:span><text:span text:style-name="T16"> cambiarAncho(</text:span><text:span text:style-name="T19">double</text:span><text:span text:style-name="T16"> valor) =&gt; ancho = valor; </text:span><text:span text:style-name="T22">// setter</text:span><text:span text:style-name="T16"><text:line-break/>}<text:line-break/><text:line-break/></text:span><text:span text:style-name="T15">var</text:span><text:span text:style-name="T16"> r = Rectangulo(</text:span><text:span text:style-name="T23">3</text:span><text:span text:style-name="T16">, </text:span><text:span text:style-name="T23">4</text:span><text:span text:style-name="T16">);<text:line-break/></text:span><text:span text:style-name="T19">print</text:span><text:span text:style-name="T16">(r.area); </text:span><text:span text:style-name="T22">// 12</text:span><text:span text:style-name="T16"><text:line-break/>r.cambiarAncho = </text:span><text:span text:style-name="T23">5</text:span><text:span text:style-name="T16">;</text:span></text:p>
          </table:table-cell>
        </table:table-row>
      </table:table>
      <text:p text:style-name="Heading_20_2"><text:bookmark text:name="_e74rlw9njwvc"/>6.2. Herencia y Mixins</text:p>
      <text:p text:style-name="Standard"><text:span text:style-name="T9">🔷 Herencia (extends)</text:span></text:p>
      <table:table table:name="Table37" table:style-name="Table37">
        <table:table-column table:style-name="Table37.A"/>
        <table:table-row table:style-name="Table37.1">
          <table:table-cell table:style-name="Table37.A1" office:value-type="string">
            <text:p text:style-name="P106"><text:span text:style-name="T15">class</text:span><text:span text:style-name="T16"> </text:span><text:span text:style-name="T20">Animal</text:span><text:span text:style-name="T16"> {<text:line-break/> <text:s/></text:span><text:span text:style-name="T15">void</text:span><text:span text:style-name="T16"> hacerSonido() =&gt; </text:span><text:span text:style-name="T19">print</text:span><text:span text:style-name="T16">(</text:span><text:span text:style-name="T17">"Sonido genérico"</text:span><text:span text:style-name="T16">);<text:line-break/>}<text:line-break/><text:line-break/></text:span><text:span text:style-name="T15">class</text:span><text:span text:style-name="T16"> </text:span><text:span text:style-name="T20">Perro</text:span><text:span text:style-name="T16"> </text:span><text:span text:style-name="T15">extends</text:span><text:span text:style-name="T16"> </text:span><text:span text:style-name="T20">Animal</text:span><text:span text:style-name="T16"> {<text:line-break/> <text:s/></text:span><text:span text:style-name="T24">@override</text:span><text:span text:style-name="T16"><text:line-break/> <text:s/></text:span><text:span text:style-name="T15">void</text:span><text:span text:style-name="T16"> hacerSonido() =&gt; </text:span><text:span text:style-name="T19">print</text:span><text:span text:style-name="T16">(</text:span><text:span text:style-name="T17">"Guau"</text:span><text:span text:style-name="T16">);<text:line-break/>}<text:line-break/><text:line-break/></text:span><text:span text:style-name="T15">var</text:span><text:span text:style-name="T16"> perro = Perro();<text:line-break/>perro.hacerSonido(); </text:span><text:span text:style-name="T22">// Guau</text:span></text:p>
          </table:table-cell>
        </table:table-row>
      </table:table>
      <text:p text:style-name="Standard"/>
      <text:p text:style-name="Standard"><text:span text:style-name="T9">🔷 Mixins (with)</text:span></text:p>
      <text:list xml:id="list713475174" text:style-name="WWNum38">
        <text:list-item>
          <text:p text:style-name="P57">Añaden funcionalidades sin heredar.<text:line-break/></text:p>
        </text:list-item>
      </text:list>
      <table:table table:name="Table38" table:style-name="Table38">
        <table:table-column table:style-name="Table38.A"/>
        <table:table-row table:style-name="Table38.1">
          <table:table-cell table:style-name="Table38.A1" office:value-type="string">
            <text:p text:style-name="P106"><text:span text:style-name="T16">mixin Volador {<text:line-break/> <text:s/></text:span><text:span text:style-name="T15">void</text:span><text:span text:style-name="T16"> volar() =&gt; </text:span><text:span text:style-name="T19">print</text:span><text:span text:style-name="T16">(</text:span><text:span text:style-name="T17">"Estoy volando"</text:span><text:span text:style-name="T16">);<text:line-break/>}<text:line-break/><text:line-break/></text:span><text:span text:style-name="T15">class</text:span><text:span text:style-name="T16"> </text:span><text:span text:style-name="T20">Pajaro</text:span><text:span text:style-name="T16"> </text:span><text:span text:style-name="T20">with</text:span><text:span text:style-name="T16"> </text:span><text:span text:style-name="T20">Volador</text:span><text:span text:style-name="T16"> {}<text:line-break/><text:line-break/></text:span><text:span text:style-name="T15">var</text:span><text:span text:style-name="T16"> p = Pajaro();<text:line-break/>p.volar();</text:span></text:p>
          </table:table-cell>
        </table:table-row>
      </table:table>
      <text:p text:style-name="Standard"/>
      <text:p text:style-name="Standard"><text:span text:style-name="T9">🔷 Restricción de mixins (on)</text:span></text:p>
      <table:table table:name="Table39" table:style-name="Table39">
        <table:table-column table:style-name="Table39.A"/>
        <table:table-row table:style-name="Table39.1">
          <table:table-cell table:style-name="Table39.A1" office:value-type="string">
            <text:p text:style-name="P106"><text:span text:style-name="T16">mixin Nadador on Animal {<text:line-break/> <text:s/></text:span><text:span text:style-name="T15">void</text:span><text:span text:style-name="T16"> nadar() =&gt; </text:span><text:span text:style-name="T19">print</text:span><text:span text:style-name="T16">(</text:span><text:span text:style-name="T17">"Estoy nadando"</text:span><text:span text:style-name="T16">);<text:line-break/>}</text:span></text:p>
          </table:table-cell>
        </table:table-row>
      </table:table>
      <text:p text:style-name="Standard"/>
      <text:p text:style-name="Heading_20_2"><text:bookmark text:name="_k9smyn5hk9e5"/>6.3. Interfaces Implícitas y Clases Abstractas</text:p>
      <text:p text:style-name="Standard"><text:span text:style-name="T9">🔷 Interfaces implícitas</text:span></text:p>
      <text:list xml:id="list689126707" text:style-name="WWNum20">
        <text:list-item>
          <text:p text:style-name="P58">Todas las clases definen automáticamente una interfaz.</text:p>
        </text:list-item>
        <text:list-item>
          <text:p text:style-name="P58">Se implementa con implements.</text:p>
        </text:list-item>
      </text:list>
      <table:table table:name="Table40" table:style-name="Table40">
        <table:table-column table:style-name="Table40.A"/>
        <table:table-row table:style-name="Table40.1">
          <table:table-cell table:style-name="Table40.A1" office:value-type="string">
            <text:p text:style-name="P106"><text:span text:style-name="T15">class</text:span><text:span text:style-name="T16"> </text:span><text:span text:style-name="T20">Imprimible</text:span><text:span text:style-name="T16"> {<text:line-break/> <text:s/></text:span><text:span text:style-name="T15">void</text:span><text:span text:style-name="T16"> imprimir();<text:line-break/>}<text:line-break/><text:line-break/></text:span><text:span text:style-name="T15">class</text:span><text:span text:style-name="T16"> </text:span><text:span text:style-name="T20">Documento</text:span><text:span text:style-name="T16"> </text:span><text:span text:style-name="T15">implements</text:span><text:span text:style-name="T16"> </text:span><text:span text:style-name="T20">Imprimible</text:span><text:span text:style-name="T16"> {<text:line-break/> <text:s/></text:span><text:span text:style-name="T24">@override</text:span><text:span text:style-name="T16"><text:line-break/> <text:s/></text:span><text:span text:style-name="T15">void</text:span><text:span text:style-name="T16"> imprimir() =&gt; </text:span><text:span text:style-name="T19">print</text:span><text:span text:style-name="T16">(</text:span><text:span text:style-name="T17">"Imprimiendo documento"</text:span><text:span text:style-name="T16">);<text:line-break/>}</text:span></text:p>
          </table:table-cell>
        </table:table-row>
      </table:table>
      <text:p text:style-name="Standard"/>
      <text:p text:style-name="Standard"><text:span text:style-name="T9">🔷 Clases abstractas</text:span></text:p>
      <text:list xml:id="list4185829793" text:style-name="WWNum54">
        <text:list-item>
          <text:p text:style-name="P59">No se pueden instanciar.</text:p>
        </text:list-item>
        <text:list-item>
          <text:p text:style-name="P59">Sirven como base para otras clases.</text:p>
        </text:list-item>
      </text:list>
      <table:table table:name="Table41" table:style-name="Table41">
        <table:table-column table:style-name="Table41.A"/>
        <table:table-row table:style-name="Table41.1">
          <table:table-cell table:style-name="Table41.A1" office:value-type="string">
            <text:p text:style-name="P106"><text:span text:style-name="T15">abstract</text:span><text:span text:style-name="T16"> </text:span><text:span text:style-name="T15">class</text:span><text:span text:style-name="T16"> </text:span><text:span text:style-name="T20">Figura</text:span><text:span text:style-name="T16"> {<text:line-break/> <text:s/></text:span><text:span text:style-name="T19">double</text:span><text:span text:style-name="T16"> area();<text:line-break/>}<text:line-break/><text:line-break/></text:span><text:span text:style-name="T15">class</text:span><text:span text:style-name="T16"> </text:span><text:span text:style-name="T20">Circulo</text:span><text:span text:style-name="T16"> </text:span><text:span text:style-name="T15">extends</text:span><text:span text:style-name="T16"> </text:span><text:span text:style-name="T20">Figura</text:span><text:span text:style-name="T16"> {<text:line-break/> <text:s/></text:span><text:span text:style-name="T19">double</text:span><text:span text:style-name="T16"> radio;<text:line-break/> <text:s/>Circulo(</text:span><text:span text:style-name="T15">this</text:span><text:span text:style-name="T16">.radio);<text:line-break/> <text:s/></text:span><text:span text:style-name="T24">@override</text:span><text:span text:style-name="T16"><text:line-break/> <text:s/></text:span><text:span text:style-name="T19">double</text:span><text:span text:style-name="T16"> area() =&gt; </text:span><text:span text:style-name="T23">3.1416</text:span><text:span text:style-name="T16"> * radio * radio;<text:line-break/>}</text:span></text:p>
          </table:table-cell>
        </table:table-row>
      </table:table>
      <text:p text:style-name="Standard"/>
      <text:p text:style-name="Standard"><text:span text:style-name="T9">💡 Resumen POO en Dart</text:span></text:p>
      <text:list xml:id="list995796023" text:style-name="WWNum24">
        <text:list-item>
          <text:p text:style-name="P60">Clase: define atributos y métodos.</text:p>
        </text:list-item>
        <text:list-item>
          <text:p text:style-name="P60">Constructor: inicializa objetos.</text:p>
        </text:list-item>
        <text:list-item>
          <text:p text:style-name="P60">Factory: control sobre creación de instancias.</text:p>
        </text:list-item>
        <text:list-item>
          <text:p text:style-name="P60">Herencia: extends para especializar.</text:p>
        </text:list-item>
        <text:list-item>
          <text:p text:style-name="P60">Mixins: with para añadir comportamientos.</text:p>
        </text:list-item>
        <text:list-item>
          <text:p text:style-name="P60">Interfaces implícitas: se implementan con implements.</text:p>
        </text:list-item>
        <text:list-item>
          <text:p text:style-name="P60">Clases abstractas: para definir plantillas de comportamiento.</text:p>
        </text:list-item>
      </text:list>
      <text:p text:style-name="Heading_20_1"><text:bookmark text:name="_e1u20n1i4w2m"/>7. <text:s/>Características avanzadas</text:p>
      <text:p text:style-name="Heading_20_2"><text:bookmark text:name="_bj09md62d6d3"/><text:soft-page-break/>7.1. Extensions</text:p>
      <text:p text:style-name="Standard"><text:span text:style-name="T9">🔷 ¿Qué son?<text:line-break/></text:span> Las extensions permiten añadir nuevos métodos o propiedades a clases ya existentes sin modificarlas.</text:p>
      <text:p text:style-name="Standard"><text:span text:style-name="T9">📌 Ejemplo:</text:span></text:p>
      <table:table table:name="Table42" table:style-name="Table42">
        <table:table-column table:style-name="Table42.A"/>
        <table:table-row table:style-name="Table42.1">
          <table:table-cell table:style-name="Table42.A1" office:value-type="string">
            <text:p text:style-name="P106"><text:span text:style-name="T16">extension StringMayus on </text:span><text:span text:style-name="T19">String</text:span><text:span text:style-name="T16"> {<text:line-break/> <text:s/></text:span><text:span text:style-name="T19">String</text:span><text:span text:style-name="T16"> primeraMayus() {<text:line-break/> <text:s text:c="3"/></text:span><text:span text:style-name="T15">if</text:span><text:span text:style-name="T16"> (isEmpty) </text:span><text:span text:style-name="T15">return</text:span><text:span text:style-name="T16"> </text:span><text:span text:style-name="T15">this</text:span><text:span text:style-name="T16">;<text:line-break/> <text:s text:c="3"/></text:span><text:span text:style-name="T15">return</text:span><text:span text:style-name="T16"> </text:span><text:span text:style-name="T15">this</text:span><text:span text:style-name="T16">[</text:span><text:span text:style-name="T23">0</text:span><text:span text:style-name="T16">].toUpperCase() + substring(</text:span><text:span text:style-name="T23">1</text:span><text:span text:style-name="T16">);<text:line-break/> <text:s/>}<text:line-break/>}<text:line-break/><text:line-break/></text:span><text:span text:style-name="T15">void</text:span><text:span text:style-name="T16"> main() {<text:line-break/> <text:s/></text:span><text:span text:style-name="T19">print</text:span><text:span text:style-name="T16">(</text:span><text:span text:style-name="T17">"hola mundo"</text:span><text:span text:style-name="T16">.primeraMayus()); </text:span><text:span text:style-name="T22">// Hola mundo</text:span><text:span text:style-name="T16"><text:line-break/>}</text:span></text:p>
          </table:table-cell>
        </table:table-row>
      </table:table>
      <text:p text:style-name="Standard"/>
      <text:p text:style-name="Standard">💡 Ventaja:<text:line-break/> Puedes añadir utilidades personalizadas a tipos nativos o de librerías externas.</text:p>
      <text:p text:style-name="Heading_20_2"><text:bookmark text:name="_5up1j3kjptf6"/>7.2. Generators</text:p>
      <text:p text:style-name="Standard"><text:span text:style-name="T9">🔷 Concepto</text:span><text:line-break/> Un generator produce elementos bajo demanda (lazy evaluation).</text:p>
      <text:list xml:id="list4053742972" text:style-name="WWNum42">
        <text:list-item>
          <text:p text:style-name="P61">sync* → genera secuencias síncronas.</text:p>
        </text:list-item>
        <text:list-item>
          <text:p text:style-name="P61">async* → genera secuencias asíncronas.<text:line-break/></text:p>
        </text:list-item>
      </text:list>
      <text:p text:style-name="Standard"><text:span text:style-name="T9">📌 Ejemplo con sync*:</text:span></text:p>
      <table:table table:name="Table43" table:style-name="Table43">
        <table:table-column table:style-name="Table43.A"/>
        <table:table-row table:style-name="Table43.1">
          <table:table-cell table:style-name="Table43.A1" office:value-type="string">
            <text:p text:style-name="P106"><text:span text:style-name="T19">Iterable</text:span><text:span text:style-name="T16">&lt;</text:span><text:span text:style-name="T19">int</text:span><text:span text:style-name="T16">&gt; contarHasta(</text:span><text:span text:style-name="T19">int</text:span><text:span text:style-name="T16"> max) </text:span><text:span text:style-name="T15">sync</text:span><text:span text:style-name="T16">* {<text:line-break/> <text:s/></text:span><text:span text:style-name="T15">for</text:span><text:span text:style-name="T16"> (</text:span><text:span text:style-name="T19">int</text:span><text:span text:style-name="T16"> i = </text:span><text:span text:style-name="T23">1</text:span><text:span text:style-name="T16">; i &lt;= max; i++) {<text:line-break/> <text:s text:c="3"/></text:span><text:span text:style-name="T15">yield</text:span><text:span text:style-name="T16"> i; </text:span><text:span text:style-name="T22">// devuelve un valor y "pausa" la función</text:span><text:span text:style-name="T16"><text:line-break/> <text:s/>}<text:line-break/>}<text:line-break/><text:line-break/></text:span><text:span text:style-name="T15">void</text:span><text:span text:style-name="T16"> main() {<text:line-break/> <text:s/></text:span><text:span text:style-name="T15">for</text:span><text:span text:style-name="T16"> (</text:span><text:span text:style-name="T15">var</text:span><text:span text:style-name="T16"> n </text:span><text:span text:style-name="T15">in</text:span><text:span text:style-name="T16"> contarHasta(</text:span><text:span text:style-name="T23">5</text:span><text:span text:style-name="T16">)) {<text:line-break/> <text:s text:c="3"/></text:span><text:span text:style-name="T19">print</text:span><text:span text:style-name="T16">(n); </text:span><text:span text:style-name="T22">// 1 2 3 4 5</text:span><text:span text:style-name="T16"><text:line-break/> <text:s/>}<text:line-break/>}</text:span></text:p>
          </table:table-cell>
        </table:table-row>
      </table:table>
      <text:p text:style-name="Standard"><text:span text:style-name="T9">📌 Ejemplo con async*:</text:span></text:p>
      <table:table table:name="Table44" table:style-name="Table44">
        <table:table-column table:style-name="Table44.A"/>
        <table:table-row table:style-name="Table44.1">
          <table:table-cell table:style-name="Table44.A1" office:value-type="string">
            <text:p text:style-name="P106"><text:span text:style-name="T16">Stream&lt;</text:span><text:span text:style-name="T19">int</text:span><text:span text:style-name="T16">&gt; contarAsync(</text:span><text:span text:style-name="T19">int</text:span><text:span text:style-name="T16"> max) </text:span><text:span text:style-name="T15">async</text:span><text:span text:style-name="T16">* {<text:line-break/> <text:s/></text:span><text:span text:style-name="T15">for</text:span><text:span text:style-name="T16"> (</text:span><text:span text:style-name="T19">int</text:span><text:span text:style-name="T16"> i = </text:span><text:span text:style-name="T23">1</text:span><text:span text:style-name="T16">; i &lt;= max; i++) {<text:line-break/> <text:s text:c="3"/></text:span><text:span text:style-name="T15">await</text:span><text:span text:style-name="T16"> Future.delayed(</text:span><text:span text:style-name="T19">Duration</text:span><text:span text:style-name="T16">(seconds: </text:span><text:span text:style-name="T23">1</text:span><text:span text:style-name="T16">));<text:line-break/> <text:s text:c="3"/></text:span><text:span text:style-name="T15">yield</text:span><text:span text:style-name="T16"> i;<text:line-break/> <text:s/>}<text:line-break/>}<text:line-break/><text:line-break/></text:span><text:span text:style-name="T15">void</text:span><text:span text:style-name="T16"> main() </text:span><text:span text:style-name="T15">async</text:span><text:span text:style-name="T16"> {<text:line-break/> <text:s/></text:span><text:span text:style-name="T15">await</text:span><text:span text:style-name="T16"> </text:span><text:span text:style-name="T15">for</text:span><text:span text:style-name="T16"> (</text:span><text:span text:style-name="T15">var</text:span><text:span text:style-name="T16"> n </text:span><text:span text:style-name="T15">in</text:span><text:span text:style-name="T16"> contarAsync(</text:span><text:span text:style-name="T23">3</text:span><text:span text:style-name="T16">)) {<text:line-break/> <text:s text:c="3"/></text:span><text:span text:style-name="T19">print</text:span><text:span text:style-name="T16">(n); </text:span><text:span text:style-name="T22">// imprime un número por segundo</text:span><text:span text:style-name="T16"><text:line-break/> <text:s/>}<text:line-break/>}</text:span></text:p>
          </table:table-cell>
        </table:table-row>
      </table:table>
      <text:p text:style-name="Standard"/>
      <text:p text:style-name="Standard"><text:span text:style-name="T9">💬 Usos comunes:</text:span></text:p>
      <text:list xml:id="list3685007659" text:style-name="WWNum10">
        <text:list-item>
          <text:p text:style-name="P62">Lectura progresiva de datos.</text:p>
        </text:list-item>
        <text:list-item>
          <text:p text:style-name="P62">Streams de eventos.</text:p>
        </text:list-item>
        <text:list-item>
          <text:p text:style-name="P62">Generación de listas grandes sin cargar todo en memoria.<text:line-break/></text:p>
        </text:list-item>
      </text:list>
      <text:p text:style-name="Heading_20_2"><text:bookmark text:name="_gjw9h0nmklsa"/>7.3. Callable Classes</text:p>
      <text:p text:style-name="Standard">🔷 ¿Qué son?<text:line-break/> Permiten que un objeto se use como si fuera una función implementando el método especial call().</text:p>
      <text:p text:style-name="Standard">📌 Ejemplo:</text:p>
      <table:table table:name="Table45" table:style-name="Table45">
        <table:table-column table:style-name="Table45.A"/>
        <table:table-row table:style-name="Table45.1">
          <table:table-cell table:style-name="Table45.A1" office:value-type="string">
            <text:p text:style-name="P106"><text:span text:style-name="T15">class</text:span><text:span text:style-name="T16"> </text:span><text:span text:style-name="T20">Suma</text:span><text:span text:style-name="T16"> {<text:line-break/> <text:s/></text:span><text:span text:style-name="T19">int</text:span><text:span text:style-name="T16"> call(</text:span><text:span text:style-name="T19">int</text:span><text:span text:style-name="T16"> a, </text:span><text:span text:style-name="T19">int</text:span><text:span text:style-name="T16"> b) =&gt; a + b;<text:line-break/>}<text:line-break/><text:line-break/></text:span><text:span text:style-name="T15">void</text:span><text:span text:style-name="T16"> main() {<text:line-break/> <text:s/></text:span><text:span text:style-name="T15">var</text:span><text:span text:style-name="T16"> sumar = Suma();<text:line-break/> <text:s/></text:span><text:span text:style-name="T19">print</text:span><text:span text:style-name="T16">(sumar(</text:span><text:span text:style-name="T23">3</text:span><text:span text:style-name="T16">, </text:span><text:span text:style-name="T23">4</text:span><text:span text:style-name="T16">)); </text:span><text:span text:style-name="T22">// 7</text:span><text:span text:style-name="T16"><text:line-break/>}</text:span></text:p>
          </table:table-cell>
        </table:table-row>
      </table:table>
      <text:p text:style-name="Standard"/>
      <text:p text:style-name="Standard">💡 Ventaja:<text:line-break/> Útil para objetos que representan operaciones o servicios, haciéndolos más naturales de usar.</text:p>
      <text:p text:style-name="Standard">📖 Resumen del Punto 7</text:p>
      <text:list xml:id="list1597331917" text:style-name="WWNum31">
        <text:list-item>
          <text:p text:style-name="P63">Extensions → Añadir métodos a clases existentes.</text:p>
        </text:list-item>
        <text:list-item>
          <text:p text:style-name="P63">Generators → Crear secuencias lazy con sync* o async*.</text:p>
        </text:list-item>
        <text:list-item>
          <text:p text:style-name="P63">Callable Classes → Objetos que actúan como funciones.</text:p>
        </text:list-item>
      </text:list>
      <text:p text:style-name="Standard"/>
      <text:p text:style-name="Heading_20_1"><text:bookmark text:name="_r70tfyimiadv"/>8. Asincronía y Concurrencia</text:p>
      <text:p text:style-name="Heading_20_2"><text:bookmark text:name="_tgcsj5mfijuq"/>8.1. Futures y async/await</text:p>
      <text:p text:style-name="Standard"><text:span text:style-name="T9">🔷 ¿Qué es un Future?</text:span></text:p>
      <text:list xml:id="list2927754705" text:style-name="WWNum40">
        <text:list-item>
          <text:p text:style-name="P64">Representa un valor que estará disponible en el futuro.</text:p>
        </text:list-item>
        <text:list-item>
          <text:p text:style-name="P64">Puede completarse con éxito (valor) o con error (excepción).<text:line-break/></text:p>
        </text:list-item>
      </text:list>
      <text:p text:style-name="Standard"><text:span text:style-name="T9">📌 Ejemplo básico:</text:span></text:p>
      <table:table table:name="Table46" table:style-name="Table46">
        <table:table-column table:style-name="Table46.A"/>
        <table:table-row table:style-name="Table46.1">
          <table:table-cell table:style-name="Table46.A1" office:value-type="string">
            <text:p text:style-name="P106"><text:span text:style-name="T16">Future&lt;</text:span><text:span text:style-name="T19">String</text:span><text:span text:style-name="T16">&gt; obtenerDatos() </text:span><text:span text:style-name="T15">async</text:span><text:span text:style-name="T16"> {<text:line-break/> <text:s/></text:span><text:span text:style-name="T15">await</text:span><text:span text:style-name="T16"> Future.delayed(</text:span><text:span text:style-name="T19">Duration</text:span><text:span text:style-name="T16">(seconds: </text:span><text:span text:style-name="T23">2</text:span><text:span text:style-name="T16">)); </text:span><text:span text:style-name="T22">// simula espera</text:span><text:span text:style-name="T16"><text:line-break/> <text:s/></text:span><text:span text:style-name="T15">return</text:span><text:span text:style-name="T16"> </text:span><text:span text:style-name="T17">"Datos recibidos"</text:span><text:span text:style-name="T16">;<text:line-break/>}<text:line-break/><text:line-break/></text:span><text:span text:style-name="T15">void</text:span><text:span text:style-name="T16"> main() </text:span><text:span text:style-name="T15">async</text:span><text:span text:style-name="T16"> {<text:line-break/> <text:s/></text:span><text:span text:style-name="T19">print</text:span><text:span text:style-name="T16">(</text:span><text:span text:style-name="T17">"Cargando..."</text:span><text:span text:style-name="T16">);<text:line-break/> <text:s/></text:span><text:span text:style-name="T15">var</text:span><text:span text:style-name="T16"> datos = </text:span><text:span text:style-name="T15">await</text:span><text:span text:style-name="T16"> obtenerDatos();<text:line-break/> <text:s/></text:span><text:span text:style-name="T19">print</text:span><text:span text:style-name="T16">(datos); </text:span><text:span text:style-name="T22">// Datos recibidos</text:span><text:span text:style-name="T16"><text:line-break/>}</text:span></text:p>
          </table:table-cell>
        </table:table-row>
      </table:table>
      <text:p text:style-name="Standard"><text:span text:style-name="T9">🔷 Manejo de errores con try/catch</text:span></text:p>
      <table:table table:name="Table47" table:style-name="Table47">
        <table:table-column table:style-name="Table47.A"/>
        <table:table-row table:style-name="Table47.1">
          <table:table-cell table:style-name="Table47.A1" office:value-type="string">
            <text:p text:style-name="P106"><text:span text:style-name="T16">Future&lt;</text:span><text:span text:style-name="T15">void</text:span><text:span text:style-name="T16">&gt; cargarArchivo() </text:span><text:span text:style-name="T15">async</text:span><text:span text:style-name="T16"> {<text:line-break/> <text:s/></text:span><text:span text:style-name="T15">try</text:span><text:span text:style-name="T16"> {<text:line-break/> <text:s text:c="3"/></text:span><text:span text:style-name="T15">await</text:span><text:span text:style-name="T16"> Future.delayed(</text:span><text:span text:style-name="T19">Duration</text:span><text:span text:style-name="T16">(seconds: </text:span><text:span text:style-name="T23">1</text:span><text:span text:style-name="T16">));<text:line-break/> <text:s text:c="3"/></text:span><text:span text:style-name="T15">throw</text:span><text:span text:style-name="T16"> Exception(</text:span><text:span text:style-name="T17">"Archivo no encontrado"</text:span><text:span text:style-name="T16">);<text:line-break/> <text:s/>} </text:span><text:span text:style-name="T15">catch</text:span><text:span text:style-name="T16"> (e) {<text:line-break/> <text:s text:c="3"/></text:span><text:span text:style-name="T19">print</text:span><text:span text:style-name="T16">(</text:span><text:span text:style-name="T17">"Error: $e"</text:span><text:span text:style-name="T16">);<text:line-break/> <text:s/>}<text:line-break/>}<text:line-break/><text:line-break/></text:span><text:span text:style-name="T15">void</text:span><text:span text:style-name="T16"> main() </text:span><text:span text:style-name="T15">async</text:span><text:span text:style-name="T16"> {<text:line-break/> <text:s/></text:span><text:span text:style-name="T15">await</text:span><text:span text:style-name="T16"> cargarArchivo();<text:line-break/>}</text:span></text:p>
          </table:table-cell>
        </table:table-row>
      </table:table>
      <text:p text:style-name="Standard"/>
      <text:p text:style-name="Standard">💡 Tip:<text:line-break/> Usa await para escribir código asíncrono como si fuera síncrono, mejorando la legibilidad.</text:p>
      <text:p text:style-name="Standard"/>
      <text:p text:style-name="Heading_20_2"><text:bookmark text:name="_ff6rv8u0122t"/>8.2. Streams</text:p>
      <text:p text:style-name="Standard"><text:span text:style-name="T9">🔷 ¿Qué es un Stream?</text:span></text:p>
      <text:list xml:id="list521350290" text:style-name="WWNum25">
        <text:list-item>
          <text:p text:style-name="P65">Secuencia de datos que llega con el tiempo.</text:p>
        </text:list-item>
        <text:list-item>
          <text:p text:style-name="P65">Puede emitir múltiples valores y finalizar o emitir un error.<text:line-break/></text:p>
        </text:list-item>
      </text:list>
      <text:p text:style-name="Standard"><text:span text:style-name="T9">📌 Ejemplo básico:</text:span></text:p>
      <table:table table:name="Table48" table:style-name="Table48">
        <table:table-column table:style-name="Table48.A"/>
        <table:table-row table:style-name="Table48.1">
          <table:table-cell table:style-name="Table48.A1" office:value-type="string">
            <text:p text:style-name="P106"><text:span text:style-name="T16">Stream&lt;</text:span><text:span text:style-name="T19">int</text:span><text:span text:style-name="T16">&gt; contadorStream(</text:span><text:span text:style-name="T19">int</text:span><text:span text:style-name="T16"> max) </text:span><text:span text:style-name="T15">async</text:span><text:span text:style-name="T16">* {<text:line-break/> <text:s/></text:span><text:span text:style-name="T15">for</text:span><text:span text:style-name="T16"> (</text:span><text:span text:style-name="T19">int</text:span><text:span text:style-name="T16"> i = </text:span><text:span text:style-name="T23">1</text:span><text:span text:style-name="T16">; i &lt;= max; i++) {<text:line-break/> <text:s text:c="3"/></text:span><text:span text:style-name="T15">await</text:span><text:span text:style-name="T16"> Future.delayed(</text:span><text:span text:style-name="T19">Duration</text:span><text:span text:style-name="T16">(seconds: </text:span><text:span text:style-name="T23">1</text:span><text:span text:style-name="T16">));<text:line-break/> <text:s text:c="3"/></text:span><text:span text:style-name="T15">yield</text:span><text:span text:style-name="T16"> i;<text:line-break/> <text:s/>}<text:line-break/>}<text:line-break/><text:line-break/></text:span><text:span text:style-name="T15">void</text:span><text:span text:style-name="T16"> main() </text:span><text:span text:style-name="T15">async</text:span><text:span text:style-name="T16"> {<text:line-break/> <text:s/></text:span><text:span text:style-name="T15">await</text:span><text:span text:style-name="T16"> </text:span><text:span text:style-name="T15">for</text:span><text:span text:style-name="T16"> (</text:span><text:span text:style-name="T15">var</text:span><text:span text:style-name="T16"> n </text:span><text:span text:style-name="T15">in</text:span><text:span text:style-name="T16"> contadorStream(</text:span><text:span text:style-name="T23">3</text:span><text:span text:style-name="T16">)) {<text:line-break/> <text:s text:c="3"/></text:span><text:span text:style-name="T19">print</text:span><text:span text:style-name="T16">(n); </text:span><text:span text:style-name="T22">// 1, 2, 3 (un número por segundo)</text:span><text:span text:style-name="T16"><text:line-break/> <text:s/>}<text:line-break/>}</text:span></text:p>
          </table:table-cell>
        </table:table-row>
      </table:table>
      <text:p text:style-name="Standard"/>
      <text:p text:style-name="Standard"/>
      <text:p text:style-name="Standard"><text:span text:style-name="T9">🔷 Uso con StreamController</text:span></text:p>
      <table:table table:name="Table49" table:style-name="Table49">
        <table:table-column table:style-name="Table49.A"/>
        <table:table-row table:style-name="Table49.1">
          <table:table-cell table:style-name="Table49.A1" office:value-type="string">
            <text:p text:style-name="P106"><text:span text:style-name="T15">import</text:span><text:span text:style-name="T16"> </text:span><text:span text:style-name="T17">'dart:async'</text:span><text:span text:style-name="T16">;<text:line-break/><text:line-break/></text:span><text:span text:style-name="T15">void</text:span><text:span text:style-name="T16"> main() {<text:line-break/> <text:s/></text:span><text:span text:style-name="T15">final</text:span><text:span text:style-name="T16"> controller = StreamController&lt;</text:span><text:span text:style-name="T19">String</text:span><text:span text:style-name="T16">&gt;();<text:line-break/><text:line-break/> <text:s/></text:span><text:span text:style-name="T22">// Suscriptor</text:span><text:span text:style-name="T16"><text:line-break/> <text:s/>controller.stream.listen((dato) {<text:line-break/> <text:s text:c="3"/></text:span><text:span text:style-name="T19">print</text:span><text:span text:style-name="T16">(</text:span><text:span text:style-name="T17">"Recibido: $dato"</text:span><text:span text:style-name="T16">);<text:line-break/> <text:s/>});<text:line-break/><text:line-break/> <text:s/></text:span><text:span text:style-name="T22">// Emisión de datos</text:span><text:span text:style-name="T16"><text:line-break/> <text:s/>controller.add(</text:span><text:span text:style-name="T17">"Hola"</text:span><text:span text:style-name="T16">);<text:line-break/> <text:s/>controller.add(</text:span><text:span text:style-name="T17">"Mundo"</text:span><text:span text:style-name="T16">);<text:line-break/><text:line-break/> <text:s/>controller.close();<text:line-break/>}</text:span></text:p>
          </table:table-cell>
        </table:table-row>
      </table:table>
      <text:p text:style-name="Standard"/>
      <text:p text:style-name="Standard"><text:span text:style-name="T9">💬 Usos comunes:</text:span></text:p>
      <text:list xml:id="list3830978599" text:style-name="WWNum75">
        <text:list-item>
          <text:p text:style-name="P66"><text:soft-page-break/>Lectura de sensores.</text:p>
        </text:list-item>
        <text:list-item>
          <text:p text:style-name="P66">Eventos de usuario.</text:p>
        </text:list-item>
        <text:list-item>
          <text:p text:style-name="P66">Comunicación en tiempo real.<text:line-break/></text:p>
        </text:list-item>
      </text:list>
      <text:p text:style-name="Heading_20_2"><text:bookmark text:name="_pzklcpah9e6"/>8.3. Isolates</text:p>
      <text:p text:style-name="Standard"><text:span text:style-name="T9">🔷 Concepto básico</text:span></text:p>
      <text:list xml:id="list2829878816" text:style-name="WWNum30">
        <text:list-item>
          <text:p text:style-name="P67">Un isolate es como un hilo independiente con su propia memoria.</text:p>
        </text:list-item>
        <text:list-item>
          <text:p text:style-name="P67">Evita bloqueos en operaciones intensivas de CPU.</text:p>
        </text:list-item>
        <text:list-item>
          <text:p text:style-name="P67">Comunicación mediante mensajes.</text:p>
        </text:list-item>
      </text:list>
      <text:p text:style-name="Standard"/>
      <text:p text:style-name="Standard"><text:span text:style-name="T9">📌 Ejemplo simple:</text:span></text:p>
      <table:table table:name="Table50" table:style-name="Table50">
        <table:table-column table:style-name="Table50.A"/>
        <table:table-row table:style-name="Table50.1">
          <table:table-cell table:style-name="Table50.A1" office:value-type="string">
            <text:p text:style-name="P106"><text:span text:style-name="T15">import</text:span><text:span text:style-name="T16"> </text:span><text:span text:style-name="T17">'dart:isolate'</text:span><text:span text:style-name="T16">;<text:line-break/><text:line-break/></text:span><text:span text:style-name="T15">void</text:span><text:span text:style-name="T16"> tareaPesada(SendPort sendPort) {<text:line-break/> <text:s/></text:span><text:span text:style-name="T15">var</text:span><text:span text:style-name="T16"> resultado = </text:span><text:span text:style-name="T23">0</text:span><text:span text:style-name="T16">;<text:line-break/> <text:s/></text:span><text:span text:style-name="T15">for</text:span><text:span text:style-name="T16"> (</text:span><text:span text:style-name="T15">var</text:span><text:span text:style-name="T16"> i = </text:span><text:span text:style-name="T23">0</text:span><text:span text:style-name="T16">; i &lt; </text:span><text:span text:style-name="T23">100000000</text:span><text:span text:style-name="T16">; i++) {<text:line-break/> <text:s text:c="3"/>resultado += i;<text:line-break/> <text:s/>}<text:line-break/> <text:s/>sendPort.send(resultado);<text:line-break/>}<text:line-break/><text:line-break/></text:span><text:span text:style-name="T15">void</text:span><text:span text:style-name="T16"> main() </text:span><text:span text:style-name="T15">async</text:span><text:span text:style-name="T16"> {<text:line-break/> <text:s/></text:span><text:span text:style-name="T15">final</text:span><text:span text:style-name="T16"> receivePort = ReceivePort();<text:line-break/><text:line-break/> <text:s/></text:span><text:span text:style-name="T15">await</text:span><text:span text:style-name="T16"> Isolate.spawn(tareaPesada, receivePort.sendPort);<text:line-break/><text:line-break/> <text:s/>receivePort.listen((mensaje) {<text:line-break/> <text:s text:c="3"/></text:span><text:span text:style-name="T19">print</text:span><text:span text:style-name="T16">(</text:span><text:span text:style-name="T17">"Resultado: $mensaje"</text:span><text:span text:style-name="T16">);<text:line-break/> <text:s text:c="3"/>receivePort.close();<text:line-break/> <text:s/>});<text:line-break/>}</text:span></text:p>
          </table:table-cell>
        </table:table-row>
      </table:table>
      <text:p text:style-name="Standard"/>
      <text:p text:style-name="Standard">💡 Tip:<text:line-break/> Usa isolates solo cuando realmente haya tareas CPU-bound que puedan bloquear la interfaz.</text:p>
      <text:p text:style-name="Standard"/>
      <text:p text:style-name="Standard"><text:span text:style-name="T9">📖 Resumen del Punto 8</text:span></text:p>
      <text:list xml:id="list3677225274" text:style-name="WWNum72">
        <text:list-item>
          <text:p text:style-name="P68">Futures → Ejecutar tareas que toman tiempo y obtener el resultado más tarde.</text:p>
        </text:list-item>
        <text:list-item>
          <text:p text:style-name="P68">async/await → Sintaxis simplificada para trabajar con futures.</text:p>
        </text:list-item>
        <text:list-item>
          <text:p text:style-name="P68">Streams → Recibir múltiples valores a lo largo del tiempo.</text:p>
        </text:list-item>
        <text:list-item>
          <text:p text:style-name="P68">Isolates → Procesos ligeros independientes para trabajo intensivo.<text:line-break/></text:p>
        </text:list-item>
      </text:list>
      <text:p text:style-name="Heading_20_1"><text:bookmark text:name="_sfkzmre4kdi3"/>9. Buenas Prácticas en Dart</text:p>
      <text:p text:style-name="Standard">Trabajar con Dart no es solo conocer la sintaxis: la calidad del código, su legibilidad y mantenibilidad son esenciales para proyectos reales, especialmente si se desarrollan con Flutter o en entornos colaborativos.</text:p>
      <text:p text:style-name="Standard">A continuación se recogen buenas prácticas clave para programar en Dart de forma profesional.</text:p>
      <text:p text:style-name="Standard"/>
      <text:p text:style-name="Heading_20_2"><text:bookmark text:name="_aas8tbvjovb9"/>9.1. Nombres y Convenciones</text:p>
      <text:p text:style-name="Standard"><text:span text:style-name="T9">🔷 Estilo de nombres oficial (Effective Dart)</text:span></text:p>
      <text:list xml:id="list2771195385" text:style-name="WWNum53">
        <text:list-item>
          <text:p text:style-name="P69">Variables y funciones → lowerCamelCase</text:p>
        </text:list-item>
      </text:list>
      <table:table table:name="Table51" table:style-name="Table51">
        <table:table-column table:style-name="Table51.A"/>
        <table:table-row table:style-name="Table51.1">
          <table:table-cell table:style-name="Table51.A1" office:value-type="string">
            <text:p text:style-name="P106"><text:span text:style-name="T15">var</text:span><text:span text:style-name="T16"> nombreUsuario = </text:span><text:span text:style-name="T17">"Ana"</text:span><text:span text:style-name="T16">;<text:line-break/></text:span><text:span text:style-name="T15">void</text:span><text:span text:style-name="T16"> enviarMensaje() {}</text:span></text:p>
          </table:table-cell>
        </table:table-row>
      </table:table>
      <text:list xml:id="list2279871244" text:style-name="WWNum32">
        <text:list-item>
          <text:p text:style-name="P70">Clases y enumeraciones → UpperCamelCase</text:p>
        </text:list-item>
      </text:list>
      <table:table table:name="Table52" table:style-name="Table52">
        <table:table-column table:style-name="Table52.A"/>
        <table:table-row table:style-name="Table52.1">
          <table:table-cell table:style-name="Table52.A1" office:value-type="string">
            <text:p text:style-name="P106"><text:span text:style-name="T15">class</text:span><text:span text:style-name="T16"> </text:span><text:span text:style-name="T20">Usuario</text:span><text:span text:style-name="T16"> {}<text:line-break/></text:span><text:span text:style-name="T15">enum</text:span><text:span text:style-name="T16"> EstadoPedido { pendiente, enviado }</text:span></text:p>
          </table:table-cell>
        </table:table-row>
      </table:table>
      <text:list xml:id="list2816380734" text:style-name="WWNum5">
        <text:list-item>
          <text:p text:style-name="P71">Constantes → lowerCamelCase (no usar mayúsculas como en C).</text:p>
        </text:list-item>
      </text:list>
      <table:table table:name="Table53" table:style-name="Table53">
        <table:table-column table:style-name="Table53.A"/>
        <table:table-row table:style-name="Table53.1">
          <table:table-cell table:style-name="Table53.A1" office:value-type="string">
            <text:p text:style-name="P106"><text:span text:style-name="T15">const</text:span><text:span text:style-name="T16"> maxIntentos = </text:span><text:span text:style-name="T23">3</text:span><text:span text:style-name="T16">;</text:span></text:p>
          </table:table-cell>
        </table:table-row>
      </table:table>
      <text:list xml:id="list3565591757" text:style-name="WWNum23">
        <text:list-item>
          <text:p text:style-name="P72">Privacidad → Anteponer _ para indicar miembro privado a la biblioteca.</text:p>
        </text:list-item>
      </text:list>
      <table:table table:name="Table54" table:style-name="Table54">
        <table:table-column table:style-name="Table54.A"/>
        <table:table-row table:style-name="Table54.1">
          <table:table-cell table:style-name="Table54.A1" office:value-type="string">
            <text:p text:style-name="P106"><text:span text:style-name="T19">String</text:span><text:span text:style-name="T16"> _clavePrivada = </text:span><text:span text:style-name="T17">"1234"</text:span><text:span text:style-name="T16">;</text:span></text:p>
          </table:table-cell>
        </table:table-row>
      </table:table>
      <text:p text:style-name="Standard">📖 Importante:<text:line-break/> Seguir una convención consistente mejora la colaboración y evita confusiones.</text:p>
      <text:p text:style-name="Heading_20_2"><text:bookmark text:name="_oa7wzqco2oo4"/>9.2. Código Limpio y Legible</text:p>
      <text:p text:style-name="Standard">🔷 Regla de oro:</text:p>
      <text:p text:style-name="Standard">“El código se lee más veces de las que se escribe.”</text:p>
      <text:p text:style-name="Standard">💡 Recomendaciones:</text:p>
      <text:list xml:id="list1566410252" text:style-name="WWNum22">
        <text:list-item>
          <text:p text:style-name="P73">Funciones cortas: una función debería hacer una sola cosa.</text:p>
        </text:list-item>
        <text:list-item>
          <text:p text:style-name="P73">Evitar “números mágicos”: usar constantes con nombres descriptivos.<text:line-break/></text:p>
        </text:list-item>
      </text:list>
      <table:table table:name="Table55" table:style-name="Table55">
        <table:table-column table:style-name="Table55.A"/>
        <table:table-row table:style-name="Table55.1">
          <table:table-cell table:style-name="Table55.A1" office:value-type="string">
            <text:p text:style-name="P106"><text:span text:style-name="T15">const</text:span><text:span text:style-name="T16"> segundosTimeout = </text:span><text:span text:style-name="T23">30</text:span><text:span text:style-name="T16">; </text:span><text:span text:style-name="T22">// mejor que usar "30" directamente</text:span></text:p>
          </table:table-cell>
        </table:table-row>
      </table:table>
      <text:list xml:id="list32118147174050" text:continue-numbering="true" text:style-name="WWNum22">
        <text:list-item>
          <text:p text:style-name="P73">Comentarios claros: explicar el “por qué”, no el “qué”.</text:p>
        </text:list-item>
      </text:list>
      <table:table table:name="Table56" table:style-name="Table56">
        <table:table-column table:style-name="Table56.A"/>
        <table:table-row table:style-name="Table56.1">
          <table:table-cell table:style-name="Table56.A1" office:value-type="string">
            <text:p text:style-name="P106"><text:span text:style-name="T22">// Usamos este método para mejorar la velocidad de búsqueda en listas grandes</text:span></text:p>
          </table:table-cell>
        </table:table-row>
      </table:table>
      <text:list xml:id="list32116927880210" text:continue-numbering="true" text:style-name="WWNum22">
        <text:list-item>
          <text:p text:style-name="P73">Agrupar código relacionado: mantener juntas variables y métodos que tengan relación.<text:line-break/></text:p>
        </text:list-item>
      </text:list>
      <text:p text:style-name="Heading_20_2"><text:bookmark text:name="_vv8umpem18l5"/>9.3. Uso de Null Safety Correcto</text:p>
      <text:p text:style-name="Standard">Dart tiene null safety integrada, pero forzarlo incorrectamente con ! puede provocar fallos.</text:p>
      <text:p text:style-name="Standard"><text:span text:style-name="T9">📌 Buenas prácticas:</text:span></text:p>
      <text:list xml:id="list1698334253" text:style-name="WWNum77">
        <text:list-item>
          <text:p text:style-name="P74">Preferir ?. y ?? antes que !.</text:p>
        </text:list-item>
        <text:list-item>
          <text:p text:style-name="P74">Inicializar variables en el constructor cuando sea posible.</text:p>
        </text:list-item>
        <text:list-item>
          <text:p text:style-name="P74">Usar late solo cuando sea realmente necesario y seguro.</text:p>
        </text:list-item>
      </text:list>
      <text:p text:style-name="Standard"><text:span text:style-name="T9">❌ Mala práctica:</text:span></text:p>
      <table:table table:name="Table57" table:style-name="Table57">
        <table:table-column table:style-name="Table57.A"/>
        <table:table-row table:style-name="Table57.1">
          <table:table-cell table:style-name="Table57.A1" office:value-type="string">
            <text:p text:style-name="P106"><text:span text:style-name="T19">String</text:span><text:span text:style-name="T16">? nombre;<text:line-break/></text:span><text:span text:style-name="T19">print</text:span><text:span text:style-name="T16">(nombre!.length); </text:span><text:span text:style-name="T22">// puede lanzar error</text:span></text:p>
          </table:table-cell>
        </table:table-row>
      </table:table>
      <text:p text:style-name="Standard"/>
      <text:p text:style-name="Standard"><text:span text:style-name="T9">✅ Buena práctica:</text:span></text:p>
      <table:table table:name="Table58" table:style-name="Table58">
        <table:table-column table:style-name="Table58.A"/>
        <text:soft-page-break/>
        <table:table-row table:style-name="Table58.1">
          <table:table-cell table:style-name="Table58.A1" office:value-type="string">
            <text:p text:style-name="P106"><text:span text:style-name="T19">String</text:span><text:span text:style-name="T16">? nombre;<text:line-break/></text:span><text:span text:style-name="T19">print</text:span><text:span text:style-name="T16">(nombre?.length ?? </text:span><text:span text:style-name="T23">0</text:span><text:span text:style-name="T16">);</text:span></text:p>
          </table:table-cell>
        </table:table-row>
      </table:table>
      <text:p text:style-name="Standard"/>
      <text:p text:style-name="Heading_20_2"><text:bookmark text:name="_ywg7c1fwcvbf"/>9.4. Organización de Archivos y Paquetes</text:p>
      <text:p text:style-name="Standard">📦 Estructura recomendada para proyectos medianos/grandes:</text:p>
      <text:p text:style-name="Standard">lib/</text:p>
      <text:p text:style-name="Standard"><text:s/>├─ models/ <text:s text:c="7"/># Clases de datos (POJOs)</text:p>
      <text:p text:style-name="Standard"><text:s/>├─ services/ <text:s text:c="5"/># Lógica de negocio y APIs</text:p>
      <text:p text:style-name="Standard"><text:s/>├─ utils/ <text:s text:c="8"/># Funciones de ayuda</text:p>
      <text:p text:style-name="Standard"><text:s/>├─ widgets/ <text:s text:c="6"/># Componentes reutilizables (Flutter)</text:p>
      <text:p text:style-name="Standard"><text:s/>└─ main.dart <text:s text:c="5"/># Punto de entrada</text:p>
      <text:p text:style-name="Standard"/>
      <text:p text:style-name="Standard">💡 Tip:</text:p>
      <text:list xml:id="list2533268848" text:style-name="WWNum58">
        <text:list-item>
          <text:p text:style-name="P75">Un archivo no debería tener más de una clase pública principal.</text:p>
        </text:list-item>
        <text:list-item>
          <text:p text:style-name="P75">Evitar archivos con cientos de líneas: dividir por responsabilidad.<text:line-break/></text:p>
        </text:list-item>
      </text:list>
      <text:p text:style-name="Heading_20_2"><text:bookmark text:name="_qlopdcwc2by5"/>9.5. Documentación Integrada</text:p>
      <text:p text:style-name="Standard">🔷 Comentarios de documentación ///<text:line-break/> Estos comentarios son procesados por herramientas como dart doc.</text:p>
      <text:p text:style-name="Standard">📌 Ejemplo:</text:p>
      <table:table table:name="Table59" table:style-name="Table59">
        <table:table-column table:style-name="Table59.A"/>
        <table:table-row table:style-name="Table59.1">
          <table:table-cell table:style-name="Table59.A1" office:value-type="string">
            <text:p text:style-name="P106"><text:span text:style-name="T22">/// Clase que representa un usuario en el sistema.</text:span><text:span text:style-name="T16"><text:line-break/></text:span><text:span text:style-name="T22">/// [nombre] es obligatorio y no puede ser vacío.</text:span><text:span text:style-name="T16"><text:line-break/></text:span><text:span text:style-name="T15">class</text:span><text:span text:style-name="T16"> </text:span><text:span text:style-name="T20">Usuario</text:span><text:span text:style-name="T16"> {<text:line-break/> <text:s/></text:span><text:span text:style-name="T15">final</text:span><text:span text:style-name="T16"> </text:span><text:span text:style-name="T19">String</text:span><text:span text:style-name="T16"> nombre;<text:line-break/> <text:s/>Usuario(</text:span><text:span text:style-name="T15">this</text:span><text:span text:style-name="T16">.nombre);<text:line-break/>}</text:span></text:p>
          </table:table-cell>
        </table:table-row>
      </table:table>
      <text:p text:style-name="Standard"/>
      <text:p text:style-name="Standard"><text:span text:style-name="T9">Ventajas:</text:span></text:p>
      <text:list xml:id="list1254317145" text:style-name="WWNum33">
        <text:list-item>
          <text:p text:style-name="P76">Genera documentación HTML automáticamente.</text:p>
        </text:list-item>
        <text:list-item>
          <text:p text:style-name="P76">Mejora la comprensión del código para otros desarrolladores.<text:line-break/></text:p>
        </text:list-item>
      </text:list>
      <text:p text:style-name="Heading_20_2"><text:bookmark text:name="_ovs8m979ahev"/>9.6. Análisis de Código y Linting</text:p>
      <text:p text:style-name="Standard">📖 Linting: conjunto de reglas automáticas para mantener un estilo uniforme y detectar errores potenciales.</text:p>
      <text:p text:style-name="Standard">Pasos recomendados:</text:p>
      <text:list xml:id="list1404666330" text:style-name="WWNum57">
        <text:list-item>
          <text:p text:style-name="P77">Crear un archivo analysis_options.yaml en la raíz del proyecto.</text:p>
        </text:list-item>
        <text:list-item>
          <text:p text:style-name="P77">Activar reglas recomendadas:<text:line-break/></text:p>
        </text:list-item>
      </text:list>
      <table:table table:name="Table60" table:style-name="Table60">
        <table:table-column table:style-name="Table60.A"/>
        <table:table-row table:style-name="Table60.1">
          <table:table-cell table:style-name="Table60.A1" office:value-type="string">
            <text:p text:style-name="P106"><text:span text:style-name="T16">include: package:flutter_lints/flutter.yaml</text:span></text:p>
          </table:table-cell>
        </table:table-row>
      </table:table>
      <text:p text:style-name="Standard"/>
      <table:table table:name="Table61" table:style-name="Table61">
        <table:table-column table:style-name="Table61.A"/>
        <table:table-row table:style-name="Table61.1">
          <table:table-cell table:style-name="Table61.A1" office:value-type="string">
            <text:p text:style-name="P106"><text:span text:style-name="T16">linter:<text:line-break/> <text:s/>rules:<text:line-break/> <text:s text:c="3"/>avoid_print: </text:span><text:span text:style-name="T23">true</text:span><text:span text:style-name="T16"><text:line-break/> <text:s text:c="3"/>prefer_const_constructors: </text:span><text:span text:style-name="T23">true</text:span><text:span text:style-name="T16"><text:line-break/> <text:s text:c="3"/>always_declare_return_types: </text:span><text:span text:style-name="T23">true</text:span></text:p>
          </table:table-cell>
        </table:table-row>
      </table:table>
      <text:p text:style-name="Standard"/>
      <text:list xml:id="list1900129557" text:style-name="WWNum15">
        <text:list-item>
          <text:p text:style-name="P78">Ejecutar el análisis:</text:p>
        </text:list-item>
      </text:list>
      <table:table table:name="Table62" table:style-name="Table62">
        <table:table-column table:style-name="Table62.A"/>
        <table:table-row table:style-name="Table62.1">
          <table:table-cell table:style-name="Table62.A1" office:value-type="string">
            <text:p text:style-name="P106"><text:span text:style-name="T16">dart analyze</text:span></text:p>
          </table:table-cell>
        </table:table-row>
      </table:table>
      <text:p text:style-name="Standard"/>
      <text:p text:style-name="Standard">💡 Tip:<text:line-break/> Configura el análisis como parte del proceso de CI/CD para que el código siempre pase la revisión automática antes de integrarse.</text:p>
      <text:p text:style-name="Heading_20_2"><text:bookmark text:name="_ss8mz6utbp2k"/>9.7. Buen Uso de Colecciones</text:p>
      <text:list xml:id="list3535338741" text:style-name="WWNum44">
        <text:list-item>
          <text:p text:style-name="P79">Preferir métodos funcionales (map, where, fold, reduce) frente a bucles manuales cuando mejore la legibilidad.</text:p>
        </text:list-item>
        <text:list-item>
          <text:p text:style-name="P79">Usar const [], const {} cuando las colecciones sean inmutables para optimizar rendimiento.</text:p>
        </text:list-item>
      </text:list>
      <text:p text:style-name="Standard"><text:span text:style-name="T9">📌 Ejemplo:</text:span></text:p>
      <table:table table:name="Table63" table:style-name="Table63">
        <table:table-column table:style-name="Table63.A"/>
        <table:table-row table:style-name="Table63.1">
          <table:table-cell table:style-name="Table63.A1" office:value-type="string">
            <text:p text:style-name="P106"><text:span text:style-name="T15">final</text:span><text:span text:style-name="T16"> lista = </text:span><text:span text:style-name="T15">const</text:span><text:span text:style-name="T16"> [</text:span><text:span text:style-name="T23">1</text:span><text:span text:style-name="T16">, </text:span><text:span text:style-name="T23">2</text:span><text:span text:style-name="T16">, </text:span><text:span text:style-name="T23">3</text:span><text:span text:style-name="T16">];<text:line-break/></text:span><text:span text:style-name="T15">final</text:span><text:span text:style-name="T16"> cuadrados = lista.map((n) =&gt; n * n).toList();</text:span></text:p>
          </table:table-cell>
        </table:table-row>
      </table:table>
      <text:p text:style-name="Heading_20_2"><text:bookmark text:name="_c1ptz2844hxr"/>9.8. Manejo de Errores</text:p>
      <text:list xml:id="list2412000498" text:style-name="WWNum6">
        <text:list-item>
          <text:p text:style-name="P80">Usar try/catch para capturar excepciones y actuar en consecuencia.</text:p>
        </text:list-item>
        <text:list-item>
          <text:p text:style-name="P80">Añadir on para capturar excepciones específicas.</text:p>
        </text:list-item>
      </text:list>
      <table:table table:name="Table64" table:style-name="Table64">
        <table:table-column table:style-name="Table64.A"/>
        <table:table-row table:style-name="Table64.1">
          <table:table-cell table:style-name="Table64.A1" office:value-type="string">
            <text:p text:style-name="P106"><text:span text:style-name="T15">try</text:span><text:span text:style-name="T16"> {<text:line-break/> <text:s/></text:span><text:span text:style-name="T15">var</text:span><text:span text:style-name="T16"> resultado = </text:span><text:span text:style-name="T23">10</text:span><text:span text:style-name="T16"> ~/ </text:span><text:span text:style-name="T23">0</text:span><text:span text:style-name="T16">;<text:line-break/>} on IntegerDivisionByZeroException {<text:line-break/> <text:s/></text:span><text:span text:style-name="T19">print</text:span><text:span text:style-name="T16">(</text:span><text:span text:style-name="T17">"División entre cero no permitida"</text:span><text:span text:style-name="T16">);<text:line-break/>} </text:span><text:span text:style-name="T15">catch</text:span><text:span text:style-name="T16"> (e) {<text:line-break/> <text:s/></text:span><text:span text:style-name="T19">print</text:span><text:span text:style-name="T16">(</text:span><text:span text:style-name="T17">"Error inesperado: $e"</text:span><text:span text:style-name="T16">);<text:line-break/>}</text:span></text:p>
          </table:table-cell>
        </table:table-row>
      </table:table>
      <text:list xml:id="list3965577985" text:style-name="WWNum62">
        <text:list-item>
          <text:p text:style-name="P81">Evitar capturar errores sin hacer nada con ellos.<text:line-break/></text:p>
        </text:list-item>
      </text:list>
      <text:p text:style-name="Heading_20_2"><text:bookmark text:name="_kxoyc9y376hd"/>9.9. Optimización y Buen Rendimiento</text:p>
      <text:list xml:id="list3126150937" text:style-name="WWNum47">
        <text:list-item>
          <text:p text:style-name="P82">Usar const para widgets inmutables (en Flutter).</text:p>
        </text:list-item>
        <text:list-item>
          <text:p text:style-name="P82">Evitar cálculos pesados en el método build() de Flutter; delegarlos a variables o funciones externas.</text:p>
        </text:list-item>
        <text:list-item>
          <text:p text:style-name="P82">Reutilizar objetos en lugar de crearlos repetidamente.<text:line-break/></text:p>
        </text:list-item>
      </text:list>
      <text:p text:style-name="Heading_20_2"><text:bookmark text:name="_p651jzx1nefl"/>9.10. Principios Generales de Diseño</text:p>
      <text:list xml:id="list2680766751" text:style-name="WWNum17">
        <text:list-item>
          <text:p text:style-name="P83">DRY (Don’t Repeat Yourself) → evitar duplicación de código.</text:p>
        </text:list-item>
        <text:list-item>
          <text:p text:style-name="P83">KISS (Keep It Simple, Stupid) → soluciones simples siempre que sea posible.</text:p>
        </text:list-item>
        <text:list-item>
          <text:p text:style-name="P83">YAGNI (You Aren’t Gonna Need It) → no implementar cosas “por si acaso” que no se usan.</text:p>
        </text:list-item>
        <text:list-item>
          <text:p text:style-name="P83">SOLID → principios de diseño orientado a objetos para mantenibilidad.</text:p>
        </text:list-item>
      </text:list>
      <text:p text:style-name="Standard"><text:soft-page-break/><text:span text:style-name="T9">📖 Resumen del Punto 9 (Buenas Prácticas)</text:span></text:p>
      <text:list xml:id="list1197980373" text:style-name="WWNum41">
        <text:list-item>
          <text:p text:style-name="P84">Nombrado y estilo coherente → facilita trabajo en equipo.</text:p>
        </text:list-item>
        <text:list-item>
          <text:p text:style-name="P84">Funciones cortas y legibles → evitan complejidad innecesaria.</text:p>
        </text:list-item>
        <text:list-item>
          <text:p text:style-name="P84">Null safety usado con precaución.</text:p>
        </text:list-item>
        <text:list-item>
          <text:p text:style-name="P84">Organización clara en carpetas y archivos.</text:p>
        </text:list-item>
        <text:list-item>
          <text:p text:style-name="P84">Documentar con /// y mantener reglas de linting.</text:p>
        </text:list-item>
        <text:list-item>
          <text:p text:style-name="P84">Manejar errores adecuadamente.</text:p>
        </text:list-item>
        <text:list-item>
          <text:p text:style-name="P84">Pensar en optimización y rendimiento desde el inicio.</text:p>
        </text:list-item>
      </text:list>
      <text:p text:style-name="Heading_20_1"><text:bookmark text:name="_n9gvn6b4yxoz"/>10. Documentar Software en Dart</text:p>
      <text:p text:style-name="Standard">La documentación es una parte fundamental del desarrollo profesional: un buen código sin documentación es como un mapa sin leyenda. Aunque Dart sea un lenguaje de sintaxis clara, siempre habrá partes del código que necesiten explicación, ya sea para otros desarrolladores o para ti mismo en el futuro.</text:p>
      <text:p text:style-name="Heading_20_2"><text:bookmark text:name="_dtbnh6h9pd4"/>10.1. ¿Por qué documentar?</text:p>
      <text:p text:style-name="Standard">🔷 Razones principales:</text:p>
      <text:list xml:id="list3091623091" text:style-name="WWNum14">
        <text:list-item>
          <text:p text:style-name="P85">Mantenimiento → Facilita que el código pueda actualizarse sin romper funcionalidades.</text:p>
        </text:list-item>
        <text:list-item>
          <text:p text:style-name="P85">Colaboración → Otros desarrolladores pueden entender más rápido la lógica y la intención del código.</text:p>
        </text:list-item>
        <text:list-item>
          <text:p text:style-name="P85">Autoaprendizaje → Documentar te obliga a pensar mejor cómo y por qué haces algo.</text:p>
        </text:list-item>
        <text:list-item>
          <text:p text:style-name="P85">Generación automática de documentación HTML con dart doc, útil para distribuir APIs internas o librerías públicas.</text:p>
        </text:list-item>
        <text:list-item>
          <text:p text:style-name="P85">Soporte a largo plazo → Si vuelves a un proyecto meses después, la documentación será tu memoria escrita.</text:p>
        </text:list-item>
      </text:list>
      <text:p text:style-name="Heading_20_2"><text:bookmark text:name="_m9t1d0cc1yn8"/>10.2. Tipos de comentarios en Dart</text:p>
      <text:p text:style-name="Standard">En Dart existen tres formas de comentar, cada una con un propósito específico:</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23"><text:span text:style-name="T9">Tipo</text:span></text:p>
          </table:table-cell>
          <table:table-cell table:style-name="Table65.A1" office:value-type="string">
            <text:p text:style-name="P23"><text:span text:style-name="T9">Símbolo</text:span></text:p>
          </table:table-cell>
          <table:table-cell table:style-name="Table65.A1" office:value-type="string">
            <text:p text:style-name="P23"><text:span text:style-name="T9">Uso principal</text:span></text:p>
          </table:table-cell>
        </table:table-row>
        <table:table-row table:style-name="Table65.2">
          <table:table-cell table:style-name="Table65.A1" office:value-type="string">
            <text:p text:style-name="P23">Comentario de una línea</text:p>
          </table:table-cell>
          <table:table-cell table:style-name="Table65.A1" office:value-type="string">
            <text:p text:style-name="P23">//</text:p>
          </table:table-cell>
          <table:table-cell table:style-name="Table65.A1" office:value-type="string">
            <text:p text:style-name="P23">Notas rápidas o explicación puntual</text:p>
          </table:table-cell>
        </table:table-row>
        <table:table-row table:style-name="Table65.3">
          <table:table-cell table:style-name="Table65.A1" office:value-type="string">
            <text:p text:style-name="P23">Comentario multilínea</text:p>
          </table:table-cell>
          <table:table-cell table:style-name="Table65.A1" office:value-type="string">
            <text:p text:style-name="P23">/* ... */</text:p>
          </table:table-cell>
          <table:table-cell table:style-name="Table65.A1" office:value-type="string">
            <text:p text:style-name="P23">Bloques grandes de texto o descripciones temporales</text:p>
          </table:table-cell>
        </table:table-row>
        <table:table-row table:style-name="Table65.3">
          <table:table-cell table:style-name="Table65.A1" office:value-type="string">
            <text:p text:style-name="P23">Comentario de documentación</text:p>
          </table:table-cell>
          <table:table-cell table:style-name="Table65.A1" office:value-type="string">
            <text:p text:style-name="P23">///</text:p>
          </table:table-cell>
          <table:table-cell table:style-name="Table65.A1" office:value-type="string">
            <text:p text:style-name="P23">Documentación formal procesada por dart doc</text:p>
          </table:table-cell>
        </table:table-row>
      </table:table>
      <text:p text:style-name="Standard"/>
      <text:p text:style-name="Standard"><text:span text:style-name="T9">10.2.1. Comentarios de documentación (///)</text:span></text:p>
      <text:p text:style-name="Standard">Estos comentarios:</text:p>
      <text:list xml:id="list2380975489" text:style-name="WWNum3">
        <text:list-item>
          <text:p text:style-name="P86">Se colocan justo encima de la declaración (clase, método, variable pública).</text:p>
        </text:list-item>
        <text:list-item>
          <text:p text:style-name="P86">Son procesados por herramientas como dart doc para generar documentación HTML.</text:p>
        </text:list-item>
        <text:list-item>
          <text:p text:style-name="P86">Pueden usar referencias entre corchetes [ ] para enlazar a otras clases, métodos o variables.</text:p>
        </text:list-item>
      </text:list>
      <text:p text:style-name="Standard"><text:span text:style-name="T9">📌 Ejemplo básico:</text:span></text:p>
      <table:table table:name="Table66" table:style-name="Table66">
        <table:table-column table:style-name="Table66.A"/>
        <table:table-row table:style-name="Table66.1">
          <table:table-cell table:style-name="Table66.A1" office:value-type="string">
            <text:p text:style-name="P106"><text:span text:style-name="T22">/// Clase que representa un usuario en el sistema.</text:span><text:span text:style-name="T16"><text:line-break/></text:span><text:span text:style-name="T22">/// Contiene información básica como [nombre] y [edad].</text:span><text:span text:style-name="T16"><text:line-break/></text:span><text:span text:style-name="T15">class</text:span><text:span text:style-name="T16"> </text:span><text:span text:style-name="T20">Usuario</text:span><text:span text:style-name="T16"> {<text:line-break/> <text:s/></text:span><text:span text:style-name="T22">/// Nombre completo del usuario.</text:span><text:span text:style-name="T16"><text:line-break/> <text:s/></text:span><text:span text:style-name="T15">final</text:span><text:span text:style-name="T16"> </text:span><text:span text:style-name="T19">String</text:span><text:span text:style-name="T16"> nombre;<text:line-break/><text:line-break/> <text:s/></text:span><text:span text:style-name="T22">/// Edad del usuario en años.</text:span><text:span text:style-name="T16"><text:line-break/> <text:s/></text:span><text:span text:style-name="T15">final</text:span><text:span text:style-name="T16"> </text:span><text:span text:style-name="T19">int</text:span><text:span text:style-name="T16"> edad;<text:line-break/><text:line-break/> <text:s/></text:span><text:span text:style-name="T22">/// Crea un nuevo usuario con [nombre] y [edad].</text:span><text:span text:style-name="T16"><text:line-break/> <text:s/>Usuario(</text:span><text:span text:style-name="T15">this</text:span><text:span text:style-name="T16">.nombre, </text:span><text:span text:style-name="T15">this</text:span><text:span text:style-name="T16">.edad);<text:line-break/><text:line-break/> <text:s/></text:span><text:span text:style-name="T22">/// Saluda al usuario en la consola.</text:span><text:span text:style-name="T16"><text:line-break/> <text:s/></text:span><text:span text:style-name="T15">void</text:span><text:span text:style-name="T16"> saludar() =&gt; </text:span><text:span text:style-name="T19">print</text:span><text:span text:style-name="T16">(</text:span><text:span text:style-name="T17">"Hola, soy $nombre"</text:span><text:span text:style-name="T16">);<text:line-break/>}</text:span></text:p>
          </table:table-cell>
        </table:table-row>
      </table:table>
      <text:p text:style-name="Standard"/>
      <text:p text:style-name="Standard">💡 Regla: Documenta clases, métodos públicos y parámetros importantes.</text:p>
      <text:p text:style-name="Standard"><text:span text:style-name="T9">Ejemplo con parámetro documentado:</text:span></text:p>
      <table:table table:name="Table67" table:style-name="Table67">
        <table:table-column table:style-name="Table67.A"/>
        <table:table-row table:style-name="Table67.1">
          <table:table-cell table:style-name="Table67.A1" office:value-type="string">
            <text:p text:style-name="P106"><text:span text:style-name="T22">/// Calcula el área de un rectángulo.</text:span><text:span text:style-name="T16"><text:line-break/></text:span><text:span text:style-name="T22">///</text:span><text:span text:style-name="T16"><text:line-break/></text:span><text:span text:style-name="T22">/// [ancho] y [alto] deben ser positivos.</text:span><text:span text:style-name="T16"><text:line-break/></text:span><text:span text:style-name="T19">double</text:span><text:span text:style-name="T16"> areaRectangulo(</text:span><text:span text:style-name="T19">double</text:span><text:span text:style-name="T16"> ancho, </text:span><text:span text:style-name="T19">double</text:span><text:span text:style-name="T16"> alto) =&gt; ancho * alto;</text:span></text:p>
          </table:table-cell>
        </table:table-row>
      </table:table>
      <text:p text:style-name="Standard"/>
      <text:p text:style-name="Standard"><text:span text:style-name="T9">10.2.2. Comentarios en línea (//)</text:span></text:p>
      <text:list xml:id="list323246066" text:style-name="WWNum59">
        <text:list-item>
          <text:p text:style-name="P87">Úsalos para aclarar partes concretas del código que podrían resultar confusas.</text:p>
        </text:list-item>
        <text:list-item>
          <text:p text:style-name="P87">No describas lo obvio: evita comentarios que repiten exactamente lo que hace el código.<text:line-break/></text:p>
        </text:list-item>
      </text:list>
      <text:p text:style-name="Standard">❌ Ejemplo innecesario:</text:p>
      <table:table table:name="Table68" table:style-name="Table68">
        <table:table-column table:style-name="Table68.A"/>
        <table:table-row table:style-name="Table68.1">
          <table:table-cell table:style-name="Table68.A1" office:value-type="string">
            <text:p text:style-name="P106"><text:span text:style-name="T22">// Incrementa el contador en 1</text:span><text:span text:style-name="T16"><text:line-break/>contador++;</text:span></text:p>
          </table:table-cell>
        </table:table-row>
      </table:table>
      <text:p text:style-name="Standard"/>
      <text:p text:style-name="Standard">✅ Ejemplo útil:</text:p>
      <table:table table:name="Table69" table:style-name="Table69">
        <table:table-column table:style-name="Table69.A"/>
        <table:table-row table:style-name="Table69.1">
          <table:table-cell table:style-name="Table69.A1" office:value-type="string">
            <text:p text:style-name="P106"><text:span text:style-name="T22">// Evitamos que el contador supere el valor máximo permitido</text:span><text:span text:style-name="T16"><text:line-break/></text:span><text:span text:style-name="T15">if</text:span><text:span text:style-name="T16"> (contador &lt; maxContador) contador++;</text:span></text:p>
          </table:table-cell>
        </table:table-row>
      </table:table>
      <text:p text:style-name="Standard"/>
      <text:p text:style-name="Standard"><text:span text:style-name="T9">10.2.3. Comentarios multilínea (/* ... */)</text:span></text:p>
      <text:list xml:id="list1837347634" text:style-name="WWNum61">
        <text:list-item>
          <text:p text:style-name="P88">Útiles para documentación temporal o deshabilitar bloques grandes de código durante depuración.</text:p>
        </text:list-item>
        <text:list-item>
          <text:p text:style-name="P88">No deben usarse como forma habitual de documentar API pública (para eso está ///).<text:line-break/></text:p>
        </text:list-item>
      </text:list>
      <text:p text:style-name="Standard">📌 Ejemplo:</text:p>
      <table:table table:name="Table70" table:style-name="Table70">
        <table:table-column table:style-name="Table70.A"/>
        <table:table-row table:style-name="Table70.1">
          <table:table-cell table:style-name="Table70.A1" office:value-type="string">
            <text:p text:style-name="P106"><text:span text:style-name="T22">/*<text:line-break/>Este bloque de código implementa una solución alternativa<text:line-break/>para sistemas que no soportan la API principal.<text:line-break/>Se mantendrá hasta que la migración esté completada.<text:line-break/>*/</text:span></text:p>
          </table:table-cell>
        </table:table-row>
      </table:table>
      <text:p text:style-name="Standard"/>
      <text:p text:style-name="Heading_20_2"><text:bookmark text:name="_nxcw1k76w4ov"/>10.3. Generar documentación automática</text:p>
      <text:list xml:id="list2819360364" text:style-name="WWNum49">
        <text:list-item>
          <text:p text:style-name="P89">Asegúrate de que las clases, métodos y propiedades públicas tienen comentarios ///.</text:p>
        </text:list-item>
        <text:list-item>
          <text:p text:style-name="P89">Ejecuta en la terminal:<text:line-break/></text:p>
        </text:list-item>
      </text:list>
      <table:table table:name="Table71" table:style-name="Table71">
        <table:table-column table:style-name="Table71.A"/>
        <text:soft-page-break/>
        <table:table-row table:style-name="Table71.1">
          <table:table-cell table:style-name="Table71.A1" office:value-type="string">
            <text:p text:style-name="P106"><text:span text:style-name="T16">dart doc</text:span></text:p>
          </table:table-cell>
        </table:table-row>
      </table:table>
      <text:p text:style-name="Standard"/>
      <text:list xml:id="list3137454861" text:style-name="WWNum67">
        <text:list-item>
          <text:p text:style-name="P90">La documentación se generará en la carpeta doc/api en formato HTML.</text:p>
        </text:list-item>
      </text:list>
      <text:p text:style-name="Standard">💡 Consejo:</text:p>
      <text:list xml:id="list3000014893" text:style-name="WWNum28">
        <text:list-item>
          <text:p text:style-name="P91">Si desarrollas librerías para terceros, mantener esta documentación actualizada es tan importante como el código mismo.</text:p>
        </text:list-item>
      </text:list>
      <text:p text:style-name="Heading_20_2"><text:bookmark text:name="_7jklugyno5c9"/>10.4. Buenas prácticas al documentar en Dart</text:p>
      <text:list xml:id="list491373450" text:style-name="WWNum73">
        <text:list-item>
          <text:p text:style-name="P92">Escribir en presente → “Devuelve la suma…” en lugar de “Devuelve la suma que…”</text:p>
        </text:list-item>
        <text:list-item>
          <text:p text:style-name="P92">Ser conciso pero claro → No escribir párrafos innecesarios.</text:p>
        </text:list-item>
      </text:list>
      <text:p text:style-name="Standard">Usar ejemplos en la documentación para métodos complejos:</text:p>
      <table:table table:name="Table72" table:style-name="Table72">
        <table:table-column table:style-name="Table72.A"/>
        <table:table-row table:style-name="Table72.1">
          <table:table-cell table:style-name="Table72.A1" office:value-type="string">
            <text:p text:style-name="P106"><text:span text:style-name="T22">/// Devuelve el cuadrado de un número.</text:span><text:span text:style-name="T16"><text:line-break/></text:span><text:span text:style-name="T22">///</text:span><text:span text:style-name="T16"><text:line-break/></text:span><text:span text:style-name="T22">/// Ejemplo:</text:span><text:span text:style-name="T16"><text:line-break/></text:span><text:span text:style-name="T22">/// ```dart</text:span><text:span text:style-name="T16"><text:line-break/></text:span><text:span text:style-name="T22">/// var resultado = cuadrado(4); // 16</text:span><text:span text:style-name="T16"><text:line-break/></text:span><text:span text:style-name="T22">/// ```</text:span><text:span text:style-name="T16"><text:line-break/></text:span><text:span text:style-name="T19">int</text:span><text:span text:style-name="T16"> cuadrado(</text:span><text:span text:style-name="T19">int</text:span><text:span text:style-name="T16"> x) =&gt; x * x;</text:span></text:p>
          </table:table-cell>
        </table:table-row>
      </table:table>
      <text:list xml:id="list32118502673003" text:continue-numbering="true" text:style-name="WWNum73">
        <text:list-item>
          <text:p text:style-name="P92">Mantener sincronizada la documentación cuando se actualiza el código.</text:p>
        </text:list-item>
        <text:list-item>
          <text:p text:style-name="P92">No documentar código obvio — El mejor código es aquel que se entiende con la menor cantidad de comentarios posible.</text:p>
        </text:list-item>
      </text:list>
      <text:p text:style-name="Heading_20_2"><text:bookmark text:name="_nk0nf6dlk4aj"/>10.5. Errores comunes al documentar</text:p>
      <text:p text:style-name="Standard">❌ Copiar y pegar la misma descripción en varios métodos.<text:line-break/>❌ Dejar comentarios obsoletos que ya no corresponden al código actual.</text:p>
      <text:p text:style-name="Standard">❌ Usar comentarios para explicar errores en lugar de corregirlos.</text:p>
      <text:p text:style-name="Standard">✅ Documentar la intención y el propósito del código.<text:line-break/>✅ Actualizar siempre junto con la lógica.</text:p>
      <text:p text:style-name="Standard"/>
      <text:p text:style-name="Heading_20_2"><text:bookmark text:name="_hw2ub0h2eoh4"/>10.6. Ejemplo completo con buenas prácticas</text:p>
      <table:table table:name="Table73" table:style-name="Table73">
        <table:table-column table:style-name="Table73.A"/>
        <table:table-row table:style-name="Table73.1">
          <table:table-cell table:style-name="Table73.A1" office:value-type="string">
            <text:p text:style-name="P106"><text:span text:style-name="T22">/// Servicio para gestionar pedidos en el sistema.</text:span><text:span text:style-name="T16"><text:line-break/></text:span><text:span text:style-name="T22">///</text:span><text:span text:style-name="T16"><text:line-break/></text:span><text:span text:style-name="T22">/// Este servicio permite crear, actualizar y cancelar pedidos.</text:span><text:span text:style-name="T16"><text:line-break/></text:span><text:span text:style-name="T22">/// Ejemplo de uso:</text:span><text:span text:style-name="T16"><text:line-break/></text:span><text:span text:style-name="T22">/// ```dart</text:span><text:span text:style-name="T16"><text:line-break/></text:span><text:span text:style-name="T22">/// var servicio = ServicioPedidos();</text:span><text:span text:style-name="T16"><text:line-break/></text:span><text:span text:style-name="T22">/// var pedido = servicio.crearPedido("Producto A", 3);</text:span><text:span text:style-name="T16"><text:line-break/></text:span><text:span text:style-name="T22">/// servicio.cancelarPedido(pedido.id);</text:span><text:span text:style-name="T16"><text:line-break/></text:span><text:span text:style-name="T22">/// ```</text:span><text:span text:style-name="T16"><text:line-break/></text:span><text:span text:style-name="T15">class</text:span><text:span text:style-name="T16"> </text:span><text:span text:style-name="T20">ServicioPedidos</text:span><text:span text:style-name="T16"> {<text:line-break/> <text:s/></text:span><text:span text:style-name="T22">/// Crea un nuevo pedido con [producto] y [cantidad].</text:span><text:span text:style-name="T16"><text:line-break/> <text:s/>Pedido crearPedido(</text:span><text:span text:style-name="T19">String</text:span><text:span text:style-name="T16"> producto, </text:span><text:span text:style-name="T19">int</text:span><text:span text:style-name="T16"> cantidad) {<text:line-break/> <text:s text:c="3"/></text:span><text:span text:style-name="T22">// </text:span><text:span text:style-name="T18">TODO:</text:span><text:span text:style-name="T22"> Implementar conexión con la base de datos</text:span><text:span text:style-name="T16"><text:line-break/> <text:s text:c="3"/></text:span><text:span text:style-name="T15">return</text:span><text:span text:style-name="T16"> Pedido(producto, cantidad);<text:line-break/> <text:s/>}<text:line-break/><text:line-break/> <text:s/></text:span><text:span text:style-name="T22">/// Cancela un pedido dado su [id].</text:span><text:span text:style-name="T16"><text:line-break/> <text:s/></text:span><text:span text:style-name="T15">void</text:span><text:span text:style-name="T16"> cancelarPedido(</text:span><text:span text:style-name="T19">int</text:span><text:span text:style-name="T16"> id) {<text:line-break/> <text:s text:c="3"/></text:span><text:span text:style-name="T19">print</text:span><text:span text:style-name="T16">(</text:span><text:span text:style-name="T17">"Pedido $id cancelado"</text:span><text:span text:style-name="T16">);<text:line-break/> <text:s/>}<text:line-break/>}<text:line-break/><text:line-break/></text:span><text:span text:style-name="T15">class</text:span><text:span text:style-name="T16"> </text:span><text:span text:style-name="T20">Pedido</text:span><text:span text:style-name="T16"> {<text:line-break/> <text:s/></text:span><text:span text:style-name="T15">final</text:span><text:span text:style-name="T16"> </text:span><text:span text:style-name="T19">String</text:span><text:span text:style-name="T16"> producto;<text:line-break/> <text:s/></text:span><text:span text:style-name="T15">final</text:span><text:span text:style-name="T16"> </text:span><text:span text:style-name="T19">int</text:span><text:span text:style-name="T16"> cantidad;<text:line-break/> <text:s/></text:span><text:span text:style-name="T15">final</text:span><text:span text:style-name="T16"> </text:span><text:span text:style-name="T19">int</text:span><text:span text:style-name="T16"> id = </text:span><text:span text:style-name="T19">DateTime</text:span><text:span text:style-name="T16">.now().millisecondsSinceEpoch;<text:line-break/><text:line-break/> <text:s/>Pedido(</text:span><text:span text:style-name="T15">this</text:span><text:span text:style-name="T16">.producto, </text:span><text:span text:style-name="T15">this</text:span><text:span text:style-name="T16">.cantidad);<text:line-break/>}<text:line-break/></text:span></text:p>
          </table:table-cell>
        </table:table-row>
      </table:table>
      <text:p text:style-name="Heading_20_1"><text:bookmark text:name="_urdgrrczzajy"/>11. Crear Juegos de Prueba en Dart</text:p>
      <text:p text:style-name="Standard">En Dart, los juegos de prueba (test suites) permiten verificar que el código funciona como se espera, detectar errores antes de que lleguen a producción y mantener la calidad a largo plazo.</text:p>
      <text:p text:style-name="Standard"/>
      <text:p text:style-name="Heading_20_2"><text:bookmark text:name="_td2crsahgzv0"/>11.1. Tipos de pruebas en Dart</text:p>
      <text:list xml:id="list2325395653" text:style-name="WWNum66">
        <text:list-item>
          <text:p text:style-name="P93">Unit tests: Verifican una función o clase de forma aislada. Son rápidos y no dependen de recursos externos.</text:p>
        </text:list-item>
        <text:list-item>
          <text:p text:style-name="P93">Pruebas de integración (Dart): Comprueban cómo interactúan varias partes del código (sin interfaz gráfica).</text:p>
        </text:list-item>
        <text:list-item>
          <text:p text:style-name="P93">Pruebas de rendimiento: <text:s/>Evalúan cuánto tarda un algoritmo o función en ejecutarse.<text:line-break/></text:p>
        </text:list-item>
      </text:list>
      <text:p text:style-name="Standard">💡 En Dart no existe la distinción widget test o golden test como en Flutter; las pruebas suelen ser unitarias o de integración.</text:p>
      <text:p text:style-name="Heading_20_2"><text:bookmark text:name="_wv5q017ztng3"/>11.2. Configuración del entorno de pruebas</text:p>
      <text:p text:style-name="Standard">En el archivo pubspec.yaml, añade la dependencia de desarrollo:</text:p>
      <table:table table:name="Table74" table:style-name="Table74">
        <table:table-column table:style-name="Table74.A"/>
        <table:table-row table:style-name="Table74.1">
          <table:table-cell table:style-name="Table74.A1" office:value-type="string">
            <text:p text:style-name="P106"><text:span text:style-name="T16">dev_dependencies:<text:line-break/> <text:s/>test: </text:span><text:span text:style-name="T17">^1.25.0</text:span></text:p>
          </table:table-cell>
        </table:table-row>
      </table:table>
      <text:p text:style-name="Standard">Instala dependencias:</text:p>
      <table:table table:name="Table75" table:style-name="Table75">
        <table:table-column table:style-name="Table75.A"/>
        <table:table-row table:style-name="Table75.1">
          <table:table-cell table:style-name="Table75.A1" office:value-type="string">
            <text:p text:style-name="P106"><text:span text:style-name="T16">dart pub get</text:span></text:p>
          </table:table-cell>
        </table:table-row>
      </table:table>
      <text:p text:style-name="Heading_20_2"><text:bookmark text:name="_kwy4i5oet90"/>11.3. Estructura recomendada</text:p>
      <text:p text:style-name="Standard">mi_proyecto/</text:p>
      <text:p text:style-name="Standard"><text:s/>├─ lib/ <text:s text:c="10"/># Código fuente principal</text:p>
      <text:p text:style-name="Standard"><text:s/>│ <text:s text:c="2"/>└─ calculadora.dart</text:p>
      <text:p text:style-name="Standard"><text:s/>└─ test/ <text:s text:c="9"/># Archivos de prueba</text:p>
      <text:p text:style-name="Standard"><text:s text:c="5"/>└─ calculadora_test.dart</text:p>
      <text:p text:style-name="Standard"/>
      <text:p text:style-name="Standard">📌 Regla: Los archivos de prueba deben terminar en _test.dart para que dart test los reconozca automáticamente.</text:p>
      <text:p text:style-name="Heading_20_2"><text:bookmark text:name="_v2etraxuttai"/>11.4. Escribir pruebas unitarias</text:p>
      <text:p text:style-name="Standard">Ejemplo: código a probar (lib/calculadora.dart):</text:p>
      <table:table table:name="Table76" table:style-name="Table76">
        <table:table-column table:style-name="Table76.A"/>
        <table:table-row table:style-name="Table76.1">
          <table:table-cell table:style-name="Table76.A1" office:value-type="string">
            <text:p text:style-name="P106"><text:span text:style-name="T19">int</text:span><text:span text:style-name="T16"> sumar(</text:span><text:span text:style-name="T19">int</text:span><text:span text:style-name="T16"> a, </text:span><text:span text:style-name="T19">int</text:span><text:span text:style-name="T16"> b) =&gt; a + b;<text:line-break/><text:line-break/></text:span><text:span text:style-name="T19">double</text:span><text:span text:style-name="T16"> dividir(</text:span><text:span text:style-name="T19">int</text:span><text:span text:style-name="T16"> a, </text:span><text:span text:style-name="T19">int</text:span><text:span text:style-name="T16"> b) {<text:line-break/> <text:s/></text:span><text:span text:style-name="T15">if</text:span><text:span text:style-name="T16"> (b == </text:span><text:span text:style-name="T23">0</text:span><text:span text:style-name="T16">) </text:span><text:span text:style-name="T15">throw</text:span><text:span text:style-name="T16"> ArgumentError(</text:span><text:span text:style-name="T17">'División por cero'</text:span><text:span text:style-name="T16">);<text:line-break/> <text:s/></text:span><text:span text:style-name="T15">return</text:span><text:span text:style-name="T16"> a / b;<text:line-break/>}</text:span></text:p>
          </table:table-cell>
        </table:table-row>
      </table:table>
      <text:p text:style-name="Standard"/>
      <text:p text:style-name="Standard"><text:span text:style-name="T9">Ejemplo: pruebas (test/calculadora_test.dart):</text:span></text:p>
      <table:table table:name="Table77" table:style-name="Table77">
        <table:table-column table:style-name="Table77.A"/>
        <table:table-row table:style-name="Table77.1">
          <table:table-cell table:style-name="Table77.A1" office:value-type="string">
            <text:p text:style-name="P106"><text:span text:style-name="T15">import</text:span><text:span text:style-name="T16"> </text:span><text:span text:style-name="T17">'package:test/test.dart'</text:span><text:span text:style-name="T16">;<text:line-break/></text:span><text:span text:style-name="T15">import</text:span><text:span text:style-name="T16"> </text:span><text:span text:style-name="T17">'../lib/calculadora.dart'</text:span><text:span text:style-name="T16">;<text:line-break/><text:line-break/></text:span><text:span text:style-name="T15">void</text:span><text:span text:style-name="T16"> main() {<text:line-break/> <text:s/>group(</text:span><text:span text:style-name="T17">'Pruebas de la calculadora'</text:span><text:span text:style-name="T16">, () {<text:line-break/> <text:s text:c="3"/>test(</text:span><text:span text:style-name="T17">'Suma correcta'</text:span><text:span text:style-name="T16">, () {<text:line-break/> <text:s text:c="5"/>expect(sumar(</text:span><text:span text:style-name="T23">2</text:span><text:span text:style-name="T16">, </text:span><text:span text:style-name="T23">3</text:span><text:span text:style-name="T16">), equals(</text:span><text:span text:style-name="T23">5</text:span><text:span text:style-name="T16">));<text:line-break/> <text:s text:c="3"/>});<text:line-break/><text:line-break/> <text:s text:c="3"/>test(</text:span><text:span text:style-name="T17">'División correcta'</text:span><text:span text:style-name="T16">, () {<text:line-break/> <text:s text:c="5"/>expect(dividir(</text:span><text:span text:style-name="T23">6</text:span><text:span text:style-name="T16">, </text:span><text:span text:style-name="T23">2</text:span><text:span text:style-name="T16">), equals(</text:span><text:span text:style-name="T23">3</text:span><text:span text:style-name="T16">));<text:line-break/> <text:s text:c="3"/>});<text:line-break/><text:line-break/> <text:s text:c="3"/>test(</text:span><text:span text:style-name="T17">'División por cero lanza error'</text:span><text:span text:style-name="T16">, () {<text:line-break/> <text:s text:c="5"/>expect(() =&gt; dividir(</text:span><text:span text:style-name="T23">4</text:span><text:span text:style-name="T16">, </text:span><text:span text:style-name="T23">0</text:span><text:span text:style-name="T16">), throwsA(isA&lt;ArgumentError&gt;()));<text:line-break/> <text:s text:c="3"/>});<text:line-break/> <text:s/>});<text:line-break/>}</text:span></text:p>
          </table:table-cell>
        </table:table-row>
      </table:table>
      <text:p text:style-name="Standard"><text:span text:style-name="T9">Ejecutar:</text:span></text:p>
      <table:table table:name="Table78" table:style-name="Table78">
        <table:table-column table:style-name="Table78.A"/>
        <table:table-row table:style-name="Table78.1">
          <table:table-cell table:style-name="Table78.A1" office:value-type="string">
            <text:p text:style-name="P106"><text:span text:style-name="T16">dart </text:span><text:span text:style-name="T19">test</text:span></text:p>
          </table:table-cell>
        </table:table-row>
      </table:table>
      <text:p text:style-name="Standard"/>
      <text:p text:style-name="Heading_20_2"><text:bookmark text:name="_bktzwlqjtta"/>11.5. Pruebas con código asíncrono</text:p>
      <text:p text:style-name="Standard">En Dart, las funciones que devuelven Future deben probarse con async y await.</text:p>
      <text:p text:style-name="Standard"><text:span text:style-name="T9">Ejemplo:</text:span></text:p>
      <table:table table:name="Table79" table:style-name="Table79">
        <table:table-column table:style-name="Table79.A"/>
        <table:table-row table:style-name="Table79.1">
          <table:table-cell table:style-name="Table79.A1" office:value-type="string">
            <text:p text:style-name="P106"><text:span text:style-name="T16">Future&lt;</text:span><text:span text:style-name="T19">String</text:span><text:span text:style-name="T16">&gt; obtenerDatos() </text:span><text:span text:style-name="T15">async</text:span><text:span text:style-name="T16"> {<text:line-break/> <text:s/></text:span><text:span text:style-name="T15">await</text:span><text:span text:style-name="T16"> Future.delayed(</text:span><text:span text:style-name="T19">Duration</text:span><text:span text:style-name="T16">(milliseconds: </text:span><text:span text:style-name="T23">100</text:span><text:span text:style-name="T16">));<text:line-break/> <text:s/></text:span><text:span text:style-name="T15">return</text:span><text:span text:style-name="T16"> </text:span><text:span text:style-name="T17">"Datos recibidos"</text:span><text:span text:style-name="T16">;<text:line-break/>}<text:line-break/><text:line-break/></text:span><text:span text:style-name="T15">void</text:span><text:span text:style-name="T16"> main() {<text:line-break/> <text:s/>test(</text:span><text:span text:style-name="T17">'obtenerDatos devuelve el mensaje esperado'</text:span><text:span text:style-name="T16">, () </text:span><text:span text:style-name="T15">async</text:span><text:span text:style-name="T16"> {<text:line-break/> <text:s text:c="3"/></text:span><text:span text:style-name="T15">final</text:span><text:span text:style-name="T16"> resultado = </text:span><text:span text:style-name="T15">await</text:span><text:span text:style-name="T16"> obtenerDatos();<text:line-break/> <text:s text:c="3"/>expect(resultado, equals(</text:span><text:span text:style-name="T17">"Datos recibidos"</text:span><text:span text:style-name="T16">));<text:line-break/> <text:s/>});<text:line-break/>}</text:span></text:p>
          </table:table-cell>
        </table:table-row>
      </table:table>
      <text:p text:style-name="Standard"/>
      <text:p text:style-name="Heading_20_2"><text:bookmark text:name="_fspuefu3ke9k"/><text:soft-page-break/>11.6. Probar Streams</text:p>
      <text:p text:style-name="Standard">Un Stream puede emitir varios valores en el tiempo, por lo que se prueba con emits, emitsInOrder o expectLater.</text:p>
      <text:p text:style-name="Standard"><text:span text:style-name="T9">Ejemplo:</text:span></text:p>
      <table:table table:name="Table80" table:style-name="Table80">
        <table:table-column table:style-name="Table80.A"/>
        <table:table-row table:style-name="Table80.1">
          <table:table-cell table:style-name="Table80.A1" office:value-type="string">
            <text:p text:style-name="P106"><text:span text:style-name="T15">import</text:span><text:span text:style-name="T16"> </text:span><text:span text:style-name="T17">'dart:async'</text:span><text:span text:style-name="T16">;<text:line-break/></text:span><text:span text:style-name="T15">import</text:span><text:span text:style-name="T16"> </text:span><text:span text:style-name="T17">'package:test/test.dart'</text:span><text:span text:style-name="T16">;<text:line-break/><text:line-break/>Stream&lt;</text:span><text:span text:style-name="T19">int</text:span><text:span text:style-name="T16">&gt; contador(</text:span><text:span text:style-name="T19">int</text:span><text:span text:style-name="T16"> hasta) </text:span><text:span text:style-name="T15">async</text:span><text:span text:style-name="T16">* {<text:line-break/> <text:s/></text:span><text:span text:style-name="T15">for</text:span><text:span text:style-name="T16"> (</text:span><text:span text:style-name="T15">var</text:span><text:span text:style-name="T16"> i = </text:span><text:span text:style-name="T23">1</text:span><text:span text:style-name="T16">; i &lt;= hasta; i++) {<text:line-break/> <text:s text:c="3"/></text:span><text:span text:style-name="T15">yield</text:span><text:span text:style-name="T16"> i;<text:line-break/> <text:s/>}<text:line-break/>}<text:line-break/><text:line-break/></text:span><text:span text:style-name="T15">void</text:span><text:span text:style-name="T16"> main() {<text:line-break/> <text:s/>test(</text:span><text:span text:style-name="T17">'contador emite valores en orden'</text:span><text:span text:style-name="T16">, () {<text:line-break/> <text:s text:c="3"/>expect(contador(</text:span><text:span text:style-name="T23">3</text:span><text:span text:style-name="T16">), emitsInOrder([</text:span><text:span text:style-name="T23">1</text:span><text:span text:style-name="T16">, </text:span><text:span text:style-name="T23">2</text:span><text:span text:style-name="T16">, </text:span><text:span text:style-name="T23">3</text:span><text:span text:style-name="T16">, emitsDone]));<text:line-break/> <text:s/>});<text:line-break/>}</text:span></text:p>
          </table:table-cell>
        </table:table-row>
      </table:table>
      <text:p text:style-name="Standard"/>
      <text:p text:style-name="Heading_20_2"><text:bookmark text:name="_48xlgq5cfhcw"/>11.7. Agrupación y organización con group()</text:p>
      <text:p text:style-name="Standard">group() permite agrupar tests relacionados para mantenerlos organizados.</text:p>
      <table:table table:name="Table81" table:style-name="Table81">
        <table:table-column table:style-name="Table81.A"/>
        <table:table-row table:style-name="Table81.1">
          <table:table-cell table:style-name="Table81.A1" office:value-type="string">
            <text:p text:style-name="P106"><text:span text:style-name="T15">void</text:span><text:span text:style-name="T16"> main() {<text:line-break/> <text:s/>group(</text:span><text:span text:style-name="T17">'Operaciones matemáticas'</text:span><text:span text:style-name="T16">, () {<text:line-break/> <text:s text:c="3"/>test(</text:span><text:span text:style-name="T17">'Suma'</text:span><text:span text:style-name="T16">, () {<text:line-break/> <text:s text:c="5"/>expect(</text:span><text:span text:style-name="T23">2</text:span><text:span text:style-name="T16"> + </text:span><text:span text:style-name="T23">2</text:span><text:span text:style-name="T16">, equals(</text:span><text:span text:style-name="T23">4</text:span><text:span text:style-name="T16">));<text:line-break/> <text:s text:c="3"/>});<text:line-break/><text:line-break/> <text:s text:c="3"/>test(</text:span><text:span text:style-name="T17">'Resta'</text:span><text:span text:style-name="T16">, () {<text:line-break/> <text:s text:c="5"/>expect(</text:span><text:span text:style-name="T23">5</text:span><text:span text:style-name="T16"> - </text:span><text:span text:style-name="T23">3</text:span><text:span text:style-name="T16">, equals(</text:span><text:span text:style-name="T23">2</text:span><text:span text:style-name="T16">));<text:line-break/> <text:s text:c="3"/>});<text:line-break/> <text:s/>});<text:line-break/>}</text:span></text:p>
          </table:table-cell>
        </table:table-row>
      </table:table>
      <text:p text:style-name="Standard"/>
      <text:p text:style-name="Heading_20_2"><text:bookmark text:name="_c3f8vxn729yw"/>11.8. Uso de setUp() y tearDown()</text:p>
      <text:list xml:id="list4294304722" text:style-name="WWNum76">
        <text:list-item>
          <text:p text:style-name="P94">setUp() → se ejecuta antes de cada test.</text:p>
        </text:list-item>
        <text:list-item>
          <text:p text:style-name="P94">tearDown() → se ejecuta después de cada test.</text:p>
        </text:list-item>
      </text:list>
      <text:p text:style-name="Standard"><text:span text:style-name="T9">Ejemplo:</text:span></text:p>
      <table:table table:name="Table82" table:style-name="Table82">
        <table:table-column table:style-name="Table82.A"/>
        <table:table-row table:style-name="Table82.1">
          <table:table-cell table:style-name="Table82.A1" office:value-type="string">
            <text:p text:style-name="P106"><text:span text:style-name="T19">int</text:span><text:span text:style-name="T16"> contador = </text:span><text:span text:style-name="T23">0</text:span><text:span text:style-name="T16">;<text:line-break/><text:line-break/></text:span><text:span text:style-name="T15">void</text:span><text:span text:style-name="T16"> main() {<text:line-break/> <text:s/>setUp(() {<text:line-break/> <text:s text:c="3"/>contador = </text:span><text:span text:style-name="T23">0</text:span><text:span text:style-name="T16">; </text:span><text:span text:style-name="T22">// reiniciar antes de cada prueba</text:span><text:span text:style-name="T16"><text:line-break/> <text:s/>});<text:line-break/><text:line-break/> <text:s/>test(</text:span><text:span text:style-name="T17">'incrementa contador'</text:span><text:span text:style-name="T16">, () {<text:line-break/> <text:s text:c="3"/>contador++;<text:line-break/> <text:s text:c="3"/>expect(contador, equals(</text:span><text:span text:style-name="T23">1</text:span><text:span text:style-name="T16">));<text:line-break/> <text:s/>});<text:line-break/><text:line-break/> <text:s/>tearDown(() {<text:line-break/> <text:s text:c="3"/></text:span><text:span text:style-name="T22">// Aquí podrías cerrar conexiones o limpiar datos temporales</text:span><text:span text:style-name="T16"><text:line-break/> <text:s/>});<text:line-break/>}</text:span></text:p>
          </table:table-cell>
        </table:table-row>
      </table:table>
      <text:p text:style-name="Heading_20_2"><text:bookmark text:name="_kq4zg8l15huz"/>11.9. Pruebas con datos simulados (Mocking)</text:p>
      <text:p text:style-name="Standard">Para evitar dependencias reales (como red o base de datos), se usan clases simuladas.</text:p>
      <text:p text:style-name="Standard"><text:span text:style-name="T9">Ejemplo:</text:span></text:p>
      <table:table table:name="Table83" table:style-name="Table83">
        <table:table-column table:style-name="Table83.A"/>
        <table:table-row table:style-name="Table83.1">
          <table:table-cell table:style-name="Table83.A1" office:value-type="string">
            <text:p text:style-name="P106"><text:span text:style-name="T15">abstract</text:span><text:span text:style-name="T16"> </text:span><text:span text:style-name="T15">class</text:span><text:span text:style-name="T16"> </text:span><text:span text:style-name="T20">Api</text:span><text:span text:style-name="T16"> {<text:line-break/> <text:s/>Future&lt;</text:span><text:span text:style-name="T19">String</text:span><text:span text:style-name="T16">&gt; fetchData();<text:line-break/>}<text:line-break/><text:line-break/></text:span><text:span text:style-name="T15">class</text:span><text:span text:style-name="T16"> </text:span><text:span text:style-name="T20">ApiFake</text:span><text:span text:style-name="T16"> </text:span><text:span text:style-name="T15">implements</text:span><text:span text:style-name="T16"> </text:span><text:span text:style-name="T20">Api</text:span><text:span text:style-name="T16"> {<text:line-break/> <text:s/></text:span><text:span text:style-name="T24">@override</text:span><text:span text:style-name="T16"><text:line-break/> <text:s/>Future&lt;</text:span><text:span text:style-name="T19">String</text:span><text:span text:style-name="T16">&gt; fetchData() </text:span><text:span text:style-name="T15">async</text:span><text:span text:style-name="T16"> =&gt; </text:span><text:span text:style-name="T17">"Respuesta simulada"</text:span><text:span text:style-name="T16">;<text:line-break/>}<text:line-break/><text:line-break/></text:span><text:span text:style-name="T15">void</text:span><text:span text:style-name="T16"> main() {<text:line-break/> <text:s/>test(</text:span><text:span text:style-name="T17">'usa ApiFake para pruebas'</text:span><text:span text:style-name="T16">, () </text:span><text:span text:style-name="T15">async</text:span><text:span text:style-name="T16"> {<text:line-break/> <text:s text:c="3"/></text:span><text:span text:style-name="T15">final</text:span><text:span text:style-name="T16"> api = ApiFake();<text:line-break/> <text:s text:c="3"/></text:span><text:span text:style-name="T15">final</text:span><text:span text:style-name="T16"> datos = </text:span><text:span text:style-name="T15">await</text:span><text:span text:style-name="T16"> api.fetchData();<text:line-break/> <text:s text:c="3"/>expect(datos, equals(</text:span><text:span text:style-name="T17">"Respuesta simulada"</text:span><text:span text:style-name="T16">));<text:line-break/> <text:s/>});<text:line-break/>}</text:span></text:p>
          </table:table-cell>
        </table:table-row>
      </table:table>
      <text:p text:style-name="Standard"/>
      <text:p text:style-name="Standard">💡 Esto evita que las pruebas dependan de internet o APIs externas.</text:p>
      <text:p text:style-name="Heading_20_2"><text:bookmark text:name="_c2ns9dkihrn2"/>11.10. Medir cobertura de pruebas</text:p>
      <text:p text:style-name="Standard">Para ver qué porcentaje del código está cubierto por tests:</text:p>
      <table:table table:name="Table84" table:style-name="Table84">
        <table:table-column table:style-name="Table84.A"/>
        <table:table-row table:style-name="Table84.1">
          <table:table-cell table:style-name="Table84.A1" office:value-type="string">
            <text:p text:style-name="P106"><text:span text:style-name="T16">dart </text:span><text:span text:style-name="T19">test</text:span><text:span text:style-name="T16"> --coverage=coverage</text:span></text:p>
          </table:table-cell>
        </table:table-row>
      </table:table>
      <text:p text:style-name="Standard"/>
      <text:p text:style-name="Standard">Después, puedes generar un reporte legible con lcov:</text:p>
      <table:table table:name="Table85" table:style-name="Table85">
        <table:table-column table:style-name="Table85.A"/>
        <table:table-row table:style-name="Table85.1">
          <table:table-cell table:style-name="Table85.A1" office:value-type="string">
            <text:p text:style-name="P106"><text:span text:style-name="T16">dart pub global activate coverage<text:line-break/>dart pub global run coverage:format_coverage \<text:line-break/> <text:s/>--lcov --</text:span><text:span text:style-name="T15">in</text:span><text:span text:style-name="T16">=coverage --out=coverage/lcov.info --packages=.packages</text:span></text:p>
          </table:table-cell>
        </table:table-row>
      </table:table>
      <text:p text:style-name="Heading_20_2"><text:bookmark text:name="_731kyt49wxv2"/>11.11. Buenas prácticas en pruebas Dart</text:p>
      <text:list xml:id="list2514304556" text:style-name="WWNum21">
        <text:list-item>
          <text:p text:style-name="P95">Aislar pruebas: que no dependan del estado de otras.</text:p>
        </text:list-item>
        <text:list-item>
          <text:p text:style-name="P95">Nombrar bien: el nombre del test debe indicar claramente qué verifica.</text:p>
        </text:list-item>
        <text:list-item>
          <text:p text:style-name="P95">Cubrir casos normales y extremos: entradas válidas, límites y errores esperados.</text:p>
        </text:list-item>
        <text:list-item>
          <text:p text:style-name="P95">Evitar sleeps innecesarios: usar APIs de testing para manejar asincronía.</text:p>
        </text:list-item>
        <text:list-item>
          <text:p text:style-name="P95">Ejecutar las pruebas antes de cada commit para detectar errores a tiempo.<text:line-break/></text:p>
        </text:list-item>
      </text:list>
      <text:p text:style-name="Standard">📖 Resumen del Punto 11</text:p>
      <text:list xml:id="list511236821" text:style-name="WWNum8">
        <text:list-item>
          <text:p text:style-name="P96">Usa package:test para escribir y ejecutar pruebas en Dart.</text:p>
        </text:list-item>
        <text:list-item>
          <text:p text:style-name="P96">Agrupa y organiza las pruebas con group(), setUp() y tearDown().</text:p>
        </text:list-item>
        <text:list-item>
          <text:p text:style-name="P96">Maneja correctamente asincronía con async/await y Streams con emitsInOrder.</text:p>
        </text:list-item>
        <text:list-item>
          <text:p text:style-name="P96">Simula dependencias externas con clases fake o mocks.</text:p>
        </text:list-item>
        <text:list-item>
          <text:p text:style-name="P96">Mide la cobertura y mantén las pruebas actualizadas.</text:p>
        </text:list-item>
      </text:list>
      <text:p text:style-name="Heading_20_1"><text:bookmark text:name="_lni3x1tq8za6"/>12. Recursos</text:p>
      <text:p text:style-name="Standard">Dart cuenta con una amplia comunidad y recursos oficiales y no oficiales que facilitan su aprendizaje y aplicación profesional. Aquí tienes una selección organizada por tipo de recurso.</text:p>
      <text:p text:style-name="Heading_20_2"><text:bookmark text:name="_nbw6ltfz3c9o"/>12.1. Documentación oficial y guías</text:p>
      <text:list xml:id="list3127237039" text:style-name="WWNum74">
        <text:list-item>
          <text:p text:style-name="P97">Página oficial de Dart: <text:a xlink:type="simple" xlink:href="https://dart.dev" text:style-name="ListLabel_20_703" text:visited-style-name="ListLabel_20_703"><text:span text:style-name="T21">https://dart.dev</text:span></text:a></text:p>
        </text:list-item>
        <text:list-item>
          <text:p text:style-name="P97">Guía de lenguaje Dart <text:a xlink:type="simple" xlink:href="https://dart.dev/guides/language" text:style-name="ListLabel_20_703" text:visited-style-name="ListLabel_20_703"><text:span text:style-name="T21">https://dart.dev/guides/language</text:span></text:a></text:p>
        </text:list-item>
        <text:list-item>
          <text:p text:style-name="P97">API de Dart <text:a xlink:type="simple" xlink:href="https://api.dart.dev" text:style-name="ListLabel_20_703" text:visited-style-name="ListLabel_20_703"><text:span text:style-name="T21">https://api.dart.dev</text:span></text:a></text:p>
        </text:list-item>
        <text:list-item>
          <text:p text:style-name="P97">Guía de Null Safety: Explicación de cómo funciona la seguridad contra valores nulos en Dart. <text:a xlink:type="simple" xlink:href="https://dart.dev/null-safety" text:style-name="ListLabel_20_703" text:visited-style-name="ListLabel_20_703"><text:span text:style-name="T21">https://dart.dev/null-safety</text:span></text:a></text:p>
        </text:list-item>
      </text:list>
      <text:p text:style-name="P10"/>
      <text:p text:style-name="Heading_20_2"><text:bookmark text:name="_cz8htn7lsewl"/>12.2. Tutoriales y cursos interactivos</text:p>
      <text:list xml:id="list522734291" text:style-name="WWNum35">
        <text:list-item>
          <text:p text:style-name="P98">DartPad (editor online): <text:s/>Permite escribir, ejecutar y compartir código Dart directamente en el navegador. <text:a xlink:type="simple" xlink:href="https://dartpad.dev" text:style-name="ListLabel_20_703" text:visited-style-name="ListLabel_20_703"><text:span text:style-name="T21">https://dartpad.dev</text:span></text:a></text:p>
        </text:list-item>
        <text:list-item>
          <text:p text:style-name="P98">Tour of the Dart Language: Recorrido interactivo por las principales características del lenguaje. <text:a xlink:type="simple" xlink:href="https://dart.dev/guides/language/language-tour" text:style-name="ListLabel_20_703" text:visited-style-name="ListLabel_20_703"><text:span text:style-name="T21">https://dart.dev/guides/language/language-tour</text:span></text:a></text:p>
        </text:list-item>
        <text:list-item>
          <text:p text:style-name="P98">Ejercicios de práctica en Dart: Colección de retos para practicar programación en Dart <text:a xlink:type="simple" xlink:href="https://dart.dev/codelabs" text:style-name="ListLabel_20_703" text:visited-style-name="ListLabel_20_703"><text:span text:style-name="T21">https://dart.dev/codelabs</text:span></text:a></text:p>
        </text:list-item>
      </text:list>
      <text:p text:style-name="Heading_20_2"><text:bookmark text:name="_lolb3dxr29x5"/>12.3. Herramientas y utilidades</text:p>
      <text:list xml:id="list1289174733" text:style-name="WWNum51">
        <text:list-item>
          <text:p text:style-name="P99">Dart SDK <text:a xlink:type="simple" xlink:href="https://dart.dev/get-dart" text:style-name="ListLabel_20_703" text:visited-style-name="ListLabel_20_703"><text:span text:style-name="T21">https://dart.dev/get-dart</text:span></text:a></text:p>
        </text:list-item>
        <text:list-item>
          <text:p text:style-name="P99">Paquetes y librerías en pub.dev: Repositorio oficial de paquetes de Dart y Flutter, con buscador y documentación. <text:a xlink:type="simple" xlink:href="https://pub.dev" text:style-name="ListLabel_20_703" text:visited-style-name="ListLabel_20_703"><text:span text:style-name="T21">https://pub.dev</text:span></text:a></text:p>
        </text:list-item>
        <text:list-item>
          <text:p text:style-name="P99">Dart Analyzer <text:s/>Herramienta para revisar y mantener calidad de código, integrada en el SDK.<text:line-break/><text:a xlink:type="simple" xlink:href="https://dart.dev/tools/dart-analyze" text:style-name="ListLabel_20_703" text:visited-style-name="ListLabel_20_703"><text:span text:style-name="T21">https://dart.dev/tools/dart-analyze</text:span></text:a></text:p>
        </text:list-item>
        <text:list-item>
          <text:p text:style-name="P99"><text:soft-page-break/>Dart Formatter: Formatea automáticamente el código siguiendo las guías oficiales de estilo.<text:line-break/> <text:a xlink:type="simple" xlink:href="https://dart.dev/tools/dart-format" text:style-name="ListLabel_20_703" text:visited-style-name="ListLabel_20_703"><text:span text:style-name="T21">https://dart.dev/tools/dart-format</text:span></text:a></text:p>
        </text:list-item>
      </text:list>
      <text:p text:style-name="Heading_20_2"><text:bookmark text:name="_g480jnuaev9c"/>12.4. Comunidad y soporte</text:p>
      <text:list xml:id="list869770564" text:style-name="WWNum43">
        <text:list-item>
          <text:p text:style-name="P100">Foro oficial de Dart (Dart Discussions)<text:a xlink:type="simple" xlink:href="https://github.com/dart-lang/sdk/discussions" text:style-name="ListLabel_20_703" text:visited-style-name="ListLabel_20_703"><text:span text:style-name="T21"> https://github.com/dart-lang/sdk/discussions</text:span></text:a></text:p>
        </text:list-item>
        <text:list-item>
          <text:p text:style-name="P100">Stack Overflow (etiqueta Dart) <text:a xlink:type="simple" xlink:href="https://stackoverflow.com/questions/tagged/dart" text:style-name="ListLabel_20_703" text:visited-style-name="ListLabel_20_703"><text:span text:style-name="T21">https://stackoverflow.com/questions/tagged/dart</text:span></text:a></text:p>
        </text:list-item>
        <text:list-item>
          <text:p text:style-name="P100">Twitter/X oficial de Dart<text:line-break/> Noticias, actualizaciones y recursos publicados por el equipo oficial.<text:line-break/> URL:<text:a xlink:type="simple" xlink:href="https://twitter.com/dart_lang" text:style-name="ListLabel_20_703" text:visited-style-name="ListLabel_20_703"><text:span text:style-name="T21"> https://twitter.com/dart_lang</text:span></text:a></text:p>
        </text:list-item>
      </text:list>
      <text:p text:style-name="Heading_20_2"><text:bookmark text:name="_x0t8nrvjuwjl"/>12.5. Blogs y artículos recomendados</text:p>
      <text:list xml:id="list3622596835" text:style-name="WWNum50">
        <text:list-item>
          <text:p text:style-name="P101">Medium - Dart Language <text:a xlink:type="simple" xlink:href="https://medium.com/tag/dart" text:style-name="ListLabel_20_703" text:visited-style-name="ListLabel_20_703"><text:span text:style-name="T21">https://medium.com/tag/dart</text:span></text:a></text:p>
        </text:list-item>
        <text:list-item>
          <text:p text:style-name="P101">Dart en dev.to <text:s/><text:a xlink:type="simple" xlink:href="https://dev.to/t/dart" text:style-name="ListLabel_20_703" text:visited-style-name="ListLabel_20_703"><text:span text:style-name="T21">https://dev.to/t/da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03" style:display-name="ListLabel 70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9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0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text:tab/><text:tab/>Unidad 07. Introducción a Dart</text:span></text:p>
      </style:header>
      <style:footer>
        <text:p text:style-name="MP4"><text:span text:style-name="MT1">CFGS DAM<text:tab/><text:tab/>Unidad 07 - Página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5" meta:image-count="4" meta:object-count="0" meta:page-count="13" meta:paragraph-count="565" meta:word-count="5225" meta:character-count="34000" meta:non-whitespace-character-count="28736"/>
    <meta:generator>LibreOfficeDev/6.0.5.2$Linux_X86_64 LibreOffice_project/</meta:generator>
  </office:meta>
</office:document-meta>
</file>